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113.7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atistics_energy_per_unit_of_ti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energyk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00.00000000034" calcext:value-type="float">
            <text:p>5000.00000000034</text:p>
          </table:table-cell>
          <table:table-cell office:value-type="float" office:value="0" calcext:value-type="float">
            <text:p>0</text:p>
          </table:table-cell>
          <table:table-cell office:value-type="float" office:value="5000.00000000034" calcext:value-type="float">
            <text:p>5000.00000000034</text:p>
          </table:table-cell>
          <table:table-cell office:value-type="float" office:value="1.16943486280297E-019" calcext:value-type="float">
            <text:p>1.16943486280297E-19</text:p>
          </table:table-cell>
          <table:table-cell/>
          <table:table-cell table:formula="of:=ABS((SUM([.D2:.D351])-5000*351)/351)" office:value-type="float" office:value="78.6740107678018" calcext:value-type="float">
            <text:p>78.674010767801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000.20501419072" calcext:value-type="float">
            <text:p>5000.20501419072</text:p>
          </table:table-cell>
          <table:table-cell office:value-type="float" office:value="-0.612316952617342" calcext:value-type="float">
            <text:p>-0.612316952617342</text:p>
          </table:table-cell>
          <table:table-cell office:value-type="float" office:value="4999.59269723811" calcext:value-type="float">
            <text:p>4999.59269723811</text:p>
          </table:table-cell>
          <table:table-cell office:value-type="float" office:value="0.165895539845197" calcext:value-type="float">
            <text:p>0.165895539845197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009.72358187673" calcext:value-type="float">
            <text:p>5009.72358187673</text:p>
          </table:table-cell>
          <table:table-cell office:value-type="float" office:value="-20.7808368433776" calcext:value-type="float">
            <text:p>-20.7808368433776</text:p>
          </table:table-cell>
          <table:table-cell office:value-type="float" office:value="4988.94274503335" calcext:value-type="float">
            <text:p>4988.94274503335</text:p>
          </table:table-cell>
          <table:table-cell office:value-type="float" office:value="122.262887397454" calcext:value-type="float">
            <text:p>122.262887397454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039.56856286699" calcext:value-type="float">
            <text:p>5039.56856286699</text:p>
          </table:table-cell>
          <table:table-cell office:value-type="float" office:value="-85.0499552436739" calcext:value-type="float">
            <text:p>-85.0499552436739</text:p>
          </table:table-cell>
          <table:table-cell office:value-type="float" office:value="4954.51860762332" calcext:value-type="float">
            <text:p>4954.51860762332</text:p>
          </table:table-cell>
          <table:table-cell office:value-type="float" office:value="2068.55705252174" calcext:value-type="float">
            <text:p>2068.55705252174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5053.22485902007" calcext:value-type="float">
            <text:p>5053.22485902007</text:p>
          </table:table-cell>
          <table:table-cell office:value-type="float" office:value="-103.067015542467" calcext:value-type="float">
            <text:p>-103.067015542467</text:p>
          </table:table-cell>
          <table:table-cell office:value-type="float" office:value="4950.1578434776" calcext:value-type="float">
            <text:p>4950.1578434776</text:p>
          </table:table-cell>
          <table:table-cell office:value-type="float" office:value="2484.24056680349" calcext:value-type="float">
            <text:p>2484.24056680349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053.48144821339" calcext:value-type="float">
            <text:p>5053.48144821339</text:p>
          </table:table-cell>
          <table:table-cell office:value-type="float" office:value="-87.3343829348408" calcext:value-type="float">
            <text:p>-87.3343829348408</text:p>
          </table:table-cell>
          <table:table-cell office:value-type="float" office:value="4966.14706527855" calcext:value-type="float">
            <text:p>4966.14706527855</text:p>
          </table:table-cell>
          <table:table-cell office:value-type="float" office:value="1146.02118925462" calcext:value-type="float">
            <text:p>1146.02118925462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064.43285529956" calcext:value-type="float">
            <text:p>5064.43285529956</text:p>
          </table:table-cell>
          <table:table-cell office:value-type="float" office:value="-105.40700339182" calcext:value-type="float">
            <text:p>-105.40700339182</text:p>
          </table:table-cell>
          <table:table-cell office:value-type="float" office:value="4959.02585190774" calcext:value-type="float">
            <text:p>4959.02585190774</text:p>
          </table:table-cell>
          <table:table-cell office:value-type="float" office:value="1678.88081188625" calcext:value-type="float">
            <text:p>1678.88081188625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068.73665801723" calcext:value-type="float">
            <text:p>5068.73665801723</text:p>
          </table:table-cell>
          <table:table-cell office:value-type="float" office:value="-114.734040104992" calcext:value-type="float">
            <text:p>-114.734040104992</text:p>
          </table:table-cell>
          <table:table-cell office:value-type="float" office:value="4954.00261791224" calcext:value-type="float">
            <text:p>4954.00261791224</text:p>
          </table:table-cell>
          <table:table-cell office:value-type="float" office:value="2115.75915892733" calcext:value-type="float">
            <text:p>2115.75915892733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069.31947243796" calcext:value-type="float">
            <text:p>5069.31947243796</text:p>
          </table:table-cell>
          <table:table-cell office:value-type="float" office:value="-129.708614230724" calcext:value-type="float">
            <text:p>-129.708614230724</text:p>
          </table:table-cell>
          <table:table-cell office:value-type="float" office:value="4939.61085820724" calcext:value-type="float">
            <text:p>4939.61085820724</text:p>
          </table:table-cell>
          <table:table-cell office:value-type="float" office:value="3646.84844646616" calcext:value-type="float">
            <text:p>3646.84844646616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070.3593700786" calcext:value-type="float">
            <text:p>5070.3593700786</text:p>
          </table:table-cell>
          <table:table-cell office:value-type="float" office:value="-126.739302994244" calcext:value-type="float">
            <text:p>-126.739302994244</text:p>
          </table:table-cell>
          <table:table-cell office:value-type="float" office:value="4943.62006708436" calcext:value-type="float">
            <text:p>4943.62006708436</text:p>
          </table:table-cell>
          <table:table-cell office:value-type="float" office:value="3178.69683557227" calcext:value-type="float">
            <text:p>3178.6968355722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70.29784103342" calcext:value-type="float">
            <text:p>5070.29784103342</text:p>
          </table:table-cell>
          <table:table-cell office:value-type="float" office:value="-127.193838402238" calcext:value-type="float">
            <text:p>-127.193838402238</text:p>
          </table:table-cell>
          <table:table-cell office:value-type="float" office:value="4943.10400263119" calcext:value-type="float">
            <text:p>4943.10400263119</text:p>
          </table:table-cell>
          <table:table-cell office:value-type="float" office:value="3237.15451659212" calcext:value-type="float">
            <text:p>3237.154516592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61.84468609331" calcext:value-type="float">
            <text:p>5061.84468609331</text:p>
          </table:table-cell>
          <table:table-cell office:value-type="float" office:value="-116.170250725075" calcext:value-type="float">
            <text:p>-116.170250725075</text:p>
          </table:table-cell>
          <table:table-cell office:value-type="float" office:value="4945.67443536824" calcext:value-type="float">
            <text:p>4945.67443536824</text:p>
          </table:table-cell>
          <table:table-cell office:value-type="float" office:value="2951.26697255995" calcext:value-type="float">
            <text:p>2951.26697255995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5087.18962396662" calcext:value-type="float">
            <text:p>5087.18962396662</text:p>
          </table:table-cell>
          <table:table-cell office:value-type="float" office:value="-145.426510525156" calcext:value-type="float">
            <text:p>-145.426510525156</text:p>
          </table:table-cell>
          <table:table-cell office:value-type="float" office:value="4941.76311344147" calcext:value-type="float">
            <text:p>4941.76311344147</text:p>
          </table:table-cell>
          <table:table-cell office:value-type="float" office:value="3391.53495603156" calcext:value-type="float">
            <text:p>3391.53495603156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5084.58850361853" calcext:value-type="float">
            <text:p>5084.58850361853</text:p>
          </table:table-cell>
          <table:table-cell office:value-type="float" office:value="-153.104530811022" calcext:value-type="float">
            <text:p>-153.104530811022</text:p>
          </table:table-cell>
          <table:table-cell office:value-type="float" office:value="4931.48397280751" calcext:value-type="float">
            <text:p>4931.48397280751</text:p>
          </table:table-cell>
          <table:table-cell office:value-type="float" office:value="4694.44598224273" calcext:value-type="float">
            <text:p>4694.44598224273</text:p>
          </table:table-cell>
          <table:table-cell table:number-columns-repeated="2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5074.82897163962" calcext:value-type="float">
            <text:p>5074.82897163962</text:p>
          </table:table-cell>
          <table:table-cell office:value-type="float" office:value="-123.239221688326" calcext:value-type="float">
            <text:p>-123.239221688326</text:p>
          </table:table-cell>
          <table:table-cell office:value-type="float" office:value="4951.58974995129" calcext:value-type="float">
            <text:p>4951.58974995129</text:p>
          </table:table-cell>
          <table:table-cell office:value-type="float" office:value="2343.55230977825" calcext:value-type="float">
            <text:p>2343.55230977825</text:p>
          </table:table-cell>
          <table:table-cell table:number-columns-repeated="2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5050.66094673825" calcext:value-type="float">
            <text:p>5050.66094673825</text:p>
          </table:table-cell>
          <table:table-cell office:value-type="float" office:value="-94.1463506412292" calcext:value-type="float">
            <text:p>-94.1463506412292</text:p>
          </table:table-cell>
          <table:table-cell office:value-type="float" office:value="4956.51459609702" calcext:value-type="float">
            <text:p>4956.51459609702</text:p>
          </table:table-cell>
          <table:table-cell office:value-type="float" office:value="1890.98035260528" calcext:value-type="float">
            <text:p>1890.98035260528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074.94373613858" calcext:value-type="float">
            <text:p>5074.94373613858</text:p>
          </table:table-cell>
          <table:table-cell office:value-type="float" office:value="-146.982127777758" calcext:value-type="float">
            <text:p>-146.982127777758</text:p>
          </table:table-cell>
          <table:table-cell office:value-type="float" office:value="4927.96160836082" calcext:value-type="float">
            <text:p>4927.96160836082</text:p>
          </table:table-cell>
          <table:table-cell office:value-type="float" office:value="5189.52986995938" calcext:value-type="float">
            <text:p>5189.52986995938</text:p>
          </table:table-cell>
          <table:table-cell table:number-columns-repeated="2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5081.60309332016" calcext:value-type="float">
            <text:p>5081.60309332016</text:p>
          </table:table-cell>
          <table:table-cell office:value-type="float" office:value="-146.586265271624" calcext:value-type="float">
            <text:p>-146.586265271624</text:p>
          </table:table-cell>
          <table:table-cell office:value-type="float" office:value="4935.01682804854" calcext:value-type="float">
            <text:p>4935.01682804854</text:p>
          </table:table-cell>
          <table:table-cell office:value-type="float" office:value="4222.81263687284" calcext:value-type="float">
            <text:p>4222.81263687284</text:p>
          </table:table-cell>
          <table:table-cell table:number-columns-repeated="2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5069.14705043925" calcext:value-type="float">
            <text:p>5069.14705043925</text:p>
          </table:table-cell>
          <table:table-cell office:value-type="float" office:value="-140.858066680092" calcext:value-type="float">
            <text:p>-140.858066680092</text:p>
          </table:table-cell>
          <table:table-cell office:value-type="float" office:value="4928.28898375915" calcext:value-type="float">
            <text:p>4928.28898375915</text:p>
          </table:table-cell>
          <table:table-cell office:value-type="float" office:value="5142.46985029504" calcext:value-type="float">
            <text:p>5142.46985029504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5060.86258842061" calcext:value-type="float">
            <text:p>5060.86258842061</text:p>
          </table:table-cell>
          <table:table-cell office:value-type="float" office:value="-128.605431374228" calcext:value-type="float">
            <text:p>-128.605431374228</text:p>
          </table:table-cell>
          <table:table-cell office:value-type="float" office:value="4932.25715704638" calcext:value-type="float">
            <text:p>4932.25715704638</text:p>
          </table:table-cell>
          <table:table-cell office:value-type="float" office:value="4589.09277143862" calcext:value-type="float">
            <text:p>4589.09277143862</text:p>
          </table:table-cell>
          <table:table-cell table:number-columns-repeated="2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5083.56875109975" calcext:value-type="float">
            <text:p>5083.56875109975</text:p>
          </table:table-cell>
          <table:table-cell office:value-type="float" office:value="-143.938445019217" calcext:value-type="float">
            <text:p>-143.938445019217</text:p>
          </table:table-cell>
          <table:table-cell office:value-type="float" office:value="4939.63030608053" calcext:value-type="float">
            <text:p>4939.63030608053</text:p>
          </table:table-cell>
          <table:table-cell office:value-type="float" office:value="3644.49994393002" calcext:value-type="float">
            <text:p>3644.4999439300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88.21222181518" calcext:value-type="float">
            <text:p>5088.21222181518</text:p>
          </table:table-cell>
          <table:table-cell office:value-type="float" office:value="-142.228822950948" calcext:value-type="float">
            <text:p>-142.228822950948</text:p>
          </table:table-cell>
          <table:table-cell office:value-type="float" office:value="4945.98339886424" calcext:value-type="float">
            <text:p>4945.98339886424</text:p>
          </table:table-cell>
          <table:table-cell office:value-type="float" office:value="2917.79319826034" calcext:value-type="float">
            <text:p>2917.79319826034</text:p>
          </table:table-cell>
          <table:table-cell table:number-columns-repeated="2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5069.56374208449" calcext:value-type="float">
            <text:p>5069.56374208449</text:p>
          </table:table-cell>
          <table:table-cell office:value-type="float" office:value="-136.715821297353" calcext:value-type="float">
            <text:p>-136.715821297353</text:p>
          </table:table-cell>
          <table:table-cell office:value-type="float" office:value="4932.84792078714" calcext:value-type="float">
            <text:p>4932.84792078714</text:p>
          </table:table-cell>
          <table:table-cell office:value-type="float" office:value="4509.40174261064" calcext:value-type="float">
            <text:p>4509.40174261064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091.96619656939" calcext:value-type="float">
            <text:p>5091.96619656939</text:p>
          </table:table-cell>
          <table:table-cell office:value-type="float" office:value="-174.318427681067" calcext:value-type="float">
            <text:p>-174.318427681067</text:p>
          </table:table-cell>
          <table:table-cell office:value-type="float" office:value="4917.64776888832" calcext:value-type="float">
            <text:p>4917.64776888832</text:p>
          </table:table-cell>
          <table:table-cell office:value-type="float" office:value="6781.88996907101" calcext:value-type="float">
            <text:p>6781.88996907101</text:p>
          </table:table-cell>
          <table:table-cell table:number-columns-repeated="2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088.28326917819" calcext:value-type="float">
            <text:p>5088.28326917819</text:p>
          </table:table-cell>
          <table:table-cell office:value-type="float" office:value="-171.94420865748" calcext:value-type="float">
            <text:p>-171.94420865748</text:p>
          </table:table-cell>
          <table:table-cell office:value-type="float" office:value="4916.33906052071" calcext:value-type="float">
            <text:p>4916.33906052071</text:p>
          </table:table-cell>
          <table:table-cell office:value-type="float" office:value="6999.15279455673" calcext:value-type="float">
            <text:p>6999.15279455673</text:p>
          </table:table-cell>
          <table:table-cell table:number-columns-repeated="2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5084.85709743743" calcext:value-type="float">
            <text:p>5084.85709743743</text:p>
          </table:table-cell>
          <table:table-cell office:value-type="float" office:value="-151.094604499182" calcext:value-type="float">
            <text:p>-151.094604499182</text:p>
          </table:table-cell>
          <table:table-cell office:value-type="float" office:value="4933.76249293824" calcext:value-type="float">
            <text:p>4933.76249293824</text:p>
          </table:table-cell>
          <table:table-cell office:value-type="float" office:value="4387.4073417561" calcext:value-type="float">
            <text:p>4387.4073417561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075.45117088832" calcext:value-type="float">
            <text:p>5075.45117088832</text:p>
          </table:table-cell>
          <table:table-cell office:value-type="float" office:value="-145.502562879451" calcext:value-type="float">
            <text:p>-145.502562879451</text:p>
          </table:table-cell>
          <table:table-cell office:value-type="float" office:value="4929.94860800887" calcext:value-type="float">
            <text:p>4929.94860800887</text:p>
          </table:table-cell>
          <table:table-cell office:value-type="float" office:value="4907.19751989483" calcext:value-type="float">
            <text:p>4907.19751989483</text:p>
          </table:table-cell>
          <table:table-cell table:number-columns-repeated="2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5072.69399139345" calcext:value-type="float">
            <text:p>5072.69399139345</text:p>
          </table:table-cell>
          <table:table-cell office:value-type="float" office:value="-129.124084716222" calcext:value-type="float">
            <text:p>-129.124084716222</text:p>
          </table:table-cell>
          <table:table-cell office:value-type="float" office:value="4943.56990667723" calcext:value-type="float">
            <text:p>4943.56990667723</text:p>
          </table:table-cell>
          <table:table-cell office:value-type="float" office:value="3184.35543241638" calcext:value-type="float">
            <text:p>3184.35543241638</text:p>
          </table:table-cell>
          <table:table-cell table:number-columns-repeated="2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5101.79574080944" calcext:value-type="float">
            <text:p>5101.79574080944</text:p>
          </table:table-cell>
          <table:table-cell office:value-type="float" office:value="-168.975314216255" calcext:value-type="float">
            <text:p>-168.975314216255</text:p>
          </table:table-cell>
          <table:table-cell office:value-type="float" office:value="4932.82042659319" calcext:value-type="float">
            <text:p>4932.82042659319</text:p>
          </table:table-cell>
          <table:table-cell office:value-type="float" office:value="4513.0950831211" calcext:value-type="float">
            <text:p>4513.0950831211</text:p>
          </table:table-cell>
          <table:table-cell table:number-columns-repeated="2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096.31500204278" calcext:value-type="float">
            <text:p>5096.31500204278</text:p>
          </table:table-cell>
          <table:table-cell office:value-type="float" office:value="-150.718937211088" calcext:value-type="float">
            <text:p>-150.718937211088</text:p>
          </table:table-cell>
          <table:table-cell office:value-type="float" office:value="4945.59606483169" calcext:value-type="float">
            <text:p>4945.59606483169</text:p>
          </table:table-cell>
          <table:table-cell office:value-type="float" office:value="2959.78816179753" calcext:value-type="float">
            <text:p>2959.78816179753</text:p>
          </table:table-cell>
          <table:table-cell table:number-columns-repeated="2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5098.5143956611" calcext:value-type="float">
            <text:p>5098.5143956611</text:p>
          </table:table-cell>
          <table:table-cell office:value-type="float" office:value="-170.809719000892" calcext:value-type="float">
            <text:p>-170.809719000892</text:p>
          </table:table-cell>
          <table:table-cell office:value-type="float" office:value="4927.70467666021" calcext:value-type="float">
            <text:p>4927.70467666021</text:p>
          </table:table-cell>
          <table:table-cell office:value-type="float" office:value="5226.61377680469" calcext:value-type="float">
            <text:p>5226.6137768046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99.89702198699" calcext:value-type="float">
            <text:p>5099.89702198699</text:p>
          </table:table-cell>
          <table:table-cell office:value-type="float" office:value="-175.310464874872" calcext:value-type="float">
            <text:p>-175.310464874872</text:p>
          </table:table-cell>
          <table:table-cell office:value-type="float" office:value="4924.58655711212" calcext:value-type="float">
            <text:p>4924.58655711212</text:p>
          </table:table-cell>
          <table:table-cell office:value-type="float" office:value="5687.18736820322" calcext:value-type="float">
            <text:p>5687.18736820322</text:p>
          </table:table-cell>
          <table:table-cell table:number-columns-repeated="2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5082.00618524371" calcext:value-type="float">
            <text:p>5082.00618524371</text:p>
          </table:table-cell>
          <table:table-cell office:value-type="float" office:value="-165.148971464959" calcext:value-type="float">
            <text:p>-165.148971464959</text:p>
          </table:table-cell>
          <table:table-cell office:value-type="float" office:value="4916.85721377875" calcext:value-type="float">
            <text:p>4916.85721377875</text:p>
          </table:table-cell>
          <table:table-cell office:value-type="float" office:value="6912.72290063285" calcext:value-type="float">
            <text:p>6912.72290063285</text:p>
          </table:table-cell>
          <table:table-cell table:number-columns-repeated="2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5083.57138163851" calcext:value-type="float">
            <text:p>5083.57138163851</text:p>
          </table:table-cell>
          <table:table-cell office:value-type="float" office:value="-156.739970165658" calcext:value-type="float">
            <text:p>-156.739970165658</text:p>
          </table:table-cell>
          <table:table-cell office:value-type="float" office:value="4926.83141147285" calcext:value-type="float">
            <text:p>4926.83141147285</text:p>
          </table:table-cell>
          <table:table-cell office:value-type="float" office:value="5353.64234705551" calcext:value-type="float">
            <text:p>5353.64234705551</text:p>
          </table:table-cell>
          <table:table-cell table:number-columns-repeated="2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5094.8059800226" calcext:value-type="float">
            <text:p>5094.8059800226</text:p>
          </table:table-cell>
          <table:table-cell office:value-type="float" office:value="-169.016918502843" calcext:value-type="float">
            <text:p>-169.016918502843</text:p>
          </table:table-cell>
          <table:table-cell office:value-type="float" office:value="4925.78906151975" calcext:value-type="float">
            <text:p>4925.78906151975</text:p>
          </table:table-cell>
          <table:table-cell office:value-type="float" office:value="5507.26339011874" calcext:value-type="float">
            <text:p>5507.26339011874</text:p>
          </table:table-cell>
          <table:table-cell table:number-columns-repeated="2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5062.31034498328" calcext:value-type="float">
            <text:p>5062.31034498328</text:p>
          </table:table-cell>
          <table:table-cell office:value-type="float" office:value="-125.716016363204" calcext:value-type="float">
            <text:p>-125.716016363204</text:p>
          </table:table-cell>
          <table:table-cell office:value-type="float" office:value="4936.59432862008" calcext:value-type="float">
            <text:p>4936.59432862008</text:p>
          </table:table-cell>
          <table:table-cell office:value-type="float" office:value="4020.27916313876" calcext:value-type="float">
            <text:p>4020.27916313876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5069.44734278786" calcext:value-type="float">
            <text:p>5069.44734278786</text:p>
          </table:table-cell>
          <table:table-cell office:value-type="float" office:value="-123.11142288984" calcext:value-type="float">
            <text:p>-123.11142288984</text:p>
          </table:table-cell>
          <table:table-cell office:value-type="float" office:value="4946.33591989802" calcext:value-type="float">
            <text:p>4946.33591989802</text:p>
          </table:table-cell>
          <table:table-cell office:value-type="float" office:value="2879.83349319156" calcext:value-type="float">
            <text:p>2879.83349319156</text:p>
          </table:table-cell>
          <table:table-cell table:number-columns-repeated="2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5085.85613133027" calcext:value-type="float">
            <text:p>5085.85613133027</text:p>
          </table:table-cell>
          <table:table-cell office:value-type="float" office:value="-160.380421471186" calcext:value-type="float">
            <text:p>-160.380421471186</text:p>
          </table:table-cell>
          <table:table-cell office:value-type="float" office:value="4925.47570985908" calcext:value-type="float">
            <text:p>4925.47570985908</text:p>
          </table:table-cell>
          <table:table-cell office:value-type="float" office:value="5553.86982100791" calcext:value-type="float">
            <text:p>5553.86982100791</text:p>
          </table:table-cell>
          <table:table-cell table:number-columns-repeated="2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5068.19981164158" calcext:value-type="float">
            <text:p>5068.19981164158</text:p>
          </table:table-cell>
          <table:table-cell office:value-type="float" office:value="-148.415839075581" calcext:value-type="float">
            <text:p>-148.415839075581</text:p>
          </table:table-cell>
          <table:table-cell office:value-type="float" office:value="4919.783972566" calcext:value-type="float">
            <text:p>4919.783972566</text:p>
          </table:table-cell>
          <table:table-cell office:value-type="float" office:value="6434.61105729273" calcext:value-type="float">
            <text:p>6434.61105729273</text:p>
          </table:table-cell>
          <table:table-cell table:number-columns-repeated="2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5108.01687474323" calcext:value-type="float">
            <text:p>5108.01687474323</text:p>
          </table:table-cell>
          <table:table-cell office:value-type="float" office:value="-194.243717607275" calcext:value-type="float">
            <text:p>-194.243717607275</text:p>
          </table:table-cell>
          <table:table-cell office:value-type="float" office:value="4913.77315713596" calcext:value-type="float">
            <text:p>4913.77315713596</text:p>
          </table:table-cell>
          <table:table-cell office:value-type="float" office:value="7435.06843030032" calcext:value-type="float">
            <text:p>7435.06843030032</text:p>
          </table:table-cell>
          <table:table-cell table:number-columns-repeated="2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5106.35870220459" calcext:value-type="float">
            <text:p>5106.35870220459</text:p>
          </table:table-cell>
          <table:table-cell office:value-type="float" office:value="-174.087475916816" calcext:value-type="float">
            <text:p>-174.087475916816</text:p>
          </table:table-cell>
          <table:table-cell office:value-type="float" office:value="4932.27122628777" calcext:value-type="float">
            <text:p>4932.27122628777</text:p>
          </table:table-cell>
          <table:table-cell office:value-type="float" office:value="4587.18678856229" calcext:value-type="float">
            <text:p>4587.1867885622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91.59735782728" calcext:value-type="float">
            <text:p>5091.59735782728</text:p>
          </table:table-cell>
          <table:table-cell office:value-type="float" office:value="-167.302207684799" calcext:value-type="float">
            <text:p>-167.302207684799</text:p>
          </table:table-cell>
          <table:table-cell office:value-type="float" office:value="4924.29515014248" calcext:value-type="float">
            <text:p>4924.29515014248</text:p>
          </table:table-cell>
          <table:table-cell office:value-type="float" office:value="5731.22429194903" calcext:value-type="float">
            <text:p>5731.22429194903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5097.19876026012" calcext:value-type="float">
            <text:p>5097.19876026012</text:p>
          </table:table-cell>
          <table:table-cell office:value-type="float" office:value="-168.550393662314" calcext:value-type="float">
            <text:p>-168.550393662314</text:p>
          </table:table-cell>
          <table:table-cell office:value-type="float" office:value="4928.6483665978" calcext:value-type="float">
            <text:p>4928.6483665978</text:p>
          </table:table-cell>
          <table:table-cell office:value-type="float" office:value="5091.05558916177" calcext:value-type="float">
            <text:p>5091.05558916177</text:p>
          </table:table-cell>
          <table:table-cell table:number-columns-repeated="2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5083.99290624902" calcext:value-type="float">
            <text:p>5083.99290624902</text:p>
          </table:table-cell>
          <table:table-cell office:value-type="float" office:value="-151.763633346482" calcext:value-type="float">
            <text:p>-151.763633346482</text:p>
          </table:table-cell>
          <table:table-cell office:value-type="float" office:value="4932.22927290254" calcext:value-type="float">
            <text:p>4932.22927290254</text:p>
          </table:table-cell>
          <table:table-cell office:value-type="float" office:value="4592.87145131898" calcext:value-type="float">
            <text:p>4592.87145131898</text:p>
          </table:table-cell>
          <table:table-cell table:number-columns-repeated="2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5097.43517515341" calcext:value-type="float">
            <text:p>5097.43517515341</text:p>
          </table:table-cell>
          <table:table-cell office:value-type="float" office:value="-197.286903673777" calcext:value-type="float">
            <text:p>-197.286903673777</text:p>
          </table:table-cell>
          <table:table-cell office:value-type="float" office:value="4900.14827147963" calcext:value-type="float">
            <text:p>4900.14827147963</text:p>
          </table:table-cell>
          <table:table-cell office:value-type="float" office:value="9970.36768850508" calcext:value-type="float">
            <text:p>9970.36768850508</text:p>
          </table:table-cell>
          <table:table-cell table:number-columns-repeated="2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5099.31646888641" calcext:value-type="float">
            <text:p>5099.31646888641</text:p>
          </table:table-cell>
          <table:table-cell office:value-type="float" office:value="-165.102803370977" calcext:value-type="float">
            <text:p>-165.102803370977</text:p>
          </table:table-cell>
          <table:table-cell office:value-type="float" office:value="4934.21366551544" calcext:value-type="float">
            <text:p>4934.21366551544</text:p>
          </table:table-cell>
          <table:table-cell office:value-type="float" office:value="4327.84180491501" calcext:value-type="float">
            <text:p>4327.84180491501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5085.23545366183" calcext:value-type="float">
            <text:p>5085.23545366183</text:p>
          </table:table-cell>
          <table:table-cell office:value-type="float" office:value="-135.699308583614" calcext:value-type="float">
            <text:p>-135.699308583614</text:p>
          </table:table-cell>
          <table:table-cell office:value-type="float" office:value="4949.53614507821" calcext:value-type="float">
            <text:p>4949.53614507821</text:p>
          </table:table-cell>
          <table:table-cell office:value-type="float" office:value="2546.60065356708" calcext:value-type="float">
            <text:p>2546.60065356708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5105.07081321998" calcext:value-type="float">
            <text:p>5105.07081321998</text:p>
          </table:table-cell>
          <table:table-cell office:value-type="float" office:value="-193.099061878741" calcext:value-type="float">
            <text:p>-193.099061878741</text:p>
          </table:table-cell>
          <table:table-cell office:value-type="float" office:value="4911.97175134124" calcext:value-type="float">
            <text:p>4911.97175134124</text:p>
          </table:table-cell>
          <table:table-cell office:value-type="float" office:value="7748.97256192917" calcext:value-type="float">
            <text:p>7748.97256192917</text:p>
          </table:table-cell>
          <table:table-cell table:number-columns-repeated="2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5083.09534473201" calcext:value-type="float">
            <text:p>5083.09534473201</text:p>
          </table:table-cell>
          <table:table-cell office:value-type="float" office:value="-144.501508337911" calcext:value-type="float">
            <text:p>-144.501508337911</text:p>
          </table:table-cell>
          <table:table-cell office:value-type="float" office:value="4938.5938363941" calcext:value-type="float">
            <text:p>4938.5938363941</text:p>
          </table:table-cell>
          <table:table-cell office:value-type="float" office:value="3770.71692879506" calcext:value-type="float">
            <text:p>3770.71692879506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5104.14642413878" calcext:value-type="float">
            <text:p>5104.14642413878</text:p>
          </table:table-cell>
          <table:table-cell office:value-type="float" office:value="-192.01821104187" calcext:value-type="float">
            <text:p>-192.01821104187</text:p>
          </table:table-cell>
          <table:table-cell office:value-type="float" office:value="4912.12821309691" calcext:value-type="float">
            <text:p>4912.12821309691</text:p>
          </table:table-cell>
          <table:table-cell office:value-type="float" office:value="7721.45093354185" calcext:value-type="float">
            <text:p>7721.4509335418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09.00349693215" calcext:value-type="float">
            <text:p>5109.00349693215</text:p>
          </table:table-cell>
          <table:table-cell office:value-type="float" office:value="-188.013636679954" calcext:value-type="float">
            <text:p>-188.013636679954</text:p>
          </table:table-cell>
          <table:table-cell office:value-type="float" office:value="4920.98986025219" calcext:value-type="float">
            <text:p>4920.98986025219</text:p>
          </table:table-cell>
          <table:table-cell office:value-type="float" office:value="6242.60218296821" calcext:value-type="float">
            <text:p>6242.60218296821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5102.08112569095" calcext:value-type="float">
            <text:p>5102.08112569095</text:p>
          </table:table-cell>
          <table:table-cell office:value-type="float" office:value="-175.703670132817" calcext:value-type="float">
            <text:p>-175.703670132817</text:p>
          </table:table-cell>
          <table:table-cell office:value-type="float" office:value="4926.37745555813" calcext:value-type="float">
            <text:p>4926.37745555813</text:p>
          </table:table-cell>
          <table:table-cell office:value-type="float" office:value="5420.27905009534" calcext:value-type="float">
            <text:p>5420.27905009534</text:p>
          </table:table-cell>
          <table:table-cell table:number-columns-repeated="2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5098.22586642629" calcext:value-type="float">
            <text:p>5098.22586642629</text:p>
          </table:table-cell>
          <table:table-cell office:value-type="float" office:value="-172.091768690162" calcext:value-type="float">
            <text:p>-172.091768690162</text:p>
          </table:table-cell>
          <table:table-cell office:value-type="float" office:value="4926.13409773613" calcext:value-type="float">
            <text:p>4926.13409773613</text:p>
          </table:table-cell>
          <table:table-cell office:value-type="float" office:value="5456.17151725551" calcext:value-type="float">
            <text:p>5456.17151725551</text:p>
          </table:table-cell>
          <table:table-cell table:number-columns-repeated="2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5075.56796485617" calcext:value-type="float">
            <text:p>5075.56796485617</text:p>
          </table:table-cell>
          <table:table-cell office:value-type="float" office:value="-146.899613075112" calcext:value-type="float">
            <text:p>-146.899613075112</text:p>
          </table:table-cell>
          <table:table-cell office:value-type="float" office:value="4928.66835178106" calcext:value-type="float">
            <text:p>4928.66835178106</text:p>
          </table:table-cell>
          <table:table-cell office:value-type="float" office:value="5088.20403763103" calcext:value-type="float">
            <text:p>5088.20403763103</text:p>
          </table:table-cell>
          <table:table-cell table:number-columns-repeated="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5101.81324195928" calcext:value-type="float">
            <text:p>5101.81324195928</text:p>
          </table:table-cell>
          <table:table-cell office:value-type="float" office:value="-172.615282989562" calcext:value-type="float">
            <text:p>-172.615282989562</text:p>
          </table:table-cell>
          <table:table-cell office:value-type="float" office:value="4929.19795896972" calcext:value-type="float">
            <text:p>4929.19795896972</text:p>
          </table:table-cell>
          <table:table-cell office:value-type="float" office:value="5012.92901405303" calcext:value-type="float">
            <text:p>5012.92901405303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110.65486785112" calcext:value-type="float">
            <text:p>5110.65486785112</text:p>
          </table:table-cell>
          <table:table-cell office:value-type="float" office:value="-193.927627220338" calcext:value-type="float">
            <text:p>-193.927627220338</text:p>
          </table:table-cell>
          <table:table-cell office:value-type="float" office:value="4916.72724063078" calcext:value-type="float">
            <text:p>4916.72724063078</text:p>
          </table:table-cell>
          <table:table-cell office:value-type="float" office:value="6934.35245296413" calcext:value-type="float">
            <text:p>6934.35245296413</text:p>
          </table:table-cell>
          <table:table-cell table:number-columns-repeated="2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5118.74242874428" calcext:value-type="float">
            <text:p>5118.74242874428</text:p>
          </table:table-cell>
          <table:table-cell office:value-type="float" office:value="-214.374945811433" calcext:value-type="float">
            <text:p>-214.374945811433</text:p>
          </table:table-cell>
          <table:table-cell office:value-type="float" office:value="4904.36748293284" calcext:value-type="float">
            <text:p>4904.36748293284</text:p>
          </table:table-cell>
          <table:table-cell office:value-type="float" office:value="9145.57832059974" calcext:value-type="float">
            <text:p>9145.57832059974</text:p>
          </table:table-cell>
          <table:table-cell table:number-columns-repeated="2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5090.29970244894" calcext:value-type="float">
            <text:p>5090.29970244894</text:p>
          </table:table-cell>
          <table:table-cell office:value-type="float" office:value="-155.169996831346" calcext:value-type="float">
            <text:p>-155.169996831346</text:p>
          </table:table-cell>
          <table:table-cell office:value-type="float" office:value="4935.1297056176" calcext:value-type="float">
            <text:p>4935.1297056176</text:p>
          </table:table-cell>
          <table:table-cell office:value-type="float" office:value="4208.15509325948" calcext:value-type="float">
            <text:p>4208.15509325948</text:p>
          </table:table-cell>
          <table:table-cell table:number-columns-repeated="2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5078.89005600147" calcext:value-type="float">
            <text:p>5078.89005600147</text:p>
          </table:table-cell>
          <table:table-cell office:value-type="float" office:value="-163.380422380787" calcext:value-type="float">
            <text:p>-163.380422380787</text:p>
          </table:table-cell>
          <table:table-cell office:value-type="float" office:value="4915.50963362069" calcext:value-type="float">
            <text:p>4915.50963362069</text:p>
          </table:table-cell>
          <table:table-cell office:value-type="float" office:value="7138.62201091084" calcext:value-type="float">
            <text:p>7138.62201091084</text:p>
          </table:table-cell>
          <table:table-cell table:number-columns-repeated="2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5097.11625407042" calcext:value-type="float">
            <text:p>5097.11625407042</text:p>
          </table:table-cell>
          <table:table-cell office:value-type="float" office:value="-157.267724966394" calcext:value-type="float">
            <text:p>-157.267724966394</text:p>
          </table:table-cell>
          <table:table-cell office:value-type="float" office:value="4939.84852910403" calcext:value-type="float">
            <text:p>4939.84852910403</text:p>
          </table:table-cell>
          <table:table-cell office:value-type="float" office:value="3618.19945094931" calcext:value-type="float">
            <text:p>3618.1994509493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78.57396565737" calcext:value-type="float">
            <text:p>5078.57396565737</text:p>
          </table:table-cell>
          <table:table-cell office:value-type="float" office:value="-131.636688376572" calcext:value-type="float">
            <text:p>-131.636688376572</text:p>
          </table:table-cell>
          <table:table-cell office:value-type="float" office:value="4946.9372772808" calcext:value-type="float">
            <text:p>4946.9372772808</text:p>
          </table:table-cell>
          <table:table-cell office:value-type="float" office:value="2815.65254237498" calcext:value-type="float">
            <text:p>2815.65254237498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5083.19126156833" calcext:value-type="float">
            <text:p>5083.19126156833</text:p>
          </table:table-cell>
          <table:table-cell office:value-type="float" office:value="-138.889498723878" calcext:value-type="float">
            <text:p>-138.889498723878</text:p>
          </table:table-cell>
          <table:table-cell office:value-type="float" office:value="4944.30176284445" calcext:value-type="float">
            <text:p>4944.30176284445</text:p>
          </table:table-cell>
          <table:table-cell office:value-type="float" office:value="3102.29362223534" calcext:value-type="float">
            <text:p>3102.29362223534</text:p>
          </table:table-cell>
          <table:table-cell table:number-columns-repeated="2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5085.56165472756" calcext:value-type="float">
            <text:p>5085.56165472756</text:p>
          </table:table-cell>
          <table:table-cell office:value-type="float" office:value="-141.447162656017" calcext:value-type="float">
            <text:p>-141.447162656017</text:p>
          </table:table-cell>
          <table:table-cell office:value-type="float" office:value="4944.11449207154" calcext:value-type="float">
            <text:p>4944.11449207154</text:p>
          </table:table-cell>
          <table:table-cell office:value-type="float" office:value="3123.1899964218" calcext:value-type="float">
            <text:p>3123.1899964218</text:p>
          </table:table-cell>
          <table:table-cell table:number-columns-repeated="2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5093.17016897132" calcext:value-type="float">
            <text:p>5093.17016897132</text:p>
          </table:table-cell>
          <table:table-cell office:value-type="float" office:value="-149.367724916369" calcext:value-type="float">
            <text:p>-149.367724916369</text:p>
          </table:table-cell>
          <table:table-cell office:value-type="float" office:value="4943.80244405495" calcext:value-type="float">
            <text:p>4943.80244405495</text:p>
          </table:table-cell>
          <table:table-cell office:value-type="float" office:value="3158.16529419695" calcext:value-type="float">
            <text:p>3158.16529419695</text:p>
          </table:table-cell>
          <table:table-cell table:number-columns-repeated="2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5086.07678674932" calcext:value-type="float">
            <text:p>5086.07678674932</text:p>
          </table:table-cell>
          <table:table-cell office:value-type="float" office:value="-142.872919935032" calcext:value-type="float">
            <text:p>-142.872919935032</text:p>
          </table:table-cell>
          <table:table-cell office:value-type="float" office:value="4943.20386681428" calcext:value-type="float">
            <text:p>4943.20386681428</text:p>
          </table:table-cell>
          <table:table-cell office:value-type="float" office:value="3225.80074484968" calcext:value-type="float">
            <text:p>3225.80074484968</text:p>
          </table:table-cell>
          <table:table-cell table:number-columns-repeated="2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046.52021860656" calcext:value-type="float">
            <text:p>5046.52021860656</text:p>
          </table:table-cell>
          <table:table-cell office:value-type="float" office:value="-82.0381901951302" calcext:value-type="float">
            <text:p>-82.0381901951302</text:p>
          </table:table-cell>
          <table:table-cell office:value-type="float" office:value="4964.48202841143" calcext:value-type="float">
            <text:p>4964.48202841143</text:p>
          </table:table-cell>
          <table:table-cell office:value-type="float" office:value="1261.52630576619" calcext:value-type="float">
            <text:p>1261.52630576619</text:p>
          </table:table-cell>
          <table:table-cell table:number-columns-repeated="2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5095.94488378832" calcext:value-type="float">
            <text:p>5095.94488378832</text:p>
          </table:table-cell>
          <table:table-cell office:value-type="float" office:value="-162.080663831241" calcext:value-type="float">
            <text:p>-162.080663831241</text:p>
          </table:table-cell>
          <table:table-cell office:value-type="float" office:value="4933.86421995708" calcext:value-type="float">
            <text:p>4933.86421995708</text:p>
          </table:table-cell>
          <table:table-cell office:value-type="float" office:value="4373.94140188604" calcext:value-type="float">
            <text:p>4373.94140188604</text:p>
          </table:table-cell>
          <table:table-cell table:number-columns-repeated="2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5083.44470114936" calcext:value-type="float">
            <text:p>5083.44470114936</text:p>
          </table:table-cell>
          <table:table-cell office:value-type="float" office:value="-144.140917004175" calcext:value-type="float">
            <text:p>-144.140917004175</text:p>
          </table:table-cell>
          <table:table-cell office:value-type="float" office:value="4939.30378414519" calcext:value-type="float">
            <text:p>4939.30378414519</text:p>
          </table:table-cell>
          <table:table-cell office:value-type="float" office:value="3684.03061909406" calcext:value-type="float">
            <text:p>3684.03061909406</text:p>
          </table:table-cell>
          <table:table-cell table:number-columns-repeated="2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5090.46031481059" calcext:value-type="float">
            <text:p>5090.46031481059</text:p>
          </table:table-cell>
          <table:table-cell office:value-type="float" office:value="-152.924645167169" calcext:value-type="float">
            <text:p>-152.924645167169</text:p>
          </table:table-cell>
          <table:table-cell office:value-type="float" office:value="4937.53566964342" calcext:value-type="float">
            <text:p>4937.53566964342</text:p>
          </table:table-cell>
          <table:table-cell office:value-type="float" office:value="3901.79256689595" calcext:value-type="float">
            <text:p>3901.79256689595</text:p>
          </table:table-cell>
          <table:table-cell table:number-columns-repeated="2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5104.33394467146" calcext:value-type="float">
            <text:p>5104.33394467146</text:p>
          </table:table-cell>
          <table:table-cell office:value-type="float" office:value="-170.372450609664" calcext:value-type="float">
            <text:p>-170.372450609664</text:p>
          </table:table-cell>
          <table:table-cell office:value-type="float" office:value="4933.9614940618" calcext:value-type="float">
            <text:p>4933.9614940618</text:p>
          </table:table-cell>
          <table:table-cell office:value-type="float" office:value="4361.08426655" calcext:value-type="float">
            <text:p>4361.0842665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83.16510441174" calcext:value-type="float">
            <text:p>5083.16510441174</text:p>
          </table:table-cell>
          <table:table-cell office:value-type="float" office:value="-144.235019396073" calcext:value-type="float">
            <text:p>-144.235019396073</text:p>
          </table:table-cell>
          <table:table-cell office:value-type="float" office:value="4938.93008501566" calcext:value-type="float">
            <text:p>4938.93008501566</text:p>
          </table:table-cell>
          <table:table-cell office:value-type="float" office:value="3729.534516194" calcext:value-type="float">
            <text:p>3729.534516194</text:p>
          </table:table-cell>
          <table:table-cell table:number-columns-repeated="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5080.65028477156" calcext:value-type="float">
            <text:p>5080.65028477156</text:p>
          </table:table-cell>
          <table:table-cell office:value-type="float" office:value="-141.803074701476" calcext:value-type="float">
            <text:p>-141.803074701476</text:p>
          </table:table-cell>
          <table:table-cell office:value-type="float" office:value="4938.84721007008" calcext:value-type="float">
            <text:p>4938.84721007008</text:p>
          </table:table-cell>
          <table:table-cell office:value-type="float" office:value="3739.66371621258" calcext:value-type="float">
            <text:p>3739.66371621258</text:p>
          </table:table-cell>
          <table:table-cell table:number-columns-repeated="2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5076.55559740814" calcext:value-type="float">
            <text:p>5076.55559740814</text:p>
          </table:table-cell>
          <table:table-cell office:value-type="float" office:value="-137.249646723208" calcext:value-type="float">
            <text:p>-137.249646723208</text:p>
          </table:table-cell>
          <table:table-cell office:value-type="float" office:value="4939.30595068493" calcext:value-type="float">
            <text:p>4939.30595068493</text:p>
          </table:table-cell>
          <table:table-cell office:value-type="float" office:value="3683.7676222601" calcext:value-type="float">
            <text:p>3683.7676222601</text:p>
          </table:table-cell>
          <table:table-cell table:number-columns-repeated="2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5093.67408617196" calcext:value-type="float">
            <text:p>5093.67408617196</text:p>
          </table:table-cell>
          <table:table-cell office:value-type="float" office:value="-162.980850273615" calcext:value-type="float">
            <text:p>-162.980850273615</text:p>
          </table:table-cell>
          <table:table-cell office:value-type="float" office:value="4930.69323589834" calcext:value-type="float">
            <text:p>4930.69323589834</text:p>
          </table:table-cell>
          <table:table-cell office:value-type="float" office:value="4803.42755024284" calcext:value-type="float">
            <text:p>4803.42755024284</text:p>
          </table:table-cell>
          <table:table-cell table:number-columns-repeated="2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5085.59894565753" calcext:value-type="float">
            <text:p>5085.59894565753</text:p>
          </table:table-cell>
          <table:table-cell office:value-type="float" office:value="-154.95261782608" calcext:value-type="float">
            <text:p>-154.95261782608</text:p>
          </table:table-cell>
          <table:table-cell office:value-type="float" office:value="4930.64632783145" calcext:value-type="float">
            <text:p>4930.64632783145</text:p>
          </table:table-cell>
          <table:table-cell office:value-type="float" office:value="4809.93184326214" calcext:value-type="float">
            <text:p>4809.93184326214</text:p>
          </table:table-cell>
          <table:table-cell table:number-columns-repeated="2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087.46617867264" calcext:value-type="float">
            <text:p>5087.46617867264</text:p>
          </table:table-cell>
          <table:table-cell office:value-type="float" office:value="-140.512857319362" calcext:value-type="float">
            <text:p>-140.512857319362</text:p>
          </table:table-cell>
          <table:table-cell office:value-type="float" office:value="4946.95332135328" calcext:value-type="float">
            <text:p>4946.95332135328</text:p>
          </table:table-cell>
          <table:table-cell office:value-type="float" office:value="2813.95011544833" calcext:value-type="float">
            <text:p>2813.95011544833</text:p>
          </table:table-cell>
          <table:table-cell table:number-columns-repeated="2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5083.1959640019" calcext:value-type="float">
            <text:p>5083.1959640019</text:p>
          </table:table-cell>
          <table:table-cell office:value-type="float" office:value="-150.576003346159" calcext:value-type="float">
            <text:p>-150.576003346159</text:p>
          </table:table-cell>
          <table:table-cell office:value-type="float" office:value="4932.61996065574" calcext:value-type="float">
            <text:p>4932.61996065574</text:p>
          </table:table-cell>
          <table:table-cell office:value-type="float" office:value="4540.069702034" calcext:value-type="float">
            <text:p>4540.069702034</text:p>
          </table:table-cell>
          <table:table-cell table:number-columns-repeated="2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5087.09515440103" calcext:value-type="float">
            <text:p>5087.09515440103</text:p>
          </table:table-cell>
          <table:table-cell office:value-type="float" office:value="-153.977702904678" calcext:value-type="float">
            <text:p>-153.977702904678</text:p>
          </table:table-cell>
          <table:table-cell office:value-type="float" office:value="4933.11745149635" calcext:value-type="float">
            <text:p>4933.11745149635</text:p>
          </table:table-cell>
          <table:table-cell office:value-type="float" office:value="4473.27529434328" calcext:value-type="float">
            <text:p>4473.27529434328</text:p>
          </table:table-cell>
          <table:table-cell table:number-columns-repeated="2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5080.68444418086" calcext:value-type="float">
            <text:p>5080.68444418086</text:p>
          </table:table-cell>
          <table:table-cell office:value-type="float" office:value="-145.296016967327" calcext:value-type="float">
            <text:p>-145.296016967327</text:p>
          </table:table-cell>
          <table:table-cell office:value-type="float" office:value="4935.38842721354" calcext:value-type="float">
            <text:p>4935.38842721354</text:p>
          </table:table-cell>
          <table:table-cell office:value-type="float" office:value="4174.65533794047" calcext:value-type="float">
            <text:p>4174.65533794047</text:p>
          </table:table-cell>
          <table:table-cell table:number-columns-repeated="2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5091.31891377393" calcext:value-type="float">
            <text:p>5091.31891377393</text:p>
          </table:table-cell>
          <table:table-cell office:value-type="float" office:value="-156.144481160561" calcext:value-type="float">
            <text:p>-156.144481160561</text:p>
          </table:table-cell>
          <table:table-cell office:value-type="float" office:value="4935.17443261337" calcext:value-type="float">
            <text:p>4935.17443261337</text:p>
          </table:table-cell>
          <table:table-cell office:value-type="float" office:value="4202.35418699859" calcext:value-type="float">
            <text:p>4202.3541869985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85.64320377742" calcext:value-type="float">
            <text:p>5085.64320377742</text:p>
          </table:table-cell>
          <table:table-cell office:value-type="float" office:value="-145.046602571971" calcext:value-type="float">
            <text:p>-145.046602571971</text:p>
          </table:table-cell>
          <table:table-cell office:value-type="float" office:value="4940.59660120545" calcext:value-type="float">
            <text:p>4940.59660120545</text:p>
          </table:table-cell>
          <table:table-cell office:value-type="float" office:value="3528.76378834439" calcext:value-type="float">
            <text:p>3528.76378834439</text:p>
          </table:table-cell>
          <table:table-cell table:number-columns-repeated="2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5093.5798587093" calcext:value-type="float">
            <text:p>5093.5798587093</text:p>
          </table:table-cell>
          <table:table-cell office:value-type="float" office:value="-173.437994852227" calcext:value-type="float">
            <text:p>-173.437994852227</text:p>
          </table:table-cell>
          <table:table-cell office:value-type="float" office:value="4920.14186385707" calcext:value-type="float">
            <text:p>4920.14186385707</text:p>
          </table:table-cell>
          <table:table-cell office:value-type="float" office:value="6377.32190822211" calcext:value-type="float">
            <text:p>6377.32190822211</text:p>
          </table:table-cell>
          <table:table-cell table:number-columns-repeated="2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5098.66109421946" calcext:value-type="float">
            <text:p>5098.66109421946</text:p>
          </table:table-cell>
          <table:table-cell office:value-type="float" office:value="-158.383181426866" calcext:value-type="float">
            <text:p>-158.383181426866</text:p>
          </table:table-cell>
          <table:table-cell office:value-type="float" office:value="4940.27791279259" calcext:value-type="float">
            <text:p>4940.27791279259</text:p>
          </table:table-cell>
          <table:table-cell office:value-type="float" office:value="3566.72770040931" calcext:value-type="float">
            <text:p>3566.72770040931</text:p>
          </table:table-cell>
          <table:table-cell table:number-columns-repeated="2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5098.02327490149" calcext:value-type="float">
            <text:p>5098.02327490149</text:p>
          </table:table-cell>
          <table:table-cell office:value-type="float" office:value="-168.191470346521" calcext:value-type="float">
            <text:p>-168.191470346521</text:p>
          </table:table-cell>
          <table:table-cell office:value-type="float" office:value="4929.83180455496" calcext:value-type="float">
            <text:p>4929.83180455496</text:p>
          </table:table-cell>
          <table:table-cell office:value-type="float" office:value="4923.57565201277" calcext:value-type="float">
            <text:p>4923.57565201277</text:p>
          </table:table-cell>
          <table:table-cell table:number-columns-repeated="2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5096.48821223504" calcext:value-type="float">
            <text:p>5096.48821223504</text:p>
          </table:table-cell>
          <table:table-cell office:value-type="float" office:value="-148.590178185834" calcext:value-type="float">
            <text:p>-148.590178185834</text:p>
          </table:table-cell>
          <table:table-cell office:value-type="float" office:value="4947.8980340492" calcext:value-type="float">
            <text:p>4947.8980340492</text:p>
          </table:table-cell>
          <table:table-cell office:value-type="float" office:value="2714.61485593834" calcext:value-type="float">
            <text:p>2714.61485593834</text:p>
          </table:table-cell>
          <table:table-cell table:number-columns-repeated="2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5088.21461003524" calcext:value-type="float">
            <text:p>5088.21461003524</text:p>
          </table:table-cell>
          <table:table-cell office:value-type="float" office:value="-144.74792234105" calcext:value-type="float">
            <text:p>-144.74792234105</text:p>
          </table:table-cell>
          <table:table-cell office:value-type="float" office:value="4943.46668769419" calcext:value-type="float">
            <text:p>4943.46668769419</text:p>
          </table:table-cell>
          <table:table-cell office:value-type="float" office:value="3196.01540026603" calcext:value-type="float">
            <text:p>3196.01540026603</text:p>
          </table:table-cell>
          <table:table-cell table:number-columns-repeated="2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5091.92415308208" calcext:value-type="float">
            <text:p>5091.92415308208</text:p>
          </table:table-cell>
          <table:table-cell office:value-type="float" office:value="-155.03943730098" calcext:value-type="float">
            <text:p>-155.03943730098</text:p>
          </table:table-cell>
          <table:table-cell office:value-type="float" office:value="4936.8847157811" calcext:value-type="float">
            <text:p>4936.8847157811</text:p>
          </table:table-cell>
          <table:table-cell office:value-type="float" office:value="3983.53910203211" calcext:value-type="float">
            <text:p>3983.53910203211</text:p>
          </table:table-cell>
          <table:table-cell table:number-columns-repeated="2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5079.86403669241" calcext:value-type="float">
            <text:p>5079.86403669241</text:p>
          </table:table-cell>
          <table:table-cell office:value-type="float" office:value="-150.072767619661" calcext:value-type="float">
            <text:p>-150.072767619661</text:p>
          </table:table-cell>
          <table:table-cell office:value-type="float" office:value="4929.79126907275" calcext:value-type="float">
            <text:p>4929.79126907275</text:p>
          </table:table-cell>
          <table:table-cell office:value-type="float" office:value="4929.26589841501" calcext:value-type="float">
            <text:p>4929.26589841501</text:p>
          </table:table-cell>
          <table:table-cell table:number-columns-repeated="2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5057.93041732015" calcext:value-type="float">
            <text:p>5057.93041732015</text:p>
          </table:table-cell>
          <table:table-cell office:value-type="float" office:value="-121.310771054766" calcext:value-type="float">
            <text:p>-121.310771054766</text:p>
          </table:table-cell>
          <table:table-cell office:value-type="float" office:value="4936.61964626538" calcext:value-type="float">
            <text:p>4936.61964626538</text:p>
          </table:table-cell>
          <table:table-cell office:value-type="float" office:value="4017.06923952548" calcext:value-type="float">
            <text:p>4017.06923952548</text:p>
          </table:table-cell>
          <table:table-cell table:number-columns-repeated="2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5075.82246968076" calcext:value-type="float">
            <text:p>5075.82246968076</text:p>
          </table:table-cell>
          <table:table-cell office:value-type="float" office:value="-142.988912431741" calcext:value-type="float">
            <text:p>-142.988912431741</text:p>
          </table:table-cell>
          <table:table-cell office:value-type="float" office:value="4932.83355724902" calcext:value-type="float">
            <text:p>4932.83355724902</text:p>
          </table:table-cell>
          <table:table-cell office:value-type="float" office:value="4511.33103182061" calcext:value-type="float">
            <text:p>4511.3310318206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77.41765112343" calcext:value-type="float">
            <text:p>5077.41765112343</text:p>
          </table:table-cell>
          <table:table-cell office:value-type="float" office:value="-147.459227500546" calcext:value-type="float">
            <text:p>-147.459227500546</text:p>
          </table:table-cell>
          <table:table-cell office:value-type="float" office:value="4929.95842362288" calcext:value-type="float">
            <text:p>4929.95842362288</text:p>
          </table:table-cell>
          <table:table-cell office:value-type="float" office:value="4905.82242139152" calcext:value-type="float">
            <text:p>4905.82242139152</text:p>
          </table:table-cell>
          <table:table-cell table:number-columns-repeated="2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5099.67388073428" calcext:value-type="float">
            <text:p>5099.67388073428</text:p>
          </table:table-cell>
          <table:table-cell office:value-type="float" office:value="-176.227181272845" calcext:value-type="float">
            <text:p>-176.227181272845</text:p>
          </table:table-cell>
          <table:table-cell office:value-type="float" office:value="4923.44669946143" calcext:value-type="float">
            <text:p>4923.44669946143</text:p>
          </table:table-cell>
          <table:table-cell office:value-type="float" office:value="5860.40782334842" calcext:value-type="float">
            <text:p>5860.40782334842</text:p>
          </table:table-cell>
          <table:table-cell table:number-columns-repeated="2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5111.37661993243" calcext:value-type="float">
            <text:p>5111.37661993243</text:p>
          </table:table-cell>
          <table:table-cell office:value-type="float" office:value="-190.684938079376" calcext:value-type="float">
            <text:p>-190.684938079376</text:p>
          </table:table-cell>
          <table:table-cell office:value-type="float" office:value="4920.69168185306" calcext:value-type="float">
            <text:p>4920.69168185306</text:p>
          </table:table-cell>
          <table:table-cell office:value-type="float" office:value="6289.8093272967" calcext:value-type="float">
            <text:p>6289.8093272967</text:p>
          </table:table-cell>
          <table:table-cell table:number-columns-repeated="2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5102.12448515723" calcext:value-type="float">
            <text:p>5102.12448515723</text:p>
          </table:table-cell>
          <table:table-cell office:value-type="float" office:value="-181.535183723187" calcext:value-type="float">
            <text:p>-181.535183723187</text:p>
          </table:table-cell>
          <table:table-cell office:value-type="float" office:value="4920.58930143405" calcext:value-type="float">
            <text:p>4920.58930143405</text:p>
          </table:table-cell>
          <table:table-cell office:value-type="float" office:value="6306.05904673276" calcext:value-type="float">
            <text:p>6306.05904673276</text:p>
          </table:table-cell>
          <table:table-cell table:number-columns-repeated="2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5085.99013067854" calcext:value-type="float">
            <text:p>5085.99013067854</text:p>
          </table:table-cell>
          <table:table-cell office:value-type="float" office:value="-160.669218332426" calcext:value-type="float">
            <text:p>-160.669218332426</text:p>
          </table:table-cell>
          <table:table-cell office:value-type="float" office:value="4925.32091234611" calcext:value-type="float">
            <text:p>4925.32091234611</text:p>
          </table:table-cell>
          <table:table-cell office:value-type="float" office:value="5576.96613281709" calcext:value-type="float">
            <text:p>5576.96613281709</text:p>
          </table:table-cell>
          <table:table-cell table:number-columns-repeated="2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5090.22702272352" calcext:value-type="float">
            <text:p>5090.22702272352</text:p>
          </table:table-cell>
          <table:table-cell office:value-type="float" office:value="-137.063720735175" calcext:value-type="float">
            <text:p>-137.063720735175</text:p>
          </table:table-cell>
          <table:table-cell office:value-type="float" office:value="4953.16330198834" calcext:value-type="float">
            <text:p>4953.16330198834</text:p>
          </table:table-cell>
          <table:table-cell office:value-type="float" office:value="2193.67628063542" calcext:value-type="float">
            <text:p>2193.67628063542</text:p>
          </table:table-cell>
          <table:table-cell table:number-columns-repeated="2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5057.56604540004" calcext:value-type="float">
            <text:p>5057.56604540004</text:p>
          </table:table-cell>
          <table:table-cell office:value-type="float" office:value="-103.346881845996" calcext:value-type="float">
            <text:p>-103.346881845996</text:p>
          </table:table-cell>
          <table:table-cell office:value-type="float" office:value="4954.21916355404" calcext:value-type="float">
            <text:p>4954.21916355404</text:p>
          </table:table-cell>
          <table:table-cell office:value-type="float" office:value="2095.88498569155" calcext:value-type="float">
            <text:p>2095.88498569155</text:p>
          </table:table-cell>
          <table:table-cell table:number-columns-repeated="2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5103.29629168688" calcext:value-type="float">
            <text:p>5103.29629168688</text:p>
          </table:table-cell>
          <table:table-cell office:value-type="float" office:value="-163.995413135886" calcext:value-type="float">
            <text:p>-163.995413135886</text:p>
          </table:table-cell>
          <table:table-cell office:value-type="float" office:value="4939.30087855099" calcext:value-type="float">
            <text:p>4939.30087855099</text:p>
          </table:table-cell>
          <table:table-cell office:value-type="float" office:value="3684.38334468177" calcext:value-type="float">
            <text:p>3684.38334468177</text:p>
          </table:table-cell>
          <table:table-cell table:number-columns-repeated="2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5085.70209117951" calcext:value-type="float">
            <text:p>5085.70209117951</text:p>
          </table:table-cell>
          <table:table-cell office:value-type="float" office:value="-155.66468073192" calcext:value-type="float">
            <text:p>-155.66468073192</text:p>
          </table:table-cell>
          <table:table-cell office:value-type="float" office:value="4930.03741044759" calcext:value-type="float">
            <text:p>4930.03741044759</text:p>
          </table:table-cell>
          <table:table-cell office:value-type="float" office:value="4894.76393687893" calcext:value-type="float">
            <text:p>4894.76393687893</text:p>
          </table:table-cell>
          <table:table-cell table:number-columns-repeated="2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5117.91618744473" calcext:value-type="float">
            <text:p>5117.91618744473</text:p>
          </table:table-cell>
          <table:table-cell office:value-type="float" office:value="-195.029604994742" calcext:value-type="float">
            <text:p>-195.029604994742</text:p>
          </table:table-cell>
          <table:table-cell office:value-type="float" office:value="4922.88658244999" calcext:value-type="float">
            <text:p>4922.88658244999</text:p>
          </table:table-cell>
          <table:table-cell office:value-type="float" office:value="5946.47916624263" calcext:value-type="float">
            <text:p>5946.47916624263</text:p>
          </table:table-cell>
          <table:table-cell table:number-columns-repeated="2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5093.87798619872" calcext:value-type="float">
            <text:p>5093.87798619872</text:p>
          </table:table-cell>
          <table:table-cell office:value-type="float" office:value="-153.661326749481" calcext:value-type="float">
            <text:p>-153.661326749481</text:p>
          </table:table-cell>
          <table:table-cell office:value-type="float" office:value="4940.21665944924" calcext:value-type="float">
            <text:p>4940.21665944924</text:p>
          </table:table-cell>
          <table:table-cell office:value-type="float" office:value="3574.04780740846" calcext:value-type="float">
            <text:p>3574.0478074084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74.27174543163" calcext:value-type="float">
            <text:p>5074.27174543163</text:p>
          </table:table-cell>
          <table:table-cell office:value-type="float" office:value="-124.383511385384" calcext:value-type="float">
            <text:p>-124.383511385384</text:p>
          </table:table-cell>
          <table:table-cell office:value-type="float" office:value="4949.88823404625" calcext:value-type="float">
            <text:p>4949.88823404625</text:p>
          </table:table-cell>
          <table:table-cell office:value-type="float" office:value="2511.18908700355" calcext:value-type="float">
            <text:p>2511.18908700355</text:p>
          </table:table-cell>
          <table:table-cell table:number-columns-repeated="2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5077.39577793857" calcext:value-type="float">
            <text:p>5077.39577793857</text:p>
          </table:table-cell>
          <table:table-cell office:value-type="float" office:value="-127.0276225769" calcext:value-type="float">
            <text:p>-127.0276225769</text:p>
          </table:table-cell>
          <table:table-cell office:value-type="float" office:value="4950.36815536167" calcext:value-type="float">
            <text:p>4950.36815536167</text:p>
          </table:table-cell>
          <table:table-cell office:value-type="float" office:value="2463.32000220362" calcext:value-type="float">
            <text:p>2463.32000220362</text:p>
          </table:table-cell>
          <table:table-cell table:number-columns-repeated="2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5092.25872662193" calcext:value-type="float">
            <text:p>5092.25872662193</text:p>
          </table:table-cell>
          <table:table-cell office:value-type="float" office:value="-158.597599344221" calcext:value-type="float">
            <text:p>-158.597599344221</text:p>
          </table:table-cell>
          <table:table-cell office:value-type="float" office:value="4933.66112727771" calcext:value-type="float">
            <text:p>4933.66112727771</text:p>
          </table:table-cell>
          <table:table-cell office:value-type="float" office:value="4400.84603406408" calcext:value-type="float">
            <text:p>4400.84603406408</text:p>
          </table:table-cell>
          <table:table-cell table:number-columns-repeated="2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5080.20702351555" calcext:value-type="float">
            <text:p>5080.20702351555</text:p>
          </table:table-cell>
          <table:table-cell office:value-type="float" office:value="-123.926110638506" calcext:value-type="float">
            <text:p>-123.926110638506</text:p>
          </table:table-cell>
          <table:table-cell office:value-type="float" office:value="4956.28091287704" calcext:value-type="float">
            <text:p>4956.28091287704</text:p>
          </table:table-cell>
          <table:table-cell office:value-type="float" office:value="1911.35857886453" calcext:value-type="float">
            <text:p>1911.35857886453</text:p>
          </table:table-cell>
          <table:table-cell table:number-columns-repeated="2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5086.63962419983" calcext:value-type="float">
            <text:p>5086.63962419983</text:p>
          </table:table-cell>
          <table:table-cell office:value-type="float" office:value="-150.388748818464" calcext:value-type="float">
            <text:p>-150.388748818464</text:p>
          </table:table-cell>
          <table:table-cell office:value-type="float" office:value="4936.25087538137" calcext:value-type="float">
            <text:p>4936.25087538137</text:p>
          </table:table-cell>
          <table:table-cell office:value-type="float" office:value="4063.9508896422" calcext:value-type="float">
            <text:p>4063.9508896422</text:p>
          </table:table-cell>
          <table:table-cell table:number-columns-repeated="2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5086.11211906264" calcext:value-type="float">
            <text:p>5086.11211906264</text:p>
          </table:table-cell>
          <table:table-cell office:value-type="float" office:value="-150.054649465396" calcext:value-type="float">
            <text:p>-150.054649465396</text:p>
          </table:table-cell>
          <table:table-cell office:value-type="float" office:value="4936.05746959725" calcext:value-type="float">
            <text:p>4936.05746959725</text:p>
          </table:table-cell>
          <table:table-cell office:value-type="float" office:value="4088.64719430707" calcext:value-type="float">
            <text:p>4088.64719430707</text:p>
          </table:table-cell>
          <table:table-cell table:number-columns-repeated="2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5121.24866275645" calcext:value-type="float">
            <text:p>5121.24866275645</text:p>
          </table:table-cell>
          <table:table-cell office:value-type="float" office:value="-201.988090219383" calcext:value-type="float">
            <text:p>-201.988090219383</text:p>
          </table:table-cell>
          <table:table-cell office:value-type="float" office:value="4919.26057253707" calcext:value-type="float">
            <text:p>4919.26057253707</text:p>
          </table:table-cell>
          <table:table-cell office:value-type="float" office:value="6518.85514704196" calcext:value-type="float">
            <text:p>6518.85514704196</text:p>
          </table:table-cell>
          <table:table-cell table:number-columns-repeated="2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5106.49214956371" calcext:value-type="float">
            <text:p>5106.49214956371</text:p>
          </table:table-cell>
          <table:table-cell office:value-type="float" office:value="-154.298351181644" calcext:value-type="float">
            <text:p>-154.298351181644</text:p>
          </table:table-cell>
          <table:table-cell office:value-type="float" office:value="4952.19379838207" calcext:value-type="float">
            <text:p>4952.19379838207</text:p>
          </table:table-cell>
          <table:table-cell office:value-type="float" office:value="2285.43291313436" calcext:value-type="float">
            <text:p>2285.43291313436</text:p>
          </table:table-cell>
          <table:table-cell table:number-columns-repeated="2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5102.54592954264" calcext:value-type="float">
            <text:p>5102.54592954264</text:p>
          </table:table-cell>
          <table:table-cell office:value-type="float" office:value="-181.856171103898" calcext:value-type="float">
            <text:p>-181.856171103898</text:p>
          </table:table-cell>
          <table:table-cell office:value-type="float" office:value="4920.68975843874" calcext:value-type="float">
            <text:p>4920.68975843874</text:p>
          </table:table-cell>
          <table:table-cell office:value-type="float" office:value="6290.11441650516" calcext:value-type="float">
            <text:p>6290.11441650516</text:p>
          </table:table-cell>
          <table:table-cell table:number-columns-repeated="2"/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5097.72223432025" calcext:value-type="float">
            <text:p>5097.72223432025</text:p>
          </table:table-cell>
          <table:table-cell office:value-type="float" office:value="-172.017371005633" calcext:value-type="float">
            <text:p>-172.017371005633</text:p>
          </table:table-cell>
          <table:table-cell office:value-type="float" office:value="4925.70486331462" calcext:value-type="float">
            <text:p>4925.70486331462</text:p>
          </table:table-cell>
          <table:table-cell office:value-type="float" office:value="5519.76733509989" calcext:value-type="float">
            <text:p>5519.7673350998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84.74304005069" calcext:value-type="float">
            <text:p>5084.74304005069</text:p>
          </table:table-cell>
          <table:table-cell office:value-type="float" office:value="-162.807776836709" calcext:value-type="float">
            <text:p>-162.807776836709</text:p>
          </table:table-cell>
          <table:table-cell office:value-type="float" office:value="4921.93526321398" calcext:value-type="float">
            <text:p>4921.93526321398</text:p>
          </table:table-cell>
          <table:table-cell office:value-type="float" office:value="6094.10312947047" calcext:value-type="float">
            <text:p>6094.10312947047</text:p>
          </table:table-cell>
          <table:table-cell table:number-columns-repeated="2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5096.80547024105" calcext:value-type="float">
            <text:p>5096.80547024105</text:p>
          </table:table-cell>
          <table:table-cell office:value-type="float" office:value="-182.670304948857" calcext:value-type="float">
            <text:p>-182.670304948857</text:p>
          </table:table-cell>
          <table:table-cell office:value-type="float" office:value="4914.13516529219" calcext:value-type="float">
            <text:p>4914.13516529219</text:p>
          </table:table-cell>
          <table:table-cell office:value-type="float" office:value="7372.76983939917" calcext:value-type="float">
            <text:p>7372.76983939917</text:p>
          </table:table-cell>
          <table:table-cell table:number-columns-repeated="2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5121.27810193812" calcext:value-type="float">
            <text:p>5121.27810193812</text:p>
          </table:table-cell>
          <table:table-cell office:value-type="float" office:value="-197.514869837647" calcext:value-type="float">
            <text:p>-197.514869837647</text:p>
          </table:table-cell>
          <table:table-cell office:value-type="float" office:value="4923.76323210048" calcext:value-type="float">
            <text:p>4923.76323210048</text:p>
          </table:table-cell>
          <table:table-cell office:value-type="float" office:value="5812.04477976579" calcext:value-type="float">
            <text:p>5812.04477976579</text:p>
          </table:table-cell>
          <table:table-cell table:number-columns-repeated="2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5097.06550620908" calcext:value-type="float">
            <text:p>5097.06550620908</text:p>
          </table:table-cell>
          <table:table-cell office:value-type="float" office:value="-146.216924018947" calcext:value-type="float">
            <text:p>-146.216924018947</text:p>
          </table:table-cell>
          <table:table-cell office:value-type="float" office:value="4950.84858219014" calcext:value-type="float">
            <text:p>4950.84858219014</text:p>
          </table:table-cell>
          <table:table-cell office:value-type="float" office:value="2415.86187271992" calcext:value-type="float">
            <text:p>2415.86187271992</text:p>
          </table:table-cell>
          <table:table-cell table:number-columns-repeated="2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5093.99790128979" calcext:value-type="float">
            <text:p>5093.99790128979</text:p>
          </table:table-cell>
          <table:table-cell office:value-type="float" office:value="-152.835647714603" calcext:value-type="float">
            <text:p>-152.835647714603</text:p>
          </table:table-cell>
          <table:table-cell office:value-type="float" office:value="4941.16225357519" calcext:value-type="float">
            <text:p>4941.16225357519</text:p>
          </table:table-cell>
          <table:table-cell office:value-type="float" office:value="3461.8804043502" calcext:value-type="float">
            <text:p>3461.8804043502</text:p>
          </table:table-cell>
          <table:table-cell table:number-columns-repeated="2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5085.48762363159" calcext:value-type="float">
            <text:p>5085.48762363159</text:p>
          </table:table-cell>
          <table:table-cell office:value-type="float" office:value="-149.825843408443" calcext:value-type="float">
            <text:p>-149.825843408443</text:p>
          </table:table-cell>
          <table:table-cell office:value-type="float" office:value="4935.66178022315" calcext:value-type="float">
            <text:p>4935.66178022315</text:p>
          </table:table-cell>
          <table:table-cell office:value-type="float" office:value="4139.40652405421" calcext:value-type="float">
            <text:p>4139.40652405421</text:p>
          </table:table-cell>
          <table:table-cell table:number-columns-repeated="2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5072.59438331593" calcext:value-type="float">
            <text:p>5072.59438331593</text:p>
          </table:table-cell>
          <table:table-cell office:value-type="float" office:value="-143.692201123132" calcext:value-type="float">
            <text:p>-143.692201123132</text:p>
          </table:table-cell>
          <table:table-cell office:value-type="float" office:value="4928.9021821928" calcext:value-type="float">
            <text:p>4928.9021821928</text:p>
          </table:table-cell>
          <table:table-cell office:value-type="float" office:value="5054.89969694542" calcext:value-type="float">
            <text:p>5054.89969694542</text:p>
          </table:table-cell>
          <table:table-cell table:number-columns-repeated="2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5068.53606335965" calcext:value-type="float">
            <text:p>5068.53606335965</text:p>
          </table:table-cell>
          <table:table-cell office:value-type="float" office:value="-107.815702502253" calcext:value-type="float">
            <text:p>-107.815702502253</text:p>
          </table:table-cell>
          <table:table-cell office:value-type="float" office:value="4960.72036085739" calcext:value-type="float">
            <text:p>4960.72036085739</text:p>
          </table:table-cell>
          <table:table-cell office:value-type="float" office:value="1542.89005117352" calcext:value-type="float">
            <text:p>1542.89005117352</text:p>
          </table:table-cell>
          <table:table-cell table:number-columns-repeated="2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5101.74088632208" calcext:value-type="float">
            <text:p>5101.74088632208</text:p>
          </table:table-cell>
          <table:table-cell office:value-type="float" office:value="-177.13765449676" calcext:value-type="float">
            <text:p>-177.13765449676</text:p>
          </table:table-cell>
          <table:table-cell office:value-type="float" office:value="4924.60323182532" calcext:value-type="float">
            <text:p>4924.60323182532</text:p>
          </table:table-cell>
          <table:table-cell office:value-type="float" office:value="5684.67265118697" calcext:value-type="float">
            <text:p>5684.67265118697</text:p>
          </table:table-cell>
          <table:table-cell table:number-columns-repeated="2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5114.24046054809" calcext:value-type="float">
            <text:p>5114.24046054809</text:p>
          </table:table-cell>
          <table:table-cell office:value-type="float" office:value="-172.07121986034" calcext:value-type="float">
            <text:p>-172.07121986034</text:p>
          </table:table-cell>
          <table:table-cell office:value-type="float" office:value="4942.16924068776" calcext:value-type="float">
            <text:p>4942.16924068776</text:p>
          </table:table-cell>
          <table:table-cell office:value-type="float" office:value="3344.39672263086" calcext:value-type="float">
            <text:p>3344.3967226308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71.36080944591" calcext:value-type="float">
            <text:p>5071.36080944591</text:p>
          </table:table-cell>
          <table:table-cell office:value-type="float" office:value="-143.461979244198" calcext:value-type="float">
            <text:p>-143.461979244198</text:p>
          </table:table-cell>
          <table:table-cell office:value-type="float" office:value="4927.89883020171" calcext:value-type="float">
            <text:p>4927.89883020171</text:p>
          </table:table-cell>
          <table:table-cell office:value-type="float" office:value="5198.5786862819" calcext:value-type="float">
            <text:p>5198.5786862819</text:p>
          </table:table-cell>
          <table:table-cell table:number-columns-repeated="2"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5092.79716574841" calcext:value-type="float">
            <text:p>5092.79716574841</text:p>
          </table:table-cell>
          <table:table-cell office:value-type="float" office:value="-147.631324410728" calcext:value-type="float">
            <text:p>-147.631324410728</text:p>
          </table:table-cell>
          <table:table-cell office:value-type="float" office:value="4945.16584133768" calcext:value-type="float">
            <text:p>4945.16584133768</text:p>
          </table:table-cell>
          <table:table-cell office:value-type="float" office:value="3006.78495620439" calcext:value-type="float">
            <text:p>3006.78495620439</text:p>
          </table:table-cell>
          <table:table-cell table:number-columns-repeated="2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5093.100904523" calcext:value-type="float">
            <text:p>5093.100904523</text:p>
          </table:table-cell>
          <table:table-cell office:value-type="float" office:value="-157.992285483826" calcext:value-type="float">
            <text:p>-157.992285483826</text:p>
          </table:table-cell>
          <table:table-cell office:value-type="float" office:value="4935.10861903917" calcext:value-type="float">
            <text:p>4935.10861903917</text:p>
          </table:table-cell>
          <table:table-cell office:value-type="float" office:value="4210.89132300301" calcext:value-type="float">
            <text:p>4210.89132300301</text:p>
          </table:table-cell>
          <table:table-cell table:number-columns-repeated="2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5105.14227778094" calcext:value-type="float">
            <text:p>5105.14227778094</text:p>
          </table:table-cell>
          <table:table-cell office:value-type="float" office:value="-202.874603673813" calcext:value-type="float">
            <text:p>-202.874603673813</text:p>
          </table:table-cell>
          <table:table-cell office:value-type="float" office:value="4902.26767410713" calcext:value-type="float">
            <text:p>4902.26767410713</text:p>
          </table:table-cell>
          <table:table-cell office:value-type="float" office:value="9551.60752443086" calcext:value-type="float">
            <text:p>9551.60752443086</text:p>
          </table:table-cell>
          <table:table-cell table:number-columns-repeated="2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5082.25870112921" calcext:value-type="float">
            <text:p>5082.25870112921</text:p>
          </table:table-cell>
          <table:table-cell office:value-type="float" office:value="-133.141099801075" calcext:value-type="float">
            <text:p>-133.141099801075</text:p>
          </table:table-cell>
          <table:table-cell office:value-type="float" office:value="4949.11760132813" calcext:value-type="float">
            <text:p>4949.11760132813</text:p>
          </table:table-cell>
          <table:table-cell office:value-type="float" office:value="2589.01849460292" calcext:value-type="float">
            <text:p>2589.01849460292</text:p>
          </table:table-cell>
          <table:table-cell table:number-columns-repeated="2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5083.42390936539" calcext:value-type="float">
            <text:p>5083.42390936539</text:p>
          </table:table-cell>
          <table:table-cell office:value-type="float" office:value="-133.145481461264" calcext:value-type="float">
            <text:p>-133.145481461264</text:p>
          </table:table-cell>
          <table:table-cell office:value-type="float" office:value="4950.27842790412" calcext:value-type="float">
            <text:p>4950.27842790412</text:p>
          </table:table-cell>
          <table:table-cell office:value-type="float" office:value="2472.23473168563" calcext:value-type="float">
            <text:p>2472.23473168563</text:p>
          </table:table-cell>
          <table:table-cell table:number-columns-repeated="2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5111.62722513085" calcext:value-type="float">
            <text:p>5111.62722513085</text:p>
          </table:table-cell>
          <table:table-cell office:value-type="float" office:value="-173.602063582867" calcext:value-type="float">
            <text:p>-173.602063582867</text:p>
          </table:table-cell>
          <table:table-cell office:value-type="float" office:value="4938.02516154798" calcext:value-type="float">
            <text:p>4938.02516154798</text:p>
          </table:table-cell>
          <table:table-cell office:value-type="float" office:value="3840.88060115419" calcext:value-type="float">
            <text:p>3840.88060115419</text:p>
          </table:table-cell>
          <table:table-cell table:number-columns-repeated="2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5092.86831246581" calcext:value-type="float">
            <text:p>5092.86831246581</text:p>
          </table:table-cell>
          <table:table-cell office:value-type="float" office:value="-174.28075653333" calcext:value-type="float">
            <text:p>-174.28075653333</text:p>
          </table:table-cell>
          <table:table-cell office:value-type="float" office:value="4918.58755593248" calcext:value-type="float">
            <text:p>4918.58755593248</text:p>
          </table:table-cell>
          <table:table-cell office:value-type="float" office:value="6627.98604904774" calcext:value-type="float">
            <text:p>6627.98604904774</text:p>
          </table:table-cell>
          <table:table-cell table:number-columns-repeated="2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5088.47713305284" calcext:value-type="float">
            <text:p>5088.47713305284</text:p>
          </table:table-cell>
          <table:table-cell office:value-type="float" office:value="-146.127082772529" calcext:value-type="float">
            <text:p>-146.127082772529</text:p>
          </table:table-cell>
          <table:table-cell office:value-type="float" office:value="4942.35005028031" calcext:value-type="float">
            <text:p>4942.35005028031</text:p>
          </table:table-cell>
          <table:table-cell office:value-type="float" office:value="3323.5167026829" calcext:value-type="float">
            <text:p>3323.5167026829</text:p>
          </table:table-cell>
          <table:table-cell table:number-columns-repeated="2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5094.42728269137" calcext:value-type="float">
            <text:p>5094.42728269137</text:p>
          </table:table-cell>
          <table:table-cell office:value-type="float" office:value="-156.58199354328" calcext:value-type="float">
            <text:p>-156.58199354328</text:p>
          </table:table-cell>
          <table:table-cell office:value-type="float" office:value="4937.84528914809" calcext:value-type="float">
            <text:p>4937.84528914809</text:p>
          </table:table-cell>
          <table:table-cell office:value-type="float" office:value="3863.20808108497" calcext:value-type="float">
            <text:p>3863.2080810849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87.5381401341" calcext:value-type="float">
            <text:p>5087.5381401341</text:p>
          </table:table-cell>
          <table:table-cell office:value-type="float" office:value="-152.754249665855" calcext:value-type="float">
            <text:p>-152.754249665855</text:p>
          </table:table-cell>
          <table:table-cell office:value-type="float" office:value="4934.78389046825" calcext:value-type="float">
            <text:p>4934.78389046825</text:p>
          </table:table-cell>
          <table:table-cell office:value-type="float" office:value="4253.14094245729" calcext:value-type="float">
            <text:p>4253.14094245729</text:p>
          </table:table-cell>
          <table:table-cell table:number-columns-repeated="2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5080.42667018831" calcext:value-type="float">
            <text:p>5080.42667018831</text:p>
          </table:table-cell>
          <table:table-cell office:value-type="float" office:value="-141.587412130132" calcext:value-type="float">
            <text:p>-141.587412130132</text:p>
          </table:table-cell>
          <table:table-cell office:value-type="float" office:value="4938.83925805818" calcext:value-type="float">
            <text:p>4938.83925805818</text:p>
          </table:table-cell>
          <table:table-cell office:value-type="float" office:value="3740.63635487375" calcext:value-type="float">
            <text:p>3740.63635487375</text:p>
          </table:table-cell>
          <table:table-cell table:number-columns-repeated="2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5053.94415961274" calcext:value-type="float">
            <text:p>5053.94415961274</text:p>
          </table:table-cell>
          <table:table-cell office:value-type="float" office:value="-95.3338692773673" calcext:value-type="float">
            <text:p>-95.3338692773673</text:p>
          </table:table-cell>
          <table:table-cell office:value-type="float" office:value="4958.61029033538" calcext:value-type="float">
            <text:p>4958.61029033538</text:p>
          </table:table-cell>
          <table:table-cell office:value-type="float" office:value="1713.10806612181" calcext:value-type="float">
            <text:p>1713.10806612181</text:p>
          </table:table-cell>
          <table:table-cell table:number-columns-repeated="2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087.37319755535" calcext:value-type="float">
            <text:p>5087.37319755535</text:p>
          </table:table-cell>
          <table:table-cell office:value-type="float" office:value="-155.802311523924" calcext:value-type="float">
            <text:p>-155.802311523924</text:p>
          </table:table-cell>
          <table:table-cell office:value-type="float" office:value="4931.57088603143" calcext:value-type="float">
            <text:p>4931.57088603143</text:p>
          </table:table-cell>
          <table:table-cell office:value-type="float" office:value="4682.54363852381" calcext:value-type="float">
            <text:p>4682.54363852381</text:p>
          </table:table-cell>
          <table:table-cell table:number-columns-repeated="2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5101.66161363638" calcext:value-type="float">
            <text:p>5101.66161363638</text:p>
          </table:table-cell>
          <table:table-cell office:value-type="float" office:value="-175.932660641322" calcext:value-type="float">
            <text:p>-175.932660641322</text:p>
          </table:table-cell>
          <table:table-cell office:value-type="float" office:value="4925.72895299506" calcext:value-type="float">
            <text:p>4925.72895299506</text:p>
          </table:table-cell>
          <table:table-cell office:value-type="float" office:value="5516.18842320969" calcext:value-type="float">
            <text:p>5516.18842320969</text:p>
          </table:table-cell>
          <table:table-cell table:number-columns-repeated="2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5093.81404444367" calcext:value-type="float">
            <text:p>5093.81404444367</text:p>
          </table:table-cell>
          <table:table-cell office:value-type="float" office:value="-164.848117302414" calcext:value-type="float">
            <text:p>-164.848117302414</text:p>
          </table:table-cell>
          <table:table-cell office:value-type="float" office:value="4928.96592714125" calcext:value-type="float">
            <text:p>4928.96592714125</text:p>
          </table:table-cell>
          <table:table-cell office:value-type="float" office:value="5045.83950690192" calcext:value-type="float">
            <text:p>5045.83950690192</text:p>
          </table:table-cell>
          <table:table-cell table:number-columns-repeated="2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5081.11457104071" calcext:value-type="float">
            <text:p>5081.11457104071</text:p>
          </table:table-cell>
          <table:table-cell office:value-type="float" office:value="-140.382778364539" calcext:value-type="float">
            <text:p>-140.382778364539</text:p>
          </table:table-cell>
          <table:table-cell office:value-type="float" office:value="4940.73179267617" calcext:value-type="float">
            <text:p>4940.73179267617</text:p>
          </table:table-cell>
          <table:table-cell office:value-type="float" office:value="3512.72039937998" calcext:value-type="float">
            <text:p>3512.72039937998</text:p>
          </table:table-cell>
          <table:table-cell table:number-columns-repeated="2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5089.809596975" calcext:value-type="float">
            <text:p>5089.809596975</text:p>
          </table:table-cell>
          <table:table-cell office:value-type="float" office:value="-149.562329631448" calcext:value-type="float">
            <text:p>-149.562329631448</text:p>
          </table:table-cell>
          <table:table-cell office:value-type="float" office:value="4940.24726734356" calcext:value-type="float">
            <text:p>4940.24726734356</text:p>
          </table:table-cell>
          <table:table-cell office:value-type="float" office:value="3570.38905991259" calcext:value-type="float">
            <text:p>3570.38905991259</text:p>
          </table:table-cell>
          <table:table-cell table:number-columns-repeated="2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5071.25227209643" calcext:value-type="float">
            <text:p>5071.25227209643</text:p>
          </table:table-cell>
          <table:table-cell office:value-type="float" office:value="-123.043157281867" calcext:value-type="float">
            <text:p>-123.043157281867</text:p>
          </table:table-cell>
          <table:table-cell office:value-type="float" office:value="4948.20911481457" calcext:value-type="float">
            <text:p>4948.20911481457</text:p>
          </table:table-cell>
          <table:table-cell office:value-type="float" office:value="2682.29578829076" calcext:value-type="float">
            <text:p>2682.29578829076</text:p>
          </table:table-cell>
          <table:table-cell table:number-columns-repeated="2"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5061.40600768838" calcext:value-type="float">
            <text:p>5061.40600768838</text:p>
          </table:table-cell>
          <table:table-cell office:value-type="float" office:value="-102.89341979517" calcext:value-type="float">
            <text:p>-102.89341979517</text:p>
          </table:table-cell>
          <table:table-cell office:value-type="float" office:value="4958.51258789321" calcext:value-type="float">
            <text:p>4958.51258789321</text:p>
          </table:table-cell>
          <table:table-cell office:value-type="float" office:value="1721.2053633189" calcext:value-type="float">
            <text:p>1721.205363318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04.45528953925" calcext:value-type="float">
            <text:p>5104.45528953925</text:p>
          </table:table-cell>
          <table:table-cell office:value-type="float" office:value="-172.661522250917" calcext:value-type="float">
            <text:p>-172.661522250917</text:p>
          </table:table-cell>
          <table:table-cell office:value-type="float" office:value="4931.79376728834" calcext:value-type="float">
            <text:p>4931.79376728834</text:p>
          </table:table-cell>
          <table:table-cell office:value-type="float" office:value="4652.09018071762" calcext:value-type="float">
            <text:p>4652.09018071762</text:p>
          </table:table-cell>
          <table:table-cell table:number-columns-repeated="2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5076.79107948115" calcext:value-type="float">
            <text:p>5076.79107948115</text:p>
          </table:table-cell>
          <table:table-cell office:value-type="float" office:value="-156.556377539417" calcext:value-type="float">
            <text:p>-156.556377539417</text:p>
          </table:table-cell>
          <table:table-cell office:value-type="float" office:value="4920.23470194174" calcext:value-type="float">
            <text:p>4920.23470194174</text:p>
          </table:table-cell>
          <table:table-cell office:value-type="float" office:value="6362.50277432389" calcext:value-type="float">
            <text:p>6362.50277432389</text:p>
          </table:table-cell>
          <table:table-cell table:number-columns-repeated="2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5071.11931658339" calcext:value-type="float">
            <text:p>5071.11931658339</text:p>
          </table:table-cell>
          <table:table-cell office:value-type="float" office:value="-136.033083882639" calcext:value-type="float">
            <text:p>-136.033083882639</text:p>
          </table:table-cell>
          <table:table-cell office:value-type="float" office:value="4935.08623270076" calcext:value-type="float">
            <text:p>4935.08623270076</text:p>
          </table:table-cell>
          <table:table-cell office:value-type="float" office:value="4213.79718498049" calcext:value-type="float">
            <text:p>4213.79718498049</text:p>
          </table:table-cell>
          <table:table-cell table:number-columns-repeated="2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5090.39285151213" calcext:value-type="float">
            <text:p>5090.39285151213</text:p>
          </table:table-cell>
          <table:table-cell office:value-type="float" office:value="-153.157346085238" calcext:value-type="float">
            <text:p>-153.157346085238</text:p>
          </table:table-cell>
          <table:table-cell office:value-type="float" office:value="4937.23550542689" calcext:value-type="float">
            <text:p>4937.23550542689</text:p>
          </table:table-cell>
          <table:table-cell office:value-type="float" office:value="3939.38177901806" calcext:value-type="float">
            <text:p>3939.38177901806</text:p>
          </table:table-cell>
          <table:table-cell table:number-columns-repeated="2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5082.61632604857" calcext:value-type="float">
            <text:p>5082.61632604857</text:p>
          </table:table-cell>
          <table:table-cell office:value-type="float" office:value="-144.8300080656" calcext:value-type="float">
            <text:p>-144.8300080656</text:p>
          </table:table-cell>
          <table:table-cell office:value-type="float" office:value="4937.78631798297" calcext:value-type="float">
            <text:p>4937.78631798297</text:p>
          </table:table-cell>
          <table:table-cell office:value-type="float" office:value="3870.542230116" calcext:value-type="float">
            <text:p>3870.542230116</text:p>
          </table:table-cell>
          <table:table-cell table:number-columns-repeated="2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5076.58864611094" calcext:value-type="float">
            <text:p>5076.58864611094</text:p>
          </table:table-cell>
          <table:table-cell office:value-type="float" office:value="-156.209782301505" calcext:value-type="float">
            <text:p>-156.209782301505</text:p>
          </table:table-cell>
          <table:table-cell office:value-type="float" office:value="4920.37886380944" calcext:value-type="float">
            <text:p>4920.37886380944</text:p>
          </table:table-cell>
          <table:table-cell office:value-type="float" office:value="6339.52532827611" calcext:value-type="float">
            <text:p>6339.52532827611</text:p>
          </table:table-cell>
          <table:table-cell table:number-columns-repeated="2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5082.16402887405" calcext:value-type="float">
            <text:p>5082.16402887405</text:p>
          </table:table-cell>
          <table:table-cell office:value-type="float" office:value="-146.533551727151" calcext:value-type="float">
            <text:p>-146.533551727151</text:p>
          </table:table-cell>
          <table:table-cell office:value-type="float" office:value="4935.6304771469" calcext:value-type="float">
            <text:p>4935.6304771469</text:p>
          </table:table-cell>
          <table:table-cell office:value-type="float" office:value="4143.43547233595" calcext:value-type="float">
            <text:p>4143.43547233595</text:p>
          </table:table-cell>
          <table:table-cell table:number-columns-repeated="2"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5095.60296131667" calcext:value-type="float">
            <text:p>5095.60296131667</text:p>
          </table:table-cell>
          <table:table-cell office:value-type="float" office:value="-178.760387351868" calcext:value-type="float">
            <text:p>-178.760387351868</text:p>
          </table:table-cell>
          <table:table-cell office:value-type="float" office:value="4916.8425739648" calcext:value-type="float">
            <text:p>4916.8425739648</text:p>
          </table:table-cell>
          <table:table-cell office:value-type="float" office:value="6915.15750479975" calcext:value-type="float">
            <text:p>6915.15750479975</text:p>
          </table:table-cell>
          <table:table-cell table:number-columns-repeated="2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5072.29358053527" calcext:value-type="float">
            <text:p>5072.29358053527</text:p>
          </table:table-cell>
          <table:table-cell office:value-type="float" office:value="-148.061751683421" calcext:value-type="float">
            <text:p>-148.061751683421</text:p>
          </table:table-cell>
          <table:table-cell office:value-type="float" office:value="4924.23182885184" calcext:value-type="float">
            <text:p>4924.23182885184</text:p>
          </table:table-cell>
          <table:table-cell office:value-type="float" office:value="5740.81575913632" calcext:value-type="float">
            <text:p>5740.81575913632</text:p>
          </table:table-cell>
          <table:table-cell table:number-columns-repeated="2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5084.02819173191" calcext:value-type="float">
            <text:p>5084.02819173191</text:p>
          </table:table-cell>
          <table:table-cell office:value-type="float" office:value="-147.274291712567" calcext:value-type="float">
            <text:p>-147.274291712567</text:p>
          </table:table-cell>
          <table:table-cell office:value-type="float" office:value="4936.75390001934" calcext:value-type="float">
            <text:p>4936.75390001934</text:p>
          </table:table-cell>
          <table:table-cell office:value-type="float" office:value="4000.06916276317" calcext:value-type="float">
            <text:p>4000.0691627631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90.09172180723" calcext:value-type="float">
            <text:p>5090.09172180723</text:p>
          </table:table-cell>
          <table:table-cell office:value-type="float" office:value="-156.199812828606" calcext:value-type="float">
            <text:p>-156.199812828606</text:p>
          </table:table-cell>
          <table:table-cell office:value-type="float" office:value="4933.89190897862" calcext:value-type="float">
            <text:p>4933.89190897862</text:p>
          </table:table-cell>
          <table:table-cell office:value-type="float" office:value="4370.27969849124" calcext:value-type="float">
            <text:p>4370.27969849124</text:p>
          </table:table-cell>
          <table:table-cell table:number-columns-repeated="2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5095.49948514863" calcext:value-type="float">
            <text:p>5095.49948514863</text:p>
          </table:table-cell>
          <table:table-cell office:value-type="float" office:value="-164.889954762274" calcext:value-type="float">
            <text:p>-164.889954762274</text:p>
          </table:table-cell>
          <table:table-cell office:value-type="float" office:value="4930.60953038636" calcext:value-type="float">
            <text:p>4930.60953038636</text:p>
          </table:table-cell>
          <table:table-cell office:value-type="float" office:value="4815.03727320183" calcext:value-type="float">
            <text:p>4815.03727320183</text:p>
          </table:table-cell>
          <table:table-cell table:number-columns-repeated="2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5094.89596975172" calcext:value-type="float">
            <text:p>5094.89596975172</text:p>
          </table:table-cell>
          <table:table-cell office:value-type="float" office:value="-156.301411632761" calcext:value-type="float">
            <text:p>-156.301411632761</text:p>
          </table:table-cell>
          <table:table-cell office:value-type="float" office:value="4938.59455811896" calcext:value-type="float">
            <text:p>4938.59455811896</text:p>
          </table:table-cell>
          <table:table-cell office:value-type="float" office:value="3770.6282926058" calcext:value-type="float">
            <text:p>3770.6282926058</text:p>
          </table:table-cell>
          <table:table-cell table:number-columns-repeated="2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5071.75866767887" calcext:value-type="float">
            <text:p>5071.75866767887</text:p>
          </table:table-cell>
          <table:table-cell office:value-type="float" office:value="-116.058994889931" calcext:value-type="float">
            <text:p>-116.058994889931</text:p>
          </table:table-cell>
          <table:table-cell office:value-type="float" office:value="4955.69967278894" calcext:value-type="float">
            <text:p>4955.69967278894</text:p>
          </table:table-cell>
          <table:table-cell office:value-type="float" office:value="1962.51899100722" calcext:value-type="float">
            <text:p>1962.51899100722</text:p>
          </table:table-cell>
          <table:table-cell table:number-columns-repeated="2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5069.89624860527" calcext:value-type="float">
            <text:p>5069.89624860527</text:p>
          </table:table-cell>
          <table:table-cell office:value-type="float" office:value="-110.762157068961" calcext:value-type="float">
            <text:p>-110.762157068961</text:p>
          </table:table-cell>
          <table:table-cell office:value-type="float" office:value="4959.13409153631" calcext:value-type="float">
            <text:p>4959.13409153631</text:p>
          </table:table-cell>
          <table:table-cell office:value-type="float" office:value="1670.022474563" calcext:value-type="float">
            <text:p>1670.022474563</text:p>
          </table:table-cell>
          <table:table-cell table:number-columns-repeated="2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5083.71439094831" calcext:value-type="float">
            <text:p>5083.71439094831</text:p>
          </table:table-cell>
          <table:table-cell office:value-type="float" office:value="-141.671064772337" calcext:value-type="float">
            <text:p>-141.671064772337</text:p>
          </table:table-cell>
          <table:table-cell office:value-type="float" office:value="4942.04332617598" calcext:value-type="float">
            <text:p>4942.04332617598</text:p>
          </table:table-cell>
          <table:table-cell office:value-type="float" office:value="3358.97604074417" calcext:value-type="float">
            <text:p>3358.97604074417</text:p>
          </table:table-cell>
          <table:table-cell table:number-columns-repeated="2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089.5959803596" calcext:value-type="float">
            <text:p>5089.5959803596</text:p>
          </table:table-cell>
          <table:table-cell office:value-type="float" office:value="-156.14573769003" calcext:value-type="float">
            <text:p>-156.14573769003</text:p>
          </table:table-cell>
          <table:table-cell office:value-type="float" office:value="4933.45024266956" calcext:value-type="float">
            <text:p>4933.45024266956</text:p>
          </table:table-cell>
          <table:table-cell office:value-type="float" office:value="4428.87020073986" calcext:value-type="float">
            <text:p>4428.87020073986</text:p>
          </table:table-cell>
          <table:table-cell table:number-columns-repeated="2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5096.65947699936" calcext:value-type="float">
            <text:p>5096.65947699936</text:p>
          </table:table-cell>
          <table:table-cell office:value-type="float" office:value="-163.051536760203" calcext:value-type="float">
            <text:p>-163.051536760203</text:p>
          </table:table-cell>
          <table:table-cell office:value-type="float" office:value="4933.60794023916" calcext:value-type="float">
            <text:p>4933.60794023916</text:p>
          </table:table-cell>
          <table:table-cell office:value-type="float" office:value="4407.90559928711" calcext:value-type="float">
            <text:p>4407.90559928711</text:p>
          </table:table-cell>
          <table:table-cell table:number-columns-repeated="2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5107.17857598624" calcext:value-type="float">
            <text:p>5107.17857598624</text:p>
          </table:table-cell>
          <table:table-cell office:value-type="float" office:value="-176.184690001974" calcext:value-type="float">
            <text:p>-176.184690001974</text:p>
          </table:table-cell>
          <table:table-cell office:value-type="float" office:value="4930.99388598426" calcext:value-type="float">
            <text:p>4930.99388598426</text:p>
          </table:table-cell>
          <table:table-cell office:value-type="float" office:value="4761.84377155286" calcext:value-type="float">
            <text:p>4761.84377155286</text:p>
          </table:table-cell>
          <table:table-cell table:number-columns-repeated="2"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5082.28026149449" calcext:value-type="float">
            <text:p>5082.28026149449</text:p>
          </table:table-cell>
          <table:table-cell office:value-type="float" office:value="-108.099364933317" calcext:value-type="float">
            <text:p>-108.099364933317</text:p>
          </table:table-cell>
          <table:table-cell office:value-type="float" office:value="4974.18089656118" calcext:value-type="float">
            <text:p>4974.18089656118</text:p>
          </table:table-cell>
          <table:table-cell office:value-type="float" office:value="666.626102384632" calcext:value-type="float">
            <text:p>666.62610238463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93.91449195611" calcext:value-type="float">
            <text:p>5093.91449195611</text:p>
          </table:table-cell>
          <table:table-cell office:value-type="float" office:value="-153.217332176581" calcext:value-type="float">
            <text:p>-153.217332176581</text:p>
          </table:table-cell>
          <table:table-cell office:value-type="float" office:value="4940.69715977953" calcext:value-type="float">
            <text:p>4940.69715977953</text:p>
          </table:table-cell>
          <table:table-cell office:value-type="float" office:value="3516.82685821459" calcext:value-type="float">
            <text:p>3516.82685821459</text:p>
          </table:table-cell>
          <table:table-cell table:number-columns-repeated="2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5080.48205763933" calcext:value-type="float">
            <text:p>5080.48205763933</text:p>
          </table:table-cell>
          <table:table-cell office:value-type="float" office:value="-144.563843425848" calcext:value-type="float">
            <text:p>-144.563843425848</text:p>
          </table:table-cell>
          <table:table-cell office:value-type="float" office:value="4935.91821421349" calcext:value-type="float">
            <text:p>4935.91821421349</text:p>
          </table:table-cell>
          <table:table-cell office:value-type="float" office:value="4106.47526958879" calcext:value-type="float">
            <text:p>4106.47526958879</text:p>
          </table:table-cell>
          <table:table-cell table:number-columns-repeated="2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5078.72256793129" calcext:value-type="float">
            <text:p>5078.72256793129</text:p>
          </table:table-cell>
          <table:table-cell office:value-type="float" office:value="-125.452221644915" calcext:value-type="float">
            <text:p>-125.452221644915</text:p>
          </table:table-cell>
          <table:table-cell office:value-type="float" office:value="4953.27034628638" calcext:value-type="float">
            <text:p>4953.27034628638</text:p>
          </table:table-cell>
          <table:table-cell office:value-type="float" office:value="2183.660536195" calcext:value-type="float">
            <text:p>2183.660536195</text:p>
          </table:table-cell>
          <table:table-cell table:number-columns-repeated="2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5084.93875418275" calcext:value-type="float">
            <text:p>5084.93875418275</text:p>
          </table:table-cell>
          <table:table-cell office:value-type="float" office:value="-119.564714821117" calcext:value-type="float">
            <text:p>-119.564714821117</text:p>
          </table:table-cell>
          <table:table-cell office:value-type="float" office:value="4965.37403936163" calcext:value-type="float">
            <text:p>4965.37403936163</text:p>
          </table:table-cell>
          <table:table-cell office:value-type="float" office:value="1198.95715012995" calcext:value-type="float">
            <text:p>1198.95715012995</text:p>
          </table:table-cell>
          <table:table-cell table:number-columns-repeated="2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5068.74423083305" calcext:value-type="float">
            <text:p>5068.74423083305</text:p>
          </table:table-cell>
          <table:table-cell office:value-type="float" office:value="-105.168718630404" calcext:value-type="float">
            <text:p>-105.168718630404</text:p>
          </table:table-cell>
          <table:table-cell office:value-type="float" office:value="4963.57551220265" calcext:value-type="float">
            <text:p>4963.57551220265</text:p>
          </table:table-cell>
          <table:table-cell office:value-type="float" office:value="1326.74331129934" calcext:value-type="float">
            <text:p>1326.74331129934</text:p>
          </table:table-cell>
          <table:table-cell table:number-columns-repeated="2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5088.03727266142" calcext:value-type="float">
            <text:p>5088.03727266142</text:p>
          </table:table-cell>
          <table:table-cell office:value-type="float" office:value="-151.883189908137" calcext:value-type="float">
            <text:p>-151.883189908137</text:p>
          </table:table-cell>
          <table:table-cell office:value-type="float" office:value="4936.15408275328" calcext:value-type="float">
            <text:p>4936.15408275328</text:p>
          </table:table-cell>
          <table:table-cell office:value-type="float" office:value="4076.30114907445" calcext:value-type="float">
            <text:p>4076.30114907445</text:p>
          </table:table-cell>
          <table:table-cell table:number-columns-repeated="2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5084.50566306811" calcext:value-type="float">
            <text:p>5084.50566306811</text:p>
          </table:table-cell>
          <table:table-cell office:value-type="float" office:value="-136.546300789629" calcext:value-type="float">
            <text:p>-136.546300789629</text:p>
          </table:table-cell>
          <table:table-cell office:value-type="float" office:value="4947.95936227848" calcext:value-type="float">
            <text:p>4947.95936227848</text:p>
          </table:table-cell>
          <table:table-cell office:value-type="float" office:value="2708.22797446253" calcext:value-type="float">
            <text:p>2708.22797446253</text:p>
          </table:table-cell>
          <table:table-cell table:number-columns-repeated="2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5077.18580032342" calcext:value-type="float">
            <text:p>5077.18580032342</text:p>
          </table:table-cell>
          <table:table-cell office:value-type="float" office:value="-121.722837930888" calcext:value-type="float">
            <text:p>-121.722837930888</text:p>
          </table:table-cell>
          <table:table-cell office:value-type="float" office:value="4955.46296239253" calcext:value-type="float">
            <text:p>4955.46296239253</text:p>
          </table:table-cell>
          <table:table-cell office:value-type="float" office:value="1983.54771884901" calcext:value-type="float">
            <text:p>1983.54771884901</text:p>
          </table:table-cell>
          <table:table-cell table:number-columns-repeated="2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5056.70194974197" calcext:value-type="float">
            <text:p>5056.70194974197</text:p>
          </table:table-cell>
          <table:table-cell office:value-type="float" office:value="-97.6906497206399" calcext:value-type="float">
            <text:p>-97.6906497206399</text:p>
          </table:table-cell>
          <table:table-cell office:value-type="float" office:value="4959.01130002133" calcext:value-type="float">
            <text:p>4959.01130002133</text:p>
          </table:table-cell>
          <table:table-cell office:value-type="float" office:value="1680.07352594138" calcext:value-type="float">
            <text:p>1680.07352594138</text:p>
          </table:table-cell>
          <table:table-cell table:number-columns-repeated="2"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5096.2204431283" calcext:value-type="float">
            <text:p>5096.2204431283</text:p>
          </table:table-cell>
          <table:table-cell office:value-type="float" office:value="-159.611648793721" calcext:value-type="float">
            <text:p>-159.611648793721</text:p>
          </table:table-cell>
          <table:table-cell office:value-type="float" office:value="4936.60879433458" calcext:value-type="float">
            <text:p>4936.60879433458</text:p>
          </table:table-cell>
          <table:table-cell office:value-type="float" office:value="4018.44495571614" calcext:value-type="float">
            <text:p>4018.4449557161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85.93017352345" calcext:value-type="float">
            <text:p>5085.93017352345</text:p>
          </table:table-cell>
          <table:table-cell office:value-type="float" office:value="-134.56139704166" calcext:value-type="float">
            <text:p>-134.56139704166</text:p>
          </table:table-cell>
          <table:table-cell office:value-type="float" office:value="4951.36877648179" calcext:value-type="float">
            <text:p>4951.36877648179</text:p>
          </table:table-cell>
          <table:table-cell office:value-type="float" office:value="2364.99590087779" calcext:value-type="float">
            <text:p>2364.99590087779</text:p>
          </table:table-cell>
          <table:table-cell table:number-columns-repeated="2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5081.62812809745" calcext:value-type="float">
            <text:p>5081.62812809745</text:p>
          </table:table-cell>
          <table:table-cell office:value-type="float" office:value="-136.124874259441" calcext:value-type="float">
            <text:p>-136.124874259441</text:p>
          </table:table-cell>
          <table:table-cell office:value-type="float" office:value="4945.503253838" calcext:value-type="float">
            <text:p>4945.503253838</text:p>
          </table:table-cell>
          <table:table-cell office:value-type="float" office:value="2969.89534224496" calcext:value-type="float">
            <text:p>2969.89534224496</text:p>
          </table:table-cell>
          <table:table-cell table:number-columns-repeated="2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5098.46897213604" calcext:value-type="float">
            <text:p>5098.46897213604</text:p>
          </table:table-cell>
          <table:table-cell office:value-type="float" office:value="-177.041228203694" calcext:value-type="float">
            <text:p>-177.041228203694</text:p>
          </table:table-cell>
          <table:table-cell office:value-type="float" office:value="4921.42774393234" calcext:value-type="float">
            <text:p>4921.42774393234</text:p>
          </table:table-cell>
          <table:table-cell office:value-type="float" office:value="6173.59942356157" calcext:value-type="float">
            <text:p>6173.59942356157</text:p>
          </table:table-cell>
          <table:table-cell table:number-columns-repeated="2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5075.75783390621" calcext:value-type="float">
            <text:p>5075.75783390621</text:p>
          </table:table-cell>
          <table:table-cell office:value-type="float" office:value="-152.183269305928" calcext:value-type="float">
            <text:p>-152.183269305928</text:p>
          </table:table-cell>
          <table:table-cell office:value-type="float" office:value="4923.57456460028" calcext:value-type="float">
            <text:p>4923.57456460028</text:p>
          </table:table-cell>
          <table:table-cell office:value-type="float" office:value="5840.84717603654" calcext:value-type="float">
            <text:p>5840.84717603654</text:p>
          </table:table-cell>
          <table:table-cell table:number-columns-repeated="2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5086.70477379291" calcext:value-type="float">
            <text:p>5086.70477379291</text:p>
          </table:table-cell>
          <table:table-cell office:value-type="float" office:value="-140.223278549688" calcext:value-type="float">
            <text:p>-140.223278549688</text:p>
          </table:table-cell>
          <table:table-cell office:value-type="float" office:value="4946.48149524322" calcext:value-type="float">
            <text:p>4946.48149524322</text:p>
          </table:table-cell>
          <table:table-cell office:value-type="float" office:value="2864.23035140121" calcext:value-type="float">
            <text:p>2864.23035140121</text:p>
          </table:table-cell>
          <table:table-cell table:number-columns-repeated="2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5095.31261504727" calcext:value-type="float">
            <text:p>5095.31261504727</text:p>
          </table:table-cell>
          <table:table-cell office:value-type="float" office:value="-164.608546579785" calcext:value-type="float">
            <text:p>-164.608546579785</text:p>
          </table:table-cell>
          <table:table-cell office:value-type="float" office:value="4930.70406846749" calcext:value-type="float">
            <text:p>4930.70406846749</text:p>
          </table:table-cell>
          <table:table-cell office:value-type="float" office:value="4801.92612695865" calcext:value-type="float">
            <text:p>4801.92612695865</text:p>
          </table:table-cell>
          <table:table-cell table:number-columns-repeated="2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5088.25083936615" calcext:value-type="float">
            <text:p>5088.25083936615</text:p>
          </table:table-cell>
          <table:table-cell office:value-type="float" office:value="-156.401522009858" calcext:value-type="float">
            <text:p>-156.401522009858</text:p>
          </table:table-cell>
          <table:table-cell office:value-type="float" office:value="4931.84931735629" calcext:value-type="float">
            <text:p>4931.84931735629</text:p>
          </table:table-cell>
          <table:table-cell office:value-type="float" office:value="4644.51554480316" calcext:value-type="float">
            <text:p>4644.51554480316</text:p>
          </table:table-cell>
          <table:table-cell table:number-columns-repeated="2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5097.0221079723" calcext:value-type="float">
            <text:p>5097.0221079723</text:p>
          </table:table-cell>
          <table:table-cell office:value-type="float" office:value="-158.22205031863" calcext:value-type="float">
            <text:p>-158.22205031863</text:p>
          </table:table-cell>
          <table:table-cell office:value-type="float" office:value="4938.80005765367" calcext:value-type="float">
            <text:p>4938.80005765367</text:p>
          </table:table-cell>
          <table:table-cell office:value-type="float" office:value="3745.43294319471" calcext:value-type="float">
            <text:p>3745.43294319471</text:p>
          </table:table-cell>
          <table:table-cell table:number-columns-repeated="2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5098.8313656742" calcext:value-type="float">
            <text:p>5098.8313656742</text:p>
          </table:table-cell>
          <table:table-cell office:value-type="float" office:value="-150.873618665288" calcext:value-type="float">
            <text:p>-150.873618665288</text:p>
          </table:table-cell>
          <table:table-cell office:value-type="float" office:value="4947.95774700891" calcext:value-type="float">
            <text:p>4947.95774700891</text:p>
          </table:table-cell>
          <table:table-cell office:value-type="float" office:value="2708.39609638854" calcext:value-type="float">
            <text:p>2708.39609638854</text:p>
          </table:table-cell>
          <table:table-cell table:number-columns-repeated="2"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5072.34323901235" calcext:value-type="float">
            <text:p>5072.34323901235</text:p>
          </table:table-cell>
          <table:table-cell office:value-type="float" office:value="-109.352691256867" calcext:value-type="float">
            <text:p>-109.352691256867</text:p>
          </table:table-cell>
          <table:table-cell office:value-type="float" office:value="4962.99054775548" calcext:value-type="float">
            <text:p>4962.99054775548</text:p>
          </table:table-cell>
          <table:table-cell office:value-type="float" office:value="1369.69955543959" calcext:value-type="float">
            <text:p>1369.69955543959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95.42099973228" calcext:value-type="float">
            <text:p>5095.42099973228</text:p>
          </table:table-cell>
          <table:table-cell office:value-type="float" office:value="-163.8989733867" calcext:value-type="float">
            <text:p>-163.8989733867</text:p>
          </table:table-cell>
          <table:table-cell office:value-type="float" office:value="4931.52202634558" calcext:value-type="float">
            <text:p>4931.52202634558</text:p>
          </table:table-cell>
          <table:table-cell office:value-type="float" office:value="4689.23287581539" calcext:value-type="float">
            <text:p>4689.23287581539</text:p>
          </table:table-cell>
          <table:table-cell table:number-columns-repeated="2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5088.07701704729" calcext:value-type="float">
            <text:p>5088.07701704729</text:p>
          </table:table-cell>
          <table:table-cell office:value-type="float" office:value="-137.997437634466" calcext:value-type="float">
            <text:p>-137.997437634466</text:p>
          </table:table-cell>
          <table:table-cell office:value-type="float" office:value="4950.07957941282" calcext:value-type="float">
            <text:p>4950.07957941282</text:p>
          </table:table-cell>
          <table:table-cell office:value-type="float" office:value="2492.04839160069" calcext:value-type="float">
            <text:p>2492.04839160069</text:p>
          </table:table-cell>
          <table:table-cell table:number-columns-repeated="2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5080.98603810932" calcext:value-type="float">
            <text:p>5080.98603810932</text:p>
          </table:table-cell>
          <table:table-cell office:value-type="float" office:value="-136.491754835805" calcext:value-type="float">
            <text:p>-136.491754835805</text:p>
          </table:table-cell>
          <table:table-cell office:value-type="float" office:value="4944.49428327351" calcext:value-type="float">
            <text:p>4944.49428327351</text:p>
          </table:table-cell>
          <table:table-cell office:value-type="float" office:value="3080.88458932089" calcext:value-type="float">
            <text:p>3080.88458932089</text:p>
          </table:table-cell>
          <table:table-cell table:number-columns-repeated="2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5103.29268259579" calcext:value-type="float">
            <text:p>5103.29268259579</text:p>
          </table:table-cell>
          <table:table-cell office:value-type="float" office:value="-183.470977238137" calcext:value-type="float">
            <text:p>-183.470977238137</text:p>
          </table:table-cell>
          <table:table-cell office:value-type="float" office:value="4919.82170535766" calcext:value-type="float">
            <text:p>4919.82170535766</text:p>
          </table:table-cell>
          <table:table-cell office:value-type="float" office:value="6428.55893175462" calcext:value-type="float">
            <text:p>6428.55893175462</text:p>
          </table:table-cell>
          <table:table-cell table:number-columns-repeated="2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5114.0519568219" calcext:value-type="float">
            <text:p>5114.0519568219</text:p>
          </table:table-cell>
          <table:table-cell office:value-type="float" office:value="-197.640099298021" calcext:value-type="float">
            <text:p>-197.640099298021</text:p>
          </table:table-cell>
          <table:table-cell office:value-type="float" office:value="4916.41185752388" calcext:value-type="float">
            <text:p>4916.41185752388</text:p>
          </table:table-cell>
          <table:table-cell office:value-type="float" office:value="6986.97756260861" calcext:value-type="float">
            <text:p>6986.97756260861</text:p>
          </table:table-cell>
          <table:table-cell table:number-columns-repeated="2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5097.40628320644" calcext:value-type="float">
            <text:p>5097.40628320644</text:p>
          </table:table-cell>
          <table:table-cell office:value-type="float" office:value="-168.443215679404" calcext:value-type="float">
            <text:p>-168.443215679404</text:p>
          </table:table-cell>
          <table:table-cell office:value-type="float" office:value="4928.96306752703" calcext:value-type="float">
            <text:p>4928.96306752703</text:p>
          </table:table-cell>
          <table:table-cell office:value-type="float" office:value="5046.24577516878" calcext:value-type="float">
            <text:p>5046.24577516878</text:p>
          </table:table-cell>
          <table:table-cell table:number-columns-repeated="2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5098.97104813404" calcext:value-type="float">
            <text:p>5098.97104813404</text:p>
          </table:table-cell>
          <table:table-cell office:value-type="float" office:value="-172.519509081569" calcext:value-type="float">
            <text:p>-172.519509081569</text:p>
          </table:table-cell>
          <table:table-cell office:value-type="float" office:value="4926.45153905247" calcext:value-type="float">
            <text:p>4926.45153905247</text:p>
          </table:table-cell>
          <table:table-cell office:value-type="float" office:value="5409.37610775031" calcext:value-type="float">
            <text:p>5409.37610775031</text:p>
          </table:table-cell>
          <table:table-cell table:number-columns-repeated="2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5097.29797120024" calcext:value-type="float">
            <text:p>5097.29797120024</text:p>
          </table:table-cell>
          <table:table-cell office:value-type="float" office:value="-157.800205797368" calcext:value-type="float">
            <text:p>-157.800205797368</text:p>
          </table:table-cell>
          <table:table-cell office:value-type="float" office:value="4939.49776540288" calcext:value-type="float">
            <text:p>4939.49776540288</text:p>
          </table:table-cell>
          <table:table-cell office:value-type="float" office:value="3660.52039124551" calcext:value-type="float">
            <text:p>3660.52039124551</text:p>
          </table:table-cell>
          <table:table-cell table:number-columns-repeated="2"/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5081.57059272885" calcext:value-type="float">
            <text:p>5081.57059272885</text:p>
          </table:table-cell>
          <table:table-cell office:value-type="float" office:value="-165.225725699914" calcext:value-type="float">
            <text:p>-165.225725699914</text:p>
          </table:table-cell>
          <table:table-cell office:value-type="float" office:value="4916.34486702893" calcext:value-type="float">
            <text:p>4916.34486702893</text:p>
          </table:table-cell>
          <table:table-cell office:value-type="float" office:value="6998.18127240681" calcext:value-type="float">
            <text:p>6998.1812724068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71.22031412509" calcext:value-type="float">
            <text:p>5071.22031412509</text:p>
          </table:table-cell>
          <table:table-cell office:value-type="float" office:value="-89.1392185521468" calcext:value-type="float">
            <text:p>-89.1392185521468</text:p>
          </table:table-cell>
          <table:table-cell office:value-type="float" office:value="4982.08109557294" calcext:value-type="float">
            <text:p>4982.08109557294</text:p>
          </table:table-cell>
          <table:table-cell office:value-type="float" office:value="321.087135866002" calcext:value-type="float">
            <text:p>321.087135866002</text:p>
          </table:table-cell>
          <table:table-cell table:number-columns-repeated="2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5100.33184100986" calcext:value-type="float">
            <text:p>5100.33184100986</text:p>
          </table:table-cell>
          <table:table-cell office:value-type="float" office:value="-172.02515158742" calcext:value-type="float">
            <text:p>-172.02515158742</text:p>
          </table:table-cell>
          <table:table-cell office:value-type="float" office:value="4928.30668942244" calcext:value-type="float">
            <text:p>4928.30668942244</text:p>
          </table:table-cell>
          <table:table-cell office:value-type="float" office:value="5139.93078157018" calcext:value-type="float">
            <text:p>5139.93078157018</text:p>
          </table:table-cell>
          <table:table-cell table:number-columns-repeated="2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5086.83480239071" calcext:value-type="float">
            <text:p>5086.83480239071</text:p>
          </table:table-cell>
          <table:table-cell office:value-type="float" office:value="-139.532925111187" calcext:value-type="float">
            <text:p>-139.532925111187</text:p>
          </table:table-cell>
          <table:table-cell office:value-type="float" office:value="4947.30187727953" calcext:value-type="float">
            <text:p>4947.30187727953</text:p>
          </table:table-cell>
          <table:table-cell office:value-type="float" office:value="2777.09213826225" calcext:value-type="float">
            <text:p>2777.09213826225</text:p>
          </table:table-cell>
          <table:table-cell table:number-columns-repeated="2"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5120.09344476651" calcext:value-type="float">
            <text:p>5120.09344476651</text:p>
          </table:table-cell>
          <table:table-cell office:value-type="float" office:value="-204.751275498176" calcext:value-type="float">
            <text:p>-204.751275498176</text:p>
          </table:table-cell>
          <table:table-cell office:value-type="float" office:value="4915.34216926833" calcext:value-type="float">
            <text:p>4915.34216926833</text:p>
          </table:table-cell>
          <table:table-cell office:value-type="float" office:value="7166.948304192" calcext:value-type="float">
            <text:p>7166.948304192</text:p>
          </table:table-cell>
          <table:table-cell table:number-columns-repeated="2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5112.48752975267" calcext:value-type="float">
            <text:p>5112.48752975267</text:p>
          </table:table-cell>
          <table:table-cell office:value-type="float" office:value="-180.525344001334" calcext:value-type="float">
            <text:p>-180.525344001334</text:p>
          </table:table-cell>
          <table:table-cell office:value-type="float" office:value="4931.96218575134" calcext:value-type="float">
            <text:p>4931.96218575134</text:p>
          </table:table-cell>
          <table:table-cell office:value-type="float" office:value="4629.14416773575" calcext:value-type="float">
            <text:p>4629.14416773575</text:p>
          </table:table-cell>
          <table:table-cell table:number-columns-repeated="2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5109.19299692089" calcext:value-type="float">
            <text:p>5109.19299692089</text:p>
          </table:table-cell>
          <table:table-cell office:value-type="float" office:value="-187.394970630412" calcext:value-type="float">
            <text:p>-187.394970630412</text:p>
          </table:table-cell>
          <table:table-cell office:value-type="float" office:value="4921.79802629048" calcext:value-type="float">
            <text:p>4921.79802629048</text:p>
          </table:table-cell>
          <table:table-cell office:value-type="float" office:value="6115.54869206484" calcext:value-type="float">
            <text:p>6115.54869206484</text:p>
          </table:table-cell>
          <table:table-cell table:number-columns-repeated="2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5094.6492848469" calcext:value-type="float">
            <text:p>5094.6492848469</text:p>
          </table:table-cell>
          <table:table-cell office:value-type="float" office:value="-147.095471994276" calcext:value-type="float">
            <text:p>-147.095471994276</text:p>
          </table:table-cell>
          <table:table-cell office:value-type="float" office:value="4947.55381285263" calcext:value-type="float">
            <text:p>4947.55381285263</text:p>
          </table:table-cell>
          <table:table-cell office:value-type="float" office:value="2750.6025462971" calcext:value-type="float">
            <text:p>2750.6025462971</text:p>
          </table:table-cell>
          <table:table-cell table:number-columns-repeated="2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5106.07044456497" calcext:value-type="float">
            <text:p>5106.07044456497</text:p>
          </table:table-cell>
          <table:table-cell office:value-type="float" office:value="-169.410951350797" calcext:value-type="float">
            <text:p>-169.410951350797</text:p>
          </table:table-cell>
          <table:table-cell office:value-type="float" office:value="4936.65949321417" calcext:value-type="float">
            <text:p>4936.65949321417</text:p>
          </table:table-cell>
          <table:table-cell office:value-type="float" office:value="4012.01979988581" calcext:value-type="float">
            <text:p>4012.01979988581</text:p>
          </table:table-cell>
          <table:table-cell table:number-columns-repeated="2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5100.29140792096" calcext:value-type="float">
            <text:p>5100.29140792096</text:p>
          </table:table-cell>
          <table:table-cell office:value-type="float" office:value="-167.218603262569" calcext:value-type="float">
            <text:p>-167.218603262569</text:p>
          </table:table-cell>
          <table:table-cell office:value-type="float" office:value="4933.07280465839" calcext:value-type="float">
            <text:p>4933.07280465839</text:p>
          </table:table-cell>
          <table:table-cell office:value-type="float" office:value="4479.24947629379" calcext:value-type="float">
            <text:p>4479.24947629379</text:p>
          </table:table-cell>
          <table:table-cell table:number-columns-repeated="2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5114.01701257289" calcext:value-type="float">
            <text:p>5114.01701257289</text:p>
          </table:table-cell>
          <table:table-cell office:value-type="float" office:value="-191.643871805324" calcext:value-type="float">
            <text:p>-191.643871805324</text:p>
          </table:table-cell>
          <table:table-cell office:value-type="float" office:value="4922.37314076757" calcext:value-type="float">
            <text:p>4922.37314076757</text:p>
          </table:table-cell>
          <table:table-cell office:value-type="float" office:value="6025.92927429214" calcext:value-type="float">
            <text:p>6025.9292742921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85.97450274276" calcext:value-type="float">
            <text:p>5085.97450274276</text:p>
          </table:table-cell>
          <table:table-cell office:value-type="float" office:value="-127.075315958219" calcext:value-type="float">
            <text:p>-127.075315958219</text:p>
          </table:table-cell>
          <table:table-cell office:value-type="float" office:value="4958.89918678454" calcext:value-type="float">
            <text:p>4958.89918678454</text:p>
          </table:table-cell>
          <table:table-cell office:value-type="float" office:value="1689.27684697207" calcext:value-type="float">
            <text:p>1689.27684697207</text:p>
          </table:table-cell>
          <table:table-cell table:number-columns-repeated="2"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5103.35734917524" calcext:value-type="float">
            <text:p>5103.35734917524</text:p>
          </table:table-cell>
          <table:table-cell office:value-type="float" office:value="-160.940709860082" calcext:value-type="float">
            <text:p>-160.940709860082</text:p>
          </table:table-cell>
          <table:table-cell office:value-type="float" office:value="4942.41663931515" calcext:value-type="float">
            <text:p>4942.41663931515</text:p>
          </table:table-cell>
          <table:table-cell office:value-type="float" office:value="3315.84342776101" calcext:value-type="float">
            <text:p>3315.84342776101</text:p>
          </table:table-cell>
          <table:table-cell table:number-columns-repeated="2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5125.3346047414" calcext:value-type="float">
            <text:p>5125.3346047414</text:p>
          </table:table-cell>
          <table:table-cell office:value-type="float" office:value="-200.811163680188" calcext:value-type="float">
            <text:p>-200.811163680188</text:p>
          </table:table-cell>
          <table:table-cell office:value-type="float" office:value="4924.52344106121" calcext:value-type="float">
            <text:p>4924.52344106121</text:p>
          </table:table-cell>
          <table:table-cell office:value-type="float" office:value="5696.71094924061" calcext:value-type="float">
            <text:p>5696.71094924061</text:p>
          </table:table-cell>
          <table:table-cell table:number-columns-repeated="2"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5116.55806081122" calcext:value-type="float">
            <text:p>5116.55806081122</text:p>
          </table:table-cell>
          <table:table-cell office:value-type="float" office:value="-194.919673085169" calcext:value-type="float">
            <text:p>-194.919673085169</text:p>
          </table:table-cell>
          <table:table-cell office:value-type="float" office:value="4921.63838772605" calcext:value-type="float">
            <text:p>4921.63838772605</text:p>
          </table:table-cell>
          <table:table-cell office:value-type="float" office:value="6140.54227817322" calcext:value-type="float">
            <text:p>6140.54227817322</text:p>
          </table:table-cell>
          <table:table-cell table:number-columns-repeated="2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5108.34206801662" calcext:value-type="float">
            <text:p>5108.34206801662</text:p>
          </table:table-cell>
          <table:table-cell office:value-type="float" office:value="-164.520211532839" calcext:value-type="float">
            <text:p>-164.520211532839</text:p>
          </table:table-cell>
          <table:table-cell office:value-type="float" office:value="4943.82185648378" calcext:value-type="float">
            <text:p>4943.82185648378</text:p>
          </table:table-cell>
          <table:table-cell office:value-type="float" office:value="3155.98380892893" calcext:value-type="float">
            <text:p>3155.98380892893</text:p>
          </table:table-cell>
          <table:table-cell table:number-columns-repeated="2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5092.58442407108" calcext:value-type="float">
            <text:p>5092.58442407108</text:p>
          </table:table-cell>
          <table:table-cell office:value-type="float" office:value="-151.723463930487" calcext:value-type="float">
            <text:p>-151.723463930487</text:p>
          </table:table-cell>
          <table:table-cell office:value-type="float" office:value="4940.86096014059" calcext:value-type="float">
            <text:p>4940.86096014059</text:p>
          </table:table-cell>
          <table:table-cell office:value-type="float" office:value="3497.42603549271" calcext:value-type="float">
            <text:p>3497.42603549271</text:p>
          </table:table-cell>
          <table:table-cell table:number-columns-repeated="2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5113.5035960722" calcext:value-type="float">
            <text:p>5113.5035960722</text:p>
          </table:table-cell>
          <table:table-cell office:value-type="float" office:value="-183.959227463143" calcext:value-type="float">
            <text:p>-183.959227463143</text:p>
          </table:table-cell>
          <table:table-cell office:value-type="float" office:value="4929.54436860906" calcext:value-type="float">
            <text:p>4929.54436860906</text:p>
          </table:table-cell>
          <table:table-cell office:value-type="float" office:value="4963.99599469597" calcext:value-type="float">
            <text:p>4963.99599469597</text:p>
          </table:table-cell>
          <table:table-cell table:number-columns-repeated="2"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5129.86450318666" calcext:value-type="float">
            <text:p>5129.86450318666</text:p>
          </table:table-cell>
          <table:table-cell office:value-type="float" office:value="-217.013447486784" calcext:value-type="float">
            <text:p>-217.013447486784</text:p>
          </table:table-cell>
          <table:table-cell office:value-type="float" office:value="4912.85105569987" calcext:value-type="float">
            <text:p>4912.85105569987</text:p>
          </table:table-cell>
          <table:table-cell office:value-type="float" office:value="7594.93849262654" calcext:value-type="float">
            <text:p>7594.93849262654</text:p>
          </table:table-cell>
          <table:table-cell table:number-columns-repeated="2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5098.58577349297" calcext:value-type="float">
            <text:p>5098.58577349297</text:p>
          </table:table-cell>
          <table:table-cell office:value-type="float" office:value="-182.885864168667" calcext:value-type="float">
            <text:p>-182.885864168667</text:p>
          </table:table-cell>
          <table:table-cell office:value-type="float" office:value="4915.6999093243" calcext:value-type="float">
            <text:p>4915.6999093243</text:p>
          </table:table-cell>
          <table:table-cell office:value-type="float" office:value="7106.50528793073" calcext:value-type="float">
            <text:p>7106.50528793073</text:p>
          </table:table-cell>
          <table:table-cell table:number-columns-repeated="2"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5115.23710302905" calcext:value-type="float">
            <text:p>5115.23710302905</text:p>
          </table:table-cell>
          <table:table-cell office:value-type="float" office:value="-169.464730923846" calcext:value-type="float">
            <text:p>-169.464730923846</text:p>
          </table:table-cell>
          <table:table-cell office:value-type="float" office:value="4945.7723721052" calcext:value-type="float">
            <text:p>4945.7723721052</text:p>
          </table:table-cell>
          <table:table-cell office:value-type="float" office:value="2940.63562709672" calcext:value-type="float">
            <text:p>2940.6356270967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14.11312916849" calcext:value-type="float">
            <text:p>5114.11312916849</text:p>
          </table:table-cell>
          <table:table-cell office:value-type="float" office:value="-183.502665476594" calcext:value-type="float">
            <text:p>-183.502665476594</text:p>
          </table:table-cell>
          <table:table-cell office:value-type="float" office:value="4930.6104636919" calcext:value-type="float">
            <text:p>4930.6104636919</text:p>
          </table:table-cell>
          <table:table-cell office:value-type="float" office:value="4814.90774905352" calcext:value-type="float">
            <text:p>4814.90774905352</text:p>
          </table:table-cell>
          <table:table-cell table:number-columns-repeated="2"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5102.88064713145" calcext:value-type="float">
            <text:p>5102.88064713145</text:p>
          </table:table-cell>
          <table:table-cell office:value-type="float" office:value="-159.259539330865" calcext:value-type="float">
            <text:p>-159.259539330865</text:p>
          </table:table-cell>
          <table:table-cell office:value-type="float" office:value="4943.62110780058" calcext:value-type="float">
            <text:p>4943.62110780058</text:p>
          </table:table-cell>
          <table:table-cell office:value-type="float" office:value="3178.57948563373" calcext:value-type="float">
            <text:p>3178.57948563373</text:p>
          </table:table-cell>
          <table:table-cell table:number-columns-repeated="2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5101.18745337778" calcext:value-type="float">
            <text:p>5101.18745337778</text:p>
          </table:table-cell>
          <table:table-cell office:value-type="float" office:value="-153.580805209058" calcext:value-type="float">
            <text:p>-153.580805209058</text:p>
          </table:table-cell>
          <table:table-cell office:value-type="float" office:value="4947.60664816872" calcext:value-type="float">
            <text:p>4947.60664816872</text:p>
          </table:table-cell>
          <table:table-cell office:value-type="float" office:value="2745.06331611664" calcext:value-type="float">
            <text:p>2745.06331611664</text:p>
          </table:table-cell>
          <table:table-cell table:number-columns-repeated="2"/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5110.17112926869" calcext:value-type="float">
            <text:p>5110.17112926869</text:p>
          </table:table-cell>
          <table:table-cell office:value-type="float" office:value="-169.309152466825" calcext:value-type="float">
            <text:p>-169.309152466825</text:p>
          </table:table-cell>
          <table:table-cell office:value-type="float" office:value="4940.86197680187" calcext:value-type="float">
            <text:p>4940.86197680187</text:p>
          </table:table-cell>
          <table:table-cell office:value-type="float" office:value="3497.3057877828" calcext:value-type="float">
            <text:p>3497.3057877828</text:p>
          </table:table-cell>
          <table:table-cell table:number-columns-repeated="2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5109.44638406967" calcext:value-type="float">
            <text:p>5109.44638406967</text:p>
          </table:table-cell>
          <table:table-cell office:value-type="float" office:value="-174.217269508555" calcext:value-type="float">
            <text:p>-174.217269508555</text:p>
          </table:table-cell>
          <table:table-cell office:value-type="float" office:value="4935.22911456111" calcext:value-type="float">
            <text:p>4935.22911456111</text:p>
          </table:table-cell>
          <table:table-cell office:value-type="float" office:value="4195.26760053725" calcext:value-type="float">
            <text:p>4195.26760053725</text:p>
          </table:table-cell>
          <table:table-cell table:number-columns-repeated="2"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5117.74300751618" calcext:value-type="float">
            <text:p>5117.74300751618</text:p>
          </table:table-cell>
          <table:table-cell office:value-type="float" office:value="-188.515231728542" calcext:value-type="float">
            <text:p>-188.515231728542</text:p>
          </table:table-cell>
          <table:table-cell office:value-type="float" office:value="4929.22777578764" calcext:value-type="float">
            <text:p>4929.22777578764</text:p>
          </table:table-cell>
          <table:table-cell office:value-type="float" office:value="5008.7077199643" calcext:value-type="float">
            <text:p>5008.7077199643</text:p>
          </table:table-cell>
          <table:table-cell table:number-columns-repeated="2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5104.34782535862" calcext:value-type="float">
            <text:p>5104.34782535862</text:p>
          </table:table-cell>
          <table:table-cell office:value-type="float" office:value="-181.011723140148" calcext:value-type="float">
            <text:p>-181.011723140148</text:p>
          </table:table-cell>
          <table:table-cell office:value-type="float" office:value="4923.33610221848" calcext:value-type="float">
            <text:p>4923.33610221848</text:p>
          </table:table-cell>
          <table:table-cell office:value-type="float" office:value="5877.35322305605" calcext:value-type="float">
            <text:p>5877.35322305605</text:p>
          </table:table-cell>
          <table:table-cell table:number-columns-repeated="2"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5105.91249430926" calcext:value-type="float">
            <text:p>5105.91249430926</text:p>
          </table:table-cell>
          <table:table-cell office:value-type="float" office:value="-183.883768207546" calcext:value-type="float">
            <text:p>-183.883768207546</text:p>
          </table:table-cell>
          <table:table-cell office:value-type="float" office:value="4922.02872610172" calcext:value-type="float">
            <text:p>4922.02872610172</text:p>
          </table:table-cell>
          <table:table-cell office:value-type="float" office:value="6079.51955332142" calcext:value-type="float">
            <text:p>6079.51955332142</text:p>
          </table:table-cell>
          <table:table-cell table:number-columns-repeated="2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5101.95051218832" calcext:value-type="float">
            <text:p>5101.95051218832</text:p>
          </table:table-cell>
          <table:table-cell office:value-type="float" office:value="-165.38828483216" calcext:value-type="float">
            <text:p>-165.38828483216</text:p>
          </table:table-cell>
          <table:table-cell office:value-type="float" office:value="4936.56222735616" calcext:value-type="float">
            <text:p>4936.56222735616</text:p>
          </table:table-cell>
          <table:table-cell office:value-type="float" office:value="4024.35099801184" calcext:value-type="float">
            <text:p>4024.35099801184</text:p>
          </table:table-cell>
          <table:table-cell table:number-columns-repeated="2"/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5114.42972620899" calcext:value-type="float">
            <text:p>5114.42972620899</text:p>
          </table:table-cell>
          <table:table-cell office:value-type="float" office:value="-189.957007276399" calcext:value-type="float">
            <text:p>-189.957007276399</text:p>
          </table:table-cell>
          <table:table-cell office:value-type="float" office:value="4924.47271893259" calcext:value-type="float">
            <text:p>4924.47271893259</text:p>
          </table:table-cell>
          <table:table-cell office:value-type="float" office:value="5704.37018543522" calcext:value-type="float">
            <text:p>5704.3701854352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107.58209421575" calcext:value-type="float">
            <text:p>5107.58209421575</text:p>
          </table:table-cell>
          <table:table-cell office:value-type="float" office:value="-173.385982092004" calcext:value-type="float">
            <text:p>-173.385982092004</text:p>
          </table:table-cell>
          <table:table-cell office:value-type="float" office:value="4934.19611212374" calcext:value-type="float">
            <text:p>4934.19611212374</text:p>
          </table:table-cell>
          <table:table-cell office:value-type="float" office:value="4330.15165963128" calcext:value-type="float">
            <text:p>4330.15165963128</text:p>
          </table:table-cell>
          <table:table-cell table:number-columns-repeated="2"/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5109.24697692377" calcext:value-type="float">
            <text:p>5109.24697692377</text:p>
          </table:table-cell>
          <table:table-cell office:value-type="float" office:value="-170.035674791463" calcext:value-type="float">
            <text:p>-170.035674791463</text:p>
          </table:table-cell>
          <table:table-cell office:value-type="float" office:value="4939.21130213231" calcext:value-type="float">
            <text:p>4939.21130213231</text:p>
          </table:table-cell>
          <table:table-cell office:value-type="float" office:value="3695.26578844971" calcext:value-type="float">
            <text:p>3695.26578844971</text:p>
          </table:table-cell>
          <table:table-cell table:number-columns-repeated="2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5120.28679584539" calcext:value-type="float">
            <text:p>5120.28679584539</text:p>
          </table:table-cell>
          <table:table-cell office:value-type="float" office:value="-186.94028127889" calcext:value-type="float">
            <text:p>-186.94028127889</text:p>
          </table:table-cell>
          <table:table-cell office:value-type="float" office:value="4933.3465145665" calcext:value-type="float">
            <text:p>4933.3465145665</text:p>
          </table:table-cell>
          <table:table-cell office:value-type="float" office:value="4442.68712043325" calcext:value-type="float">
            <text:p>4442.68712043325</text:p>
          </table:table-cell>
          <table:table-cell table:number-columns-repeated="2"/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5120.31101170131" calcext:value-type="float">
            <text:p>5120.31101170131</text:p>
          </table:table-cell>
          <table:table-cell office:value-type="float" office:value="-185.090002406244" calcext:value-type="float">
            <text:p>-185.090002406244</text:p>
          </table:table-cell>
          <table:table-cell office:value-type="float" office:value="4935.22100929507" calcext:value-type="float">
            <text:p>4935.22100929507</text:p>
          </table:table-cell>
          <table:table-cell office:value-type="float" office:value="4196.31763674929" calcext:value-type="float">
            <text:p>4196.31763674929</text:p>
          </table:table-cell>
          <table:table-cell table:number-columns-repeated="2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5130.75384773588" calcext:value-type="float">
            <text:p>5130.75384773588</text:p>
          </table:table-cell>
          <table:table-cell office:value-type="float" office:value="-197.867667415414" calcext:value-type="float">
            <text:p>-197.867667415414</text:p>
          </table:table-cell>
          <table:table-cell office:value-type="float" office:value="4932.88618032046" calcext:value-type="float">
            <text:p>4932.88618032046</text:p>
          </table:table-cell>
          <table:table-cell office:value-type="float" office:value="4504.26479197721" calcext:value-type="float">
            <text:p>4504.26479197721</text:p>
          </table:table-cell>
          <table:table-cell table:number-columns-repeated="2"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5098.48228002375" calcext:value-type="float">
            <text:p>5098.48228002375</text:p>
          </table:table-cell>
          <table:table-cell office:value-type="float" office:value="-154.861201810418" calcext:value-type="float">
            <text:p>-154.861201810418</text:p>
          </table:table-cell>
          <table:table-cell office:value-type="float" office:value="4943.62107821333" calcext:value-type="float">
            <text:p>4943.62107821333</text:p>
          </table:table-cell>
          <table:table-cell office:value-type="float" office:value="3178.58282182752" calcext:value-type="float">
            <text:p>3178.58282182752</text:p>
          </table:table-cell>
          <table:table-cell table:number-columns-repeated="2"/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5107.67169121986" calcext:value-type="float">
            <text:p>5107.67169121986</text:p>
          </table:table-cell>
          <table:table-cell office:value-type="float" office:value="-166.344064252841" calcext:value-type="float">
            <text:p>-166.344064252841</text:p>
          </table:table-cell>
          <table:table-cell office:value-type="float" office:value="4941.32762696702" calcext:value-type="float">
            <text:p>4941.32762696702</text:p>
          </table:table-cell>
          <table:table-cell office:value-type="float" office:value="3442.44735732121" calcext:value-type="float">
            <text:p>3442.44735732121</text:p>
          </table:table-cell>
          <table:table-cell table:number-columns-repeated="2"/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5110.99668761381" calcext:value-type="float">
            <text:p>5110.99668761381</text:p>
          </table:table-cell>
          <table:table-cell office:value-type="float" office:value="-180.042725874413" calcext:value-type="float">
            <text:p>-180.042725874413</text:p>
          </table:table-cell>
          <table:table-cell office:value-type="float" office:value="4930.9539617394" calcext:value-type="float">
            <text:p>4930.9539617394</text:p>
          </table:table-cell>
          <table:table-cell office:value-type="float" office:value="4767.35539948408" calcext:value-type="float">
            <text:p>4767.35539948408</text:p>
          </table:table-cell>
          <table:table-cell table:number-columns-repeated="2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5091.68778997296" calcext:value-type="float">
            <text:p>5091.68778997296</text:p>
          </table:table-cell>
          <table:table-cell office:value-type="float" office:value="-151.132807145405" calcext:value-type="float">
            <text:p>-151.132807145405</text:p>
          </table:table-cell>
          <table:table-cell office:value-type="float" office:value="4940.55498282756" calcext:value-type="float">
            <text:p>4940.55498282756</text:p>
          </table:table-cell>
          <table:table-cell office:value-type="float" office:value="3533.71006663193" calcext:value-type="float">
            <text:p>3533.71006663193</text:p>
          </table:table-cell>
          <table:table-cell table:number-columns-repeated="2"/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5089.73344171891" calcext:value-type="float">
            <text:p>5089.73344171891</text:p>
          </table:table-cell>
          <table:table-cell office:value-type="float" office:value="-128.926867634664" calcext:value-type="float">
            <text:p>-128.926867634664</text:p>
          </table:table-cell>
          <table:table-cell office:value-type="float" office:value="4960.80657408425" calcext:value-type="float">
            <text:p>4960.80657408425</text:p>
          </table:table-cell>
          <table:table-cell office:value-type="float" office:value="1536.12463501372" calcext:value-type="float">
            <text:p>1536.1246350137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96.72000046208" calcext:value-type="float">
            <text:p>5096.72000046208</text:p>
          </table:table-cell>
          <table:table-cell office:value-type="float" office:value="-178.457735977961" calcext:value-type="float">
            <text:p>-178.457735977961</text:p>
          </table:table-cell>
          <table:table-cell office:value-type="float" office:value="4918.26226448412" calcext:value-type="float">
            <text:p>4918.26226448412</text:p>
          </table:table-cell>
          <table:table-cell office:value-type="float" office:value="6681.05740726389" calcext:value-type="float">
            <text:p>6681.05740726389</text:p>
          </table:table-cell>
          <table:table-cell table:number-columns-repeated="2"/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5107.88160120262" calcext:value-type="float">
            <text:p>5107.88160120262</text:p>
          </table:table-cell>
          <table:table-cell office:value-type="float" office:value="-191.092555520129" calcext:value-type="float">
            <text:p>-191.092555520129</text:p>
          </table:table-cell>
          <table:table-cell office:value-type="float" office:value="4916.78904568249" calcext:value-type="float">
            <text:p>4916.78904568249</text:p>
          </table:table-cell>
          <table:table-cell office:value-type="float" office:value="6924.06291843046" calcext:value-type="float">
            <text:p>6924.06291843046</text:p>
          </table:table-cell>
          <table:table-cell table:number-columns-repeated="2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5108.95759720816" calcext:value-type="float">
            <text:p>5108.95759720816</text:p>
          </table:table-cell>
          <table:table-cell office:value-type="float" office:value="-190.681885707553" calcext:value-type="float">
            <text:p>-190.681885707553</text:p>
          </table:table-cell>
          <table:table-cell office:value-type="float" office:value="4918.2757115006" calcext:value-type="float">
            <text:p>4918.2757115006</text:p>
          </table:table-cell>
          <table:table-cell office:value-type="float" office:value="6678.85933073276" calcext:value-type="float">
            <text:p>6678.85933073276</text:p>
          </table:table-cell>
          <table:table-cell table:number-columns-repeated="2"/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5123.923466923" calcext:value-type="float">
            <text:p>5123.923466923</text:p>
          </table:table-cell>
          <table:table-cell office:value-type="float" office:value="-201.145777676452" calcext:value-type="float">
            <text:p>-201.145777676452</text:p>
          </table:table-cell>
          <table:table-cell office:value-type="float" office:value="4922.77768924655" calcext:value-type="float">
            <text:p>4922.77768924655</text:p>
          </table:table-cell>
          <table:table-cell office:value-type="float" office:value="5963.28527810227" calcext:value-type="float">
            <text:p>5963.28527810227</text:p>
          </table:table-cell>
          <table:table-cell table:number-columns-repeated="2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5106.41209438237" calcext:value-type="float">
            <text:p>5106.41209438237</text:p>
          </table:table-cell>
          <table:table-cell office:value-type="float" office:value="-169.912126880162" calcext:value-type="float">
            <text:p>-169.912126880162</text:p>
          </table:table-cell>
          <table:table-cell office:value-type="float" office:value="4936.4999675022" calcext:value-type="float">
            <text:p>4936.4999675022</text:p>
          </table:table-cell>
          <table:table-cell office:value-type="float" office:value="4032.25412722108" calcext:value-type="float">
            <text:p>4032.25412722108</text:p>
          </table:table-cell>
          <table:table-cell table:number-columns-repeated="2"/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5098.98421414501" calcext:value-type="float">
            <text:p>5098.98421414501</text:p>
          </table:table-cell>
          <table:table-cell office:value-type="float" office:value="-179.592820600264" calcext:value-type="float">
            <text:p>-179.592820600264</text:p>
          </table:table-cell>
          <table:table-cell office:value-type="float" office:value="4919.39139354474" calcext:value-type="float">
            <text:p>4919.39139354474</text:p>
          </table:table-cell>
          <table:table-cell office:value-type="float" office:value="6497.74743465856" calcext:value-type="float">
            <text:p>6497.74743465856</text:p>
          </table:table-cell>
          <table:table-cell table:number-columns-repeated="2"/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5099.83592315956" calcext:value-type="float">
            <text:p>5099.83592315956</text:p>
          </table:table-cell>
          <table:table-cell office:value-type="float" office:value="-156.159387139112" calcext:value-type="float">
            <text:p>-156.159387139112</text:p>
          </table:table-cell>
          <table:table-cell office:value-type="float" office:value="4943.67653602045" calcext:value-type="float">
            <text:p>4943.67653602045</text:p>
          </table:table-cell>
          <table:table-cell office:value-type="float" office:value="3172.33259465578" calcext:value-type="float">
            <text:p>3172.33259465578</text:p>
          </table:table-cell>
          <table:table-cell table:number-columns-repeated="2"/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5104.53484131745" calcext:value-type="float">
            <text:p>5104.53484131745</text:p>
          </table:table-cell>
          <table:table-cell office:value-type="float" office:value="-167.307435315463" calcext:value-type="float">
            <text:p>-167.307435315463</text:p>
          </table:table-cell>
          <table:table-cell office:value-type="float" office:value="4937.22740600199" calcext:value-type="float">
            <text:p>4937.22740600199</text:p>
          </table:table-cell>
          <table:table-cell office:value-type="float" office:value="3940.39855723935" calcext:value-type="float">
            <text:p>3940.39855723935</text:p>
          </table:table-cell>
          <table:table-cell table:number-columns-repeated="2"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5118.24979692757" calcext:value-type="float">
            <text:p>5118.24979692757</text:p>
          </table:table-cell>
          <table:table-cell office:value-type="float" office:value="-181.127183198618" calcext:value-type="float">
            <text:p>-181.127183198618</text:p>
          </table:table-cell>
          <table:table-cell office:value-type="float" office:value="4937.12261372895" calcext:value-type="float">
            <text:p>4937.12261372895</text:p>
          </table:table-cell>
          <table:table-cell office:value-type="float" office:value="3953.56570427854" calcext:value-type="float">
            <text:p>3953.56570427854</text:p>
          </table:table-cell>
          <table:table-cell table:number-columns-repeated="2"/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5113.96862134195" calcext:value-type="float">
            <text:p>5113.96862134195</text:p>
          </table:table-cell>
          <table:table-cell office:value-type="float" office:value="-174.758712905322" calcext:value-type="float">
            <text:p>-174.758712905322</text:p>
          </table:table-cell>
          <table:table-cell office:value-type="float" office:value="4939.20990843662" calcext:value-type="float">
            <text:p>4939.20990843662</text:p>
          </table:table-cell>
          <table:table-cell office:value-type="float" office:value="3695.43523228357" calcext:value-type="float">
            <text:p>3695.4352322835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26.60308764082" calcext:value-type="float">
            <text:p>5126.60308764082</text:p>
          </table:table-cell>
          <table:table-cell office:value-type="float" office:value="-212.098812707123" calcext:value-type="float">
            <text:p>-212.098812707123</text:p>
          </table:table-cell>
          <table:table-cell office:value-type="float" office:value="4914.50427493369" calcext:value-type="float">
            <text:p>4914.50427493369</text:p>
          </table:table-cell>
          <table:table-cell office:value-type="float" office:value="7309.51900461347" calcext:value-type="float">
            <text:p>7309.51900461347</text:p>
          </table:table-cell>
          <table:table-cell table:number-columns-repeated="2"/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5111.73372892151" calcext:value-type="float">
            <text:p>5111.73372892151</text:p>
          </table:table-cell>
          <table:table-cell office:value-type="float" office:value="-170.270165890892" calcext:value-type="float">
            <text:p>-170.270165890892</text:p>
          </table:table-cell>
          <table:table-cell office:value-type="float" office:value="4941.46356303062" calcext:value-type="float">
            <text:p>4941.46356303062</text:p>
          </table:table-cell>
          <table:table-cell office:value-type="float" office:value="3426.51445306996" calcext:value-type="float">
            <text:p>3426.51445306996</text:p>
          </table:table-cell>
          <table:table-cell table:number-columns-repeated="2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5111.75337193566" calcext:value-type="float">
            <text:p>5111.75337193566</text:p>
          </table:table-cell>
          <table:table-cell office:value-type="float" office:value="-197.108674175087" calcext:value-type="float">
            <text:p>-197.108674175087</text:p>
          </table:table-cell>
          <table:table-cell office:value-type="float" office:value="4914.64469776057" calcext:value-type="float">
            <text:p>4914.64469776057</text:p>
          </table:table-cell>
          <table:table-cell office:value-type="float" office:value="7285.52762038411" calcext:value-type="float">
            <text:p>7285.52762038411</text:p>
          </table:table-cell>
          <table:table-cell table:number-columns-repeated="2"/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5114.12580215615" calcext:value-type="float">
            <text:p>5114.12580215615</text:p>
          </table:table-cell>
          <table:table-cell office:value-type="float" office:value="-168.782893655273" calcext:value-type="float">
            <text:p>-168.782893655273</text:p>
          </table:table-cell>
          <table:table-cell office:value-type="float" office:value="4945.34290850087" calcext:value-type="float">
            <text:p>4945.34290850087</text:p>
          </table:table-cell>
          <table:table-cell office:value-type="float" office:value="2987.39765114405" calcext:value-type="float">
            <text:p>2987.39765114405</text:p>
          </table:table-cell>
          <table:table-cell table:number-columns-repeated="2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5084.45172612403" calcext:value-type="float">
            <text:p>5084.45172612403</text:p>
          </table:table-cell>
          <table:table-cell office:value-type="float" office:value="-119.048132904697" calcext:value-type="float">
            <text:p>-119.048132904697</text:p>
          </table:table-cell>
          <table:table-cell office:value-type="float" office:value="4965.40359321933" calcext:value-type="float">
            <text:p>4965.40359321933</text:p>
          </table:table-cell>
          <table:table-cell office:value-type="float" office:value="1196.91136213327" calcext:value-type="float">
            <text:p>1196.91136213327</text:p>
          </table:table-cell>
          <table:table-cell table:number-columns-repeated="2"/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5090.50428683626" calcext:value-type="float">
            <text:p>5090.50428683626</text:p>
          </table:table-cell>
          <table:table-cell office:value-type="float" office:value="-152.136294555334" calcext:value-type="float">
            <text:p>-152.136294555334</text:p>
          </table:table-cell>
          <table:table-cell office:value-type="float" office:value="4938.36799228092" calcext:value-type="float">
            <text:p>4938.36799228092</text:p>
          </table:table-cell>
          <table:table-cell office:value-type="float" office:value="3798.50437548422" calcext:value-type="float">
            <text:p>3798.50437548422</text:p>
          </table:table-cell>
          <table:table-cell table:number-columns-repeated="2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5084.13366937799" calcext:value-type="float">
            <text:p>5084.13366937799</text:p>
          </table:table-cell>
          <table:table-cell office:value-type="float" office:value="-122.028599720587" calcext:value-type="float">
            <text:p>-122.028599720587</text:p>
          </table:table-cell>
          <table:table-cell office:value-type="float" office:value="4962.1050696574" calcext:value-type="float">
            <text:p>4962.1050696574</text:p>
          </table:table-cell>
          <table:table-cell office:value-type="float" office:value="1436.02574567035" calcext:value-type="float">
            <text:p>1436.02574567035</text:p>
          </table:table-cell>
          <table:table-cell table:number-columns-repeated="2"/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5098.72737022834" calcext:value-type="float">
            <text:p>5098.72737022834</text:p>
          </table:table-cell>
          <table:table-cell office:value-type="float" office:value="-155.114019781036" calcext:value-type="float">
            <text:p>-155.114019781036</text:p>
          </table:table-cell>
          <table:table-cell office:value-type="float" office:value="4943.6133504473" calcext:value-type="float">
            <text:p>4943.6133504473</text:p>
          </table:table-cell>
          <table:table-cell office:value-type="float" office:value="3179.45424777879" calcext:value-type="float">
            <text:p>3179.45424777879</text:p>
          </table:table-cell>
          <table:table-cell table:number-columns-repeated="2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5089.41569856327" calcext:value-type="float">
            <text:p>5089.41569856327</text:p>
          </table:table-cell>
          <table:table-cell office:value-type="float" office:value="-135.679107014994" calcext:value-type="float">
            <text:p>-135.679107014994</text:p>
          </table:table-cell>
          <table:table-cell office:value-type="float" office:value="4953.73659154828" calcext:value-type="float">
            <text:p>4953.73659154828</text:p>
          </table:table-cell>
          <table:table-cell office:value-type="float" office:value="2140.30296157096" calcext:value-type="float">
            <text:p>2140.30296157096</text:p>
          </table:table-cell>
          <table:table-cell table:number-columns-repeated="2"/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5107.26639422335" calcext:value-type="float">
            <text:p>5107.26639422335</text:p>
          </table:table-cell>
          <table:table-cell office:value-type="float" office:value="-164.543967948049" calcext:value-type="float">
            <text:p>-164.543967948049</text:p>
          </table:table-cell>
          <table:table-cell office:value-type="float" office:value="4942.7224262753" calcext:value-type="float">
            <text:p>4942.7224262753</text:p>
          </table:table-cell>
          <table:table-cell office:value-type="float" office:value="3280.72045178805" calcext:value-type="float">
            <text:p>3280.7204517880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86.80968043114" calcext:value-type="float">
            <text:p>5086.80968043114</text:p>
          </table:table-cell>
          <table:table-cell office:value-type="float" office:value="-130.893920748671" calcext:value-type="float">
            <text:p>-130.893920748671</text:p>
          </table:table-cell>
          <table:table-cell office:value-type="float" office:value="4955.91575968247" calcext:value-type="float">
            <text:p>4955.91575968247</text:p>
          </table:table-cell>
          <table:table-cell office:value-type="float" office:value="1943.42024437384" calcext:value-type="float">
            <text:p>1943.42024437384</text:p>
          </table:table-cell>
          <table:table-cell table:number-columns-repeated="2"/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5113.22355023082" calcext:value-type="float">
            <text:p>5113.22355023082</text:p>
          </table:table-cell>
          <table:table-cell office:value-type="float" office:value="-188.555722998001" calcext:value-type="float">
            <text:p>-188.555722998001</text:p>
          </table:table-cell>
          <table:table-cell office:value-type="float" office:value="4924.66782723282" calcext:value-type="float">
            <text:p>4924.66782723282</text:p>
          </table:table-cell>
          <table:table-cell office:value-type="float" office:value="5674.93625382426" calcext:value-type="float">
            <text:p>5674.93625382426</text:p>
          </table:table-cell>
          <table:table-cell table:number-columns-repeated="2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5103.79371684482" calcext:value-type="float">
            <text:p>5103.79371684482</text:p>
          </table:table-cell>
          <table:table-cell office:value-type="float" office:value="-173.396311390394" calcext:value-type="float">
            <text:p>-173.396311390394</text:p>
          </table:table-cell>
          <table:table-cell office:value-type="float" office:value="4930.39740545442" calcext:value-type="float">
            <text:p>4930.39740545442</text:p>
          </table:table-cell>
          <table:table-cell office:value-type="float" office:value="4844.52116747607" calcext:value-type="float">
            <text:p>4844.52116747607</text:p>
          </table:table-cell>
          <table:table-cell table:number-columns-repeated="2"/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5123.31005205669" calcext:value-type="float">
            <text:p>5123.31005205669</text:p>
          </table:table-cell>
          <table:table-cell office:value-type="float" office:value="-200.599261408401" calcext:value-type="float">
            <text:p>-200.599261408401</text:p>
          </table:table-cell>
          <table:table-cell office:value-type="float" office:value="4922.71079064829" calcext:value-type="float">
            <text:p>4922.71079064829</text:p>
          </table:table-cell>
          <table:table-cell office:value-type="float" office:value="5973.62188221306" calcext:value-type="float">
            <text:p>5973.62188221306</text:p>
          </table:table-cell>
          <table:table-cell table:number-columns-repeated="2"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5097.87842739855" calcext:value-type="float">
            <text:p>5097.87842739855</text:p>
          </table:table-cell>
          <table:table-cell office:value-type="float" office:value="-151.827221691121" calcext:value-type="float">
            <text:p>-151.827221691121</text:p>
          </table:table-cell>
          <table:table-cell office:value-type="float" office:value="4946.05120570743" calcext:value-type="float">
            <text:p>4946.05120570743</text:p>
          </table:table-cell>
          <table:table-cell office:value-type="float" office:value="2910.47240562211" calcext:value-type="float">
            <text:p>2910.47240562211</text:p>
          </table:table-cell>
          <table:table-cell table:number-columns-repeated="2"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5120.03788197142" calcext:value-type="float">
            <text:p>5120.03788197142</text:p>
          </table:table-cell>
          <table:table-cell office:value-type="float" office:value="-190.84130531654" calcext:value-type="float">
            <text:p>-190.84130531654</text:p>
          </table:table-cell>
          <table:table-cell office:value-type="float" office:value="4929.19657665488" calcext:value-type="float">
            <text:p>4929.19657665488</text:p>
          </table:table-cell>
          <table:table-cell office:value-type="float" office:value="5013.1247573884" calcext:value-type="float">
            <text:p>5013.1247573884</text:p>
          </table:table-cell>
          <table:table-cell table:number-columns-repeated="2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5122.04128334943" calcext:value-type="float">
            <text:p>5122.04128334943</text:p>
          </table:table-cell>
          <table:table-cell office:value-type="float" office:value="-216.68298863645" calcext:value-type="float">
            <text:p>-216.68298863645</text:p>
          </table:table-cell>
          <table:table-cell office:value-type="float" office:value="4905.35829471298" calcext:value-type="float">
            <text:p>4905.35829471298</text:p>
          </table:table-cell>
          <table:table-cell office:value-type="float" office:value="8957.05237963449" calcext:value-type="float">
            <text:p>8957.05237963449</text:p>
          </table:table-cell>
          <table:table-cell table:number-columns-repeated="2"/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5128.23049673224" calcext:value-type="float">
            <text:p>5128.23049673224</text:p>
          </table:table-cell>
          <table:table-cell office:value-type="float" office:value="-190.279694316638" calcext:value-type="float">
            <text:p>-190.279694316638</text:p>
          </table:table-cell>
          <table:table-cell office:value-type="float" office:value="4937.9508024156" calcext:value-type="float">
            <text:p>4937.9508024156</text:p>
          </table:table-cell>
          <table:table-cell office:value-type="float" office:value="3850.10292086754" calcext:value-type="float">
            <text:p>3850.10292086754</text:p>
          </table:table-cell>
          <table:table-cell table:number-columns-repeated="2"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5114.2562015368" calcext:value-type="float">
            <text:p>5114.2562015368</text:p>
          </table:table-cell>
          <table:table-cell office:value-type="float" office:value="-183.209309688812" calcext:value-type="float">
            <text:p>-183.209309688812</text:p>
          </table:table-cell>
          <table:table-cell office:value-type="float" office:value="4931.04689184798" calcext:value-type="float">
            <text:p>4931.04689184798</text:p>
          </table:table-cell>
          <table:table-cell office:value-type="float" office:value="4754.53112382365" calcext:value-type="float">
            <text:p>4754.53112382365</text:p>
          </table:table-cell>
          <table:table-cell table:number-columns-repeated="2"/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5114.84910362228" calcext:value-type="float">
            <text:p>5114.84910362228</text:p>
          </table:table-cell>
          <table:table-cell office:value-type="float" office:value="-196.372274747658" calcext:value-type="float">
            <text:p>-196.372274747658</text:p>
          </table:table-cell>
          <table:table-cell office:value-type="float" office:value="4918.47682887462" calcext:value-type="float">
            <text:p>4918.47682887462</text:p>
          </table:table-cell>
          <table:table-cell office:value-type="float" office:value="6646.0274303374" calcext:value-type="float">
            <text:p>6646.027430337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103.73542999121" calcext:value-type="float">
            <text:p>5103.73542999121</text:p>
          </table:table-cell>
          <table:table-cell office:value-type="float" office:value="-176.875398106549" calcext:value-type="float">
            <text:p>-176.875398106549</text:p>
          </table:table-cell>
          <table:table-cell office:value-type="float" office:value="4926.86003188466" calcext:value-type="float">
            <text:p>4926.86003188466</text:p>
          </table:table-cell>
          <table:table-cell office:value-type="float" office:value="5349.45493591252" calcext:value-type="float">
            <text:p>5349.45493591252</text:p>
          </table:table-cell>
          <table:table-cell table:number-columns-repeated="2"/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5120.58643314706" calcext:value-type="float">
            <text:p>5120.58643314706</text:p>
          </table:table-cell>
          <table:table-cell office:value-type="float" office:value="-198.365522754864" calcext:value-type="float">
            <text:p>-198.365522754864</text:p>
          </table:table-cell>
          <table:table-cell office:value-type="float" office:value="4922.2209103922" calcext:value-type="float">
            <text:p>4922.2209103922</text:p>
          </table:table-cell>
          <table:table-cell office:value-type="float" office:value="6049.58678021839" calcext:value-type="float">
            <text:p>6049.58678021839</text:p>
          </table:table-cell>
          <table:table-cell table:number-columns-repeated="2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5125.32370133413" calcext:value-type="float">
            <text:p>5125.32370133413</text:p>
          </table:table-cell>
          <table:table-cell office:value-type="float" office:value="-209.724534583184" calcext:value-type="float">
            <text:p>-209.724534583184</text:p>
          </table:table-cell>
          <table:table-cell office:value-type="float" office:value="4915.59916675094" calcext:value-type="float">
            <text:p>4915.59916675094</text:p>
          </table:table-cell>
          <table:table-cell office:value-type="float" office:value="7123.50065313491" calcext:value-type="float">
            <text:p>7123.50065313491</text:p>
          </table:table-cell>
          <table:table-cell table:number-columns-repeated="2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5122.58513912105" calcext:value-type="float">
            <text:p>5122.58513912105</text:p>
          </table:table-cell>
          <table:table-cell office:value-type="float" office:value="-200.942004976666" calcext:value-type="float">
            <text:p>-200.942004976666</text:p>
          </table:table-cell>
          <table:table-cell office:value-type="float" office:value="4921.64313414439" calcext:value-type="float">
            <text:p>4921.64313414439</text:p>
          </table:table-cell>
          <table:table-cell office:value-type="float" office:value="6139.79842671443" calcext:value-type="float">
            <text:p>6139.79842671443</text:p>
          </table:table-cell>
          <table:table-cell table:number-columns-repeated="2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5099.02651178376" calcext:value-type="float">
            <text:p>5099.02651178376</text:p>
          </table:table-cell>
          <table:table-cell office:value-type="float" office:value="-158.851954547787" calcext:value-type="float">
            <text:p>-158.851954547787</text:p>
          </table:table-cell>
          <table:table-cell office:value-type="float" office:value="4940.17455723597" calcext:value-type="float">
            <text:p>4940.17455723597</text:p>
          </table:table-cell>
          <table:table-cell office:value-type="float" office:value="3579.08360191206" calcext:value-type="float">
            <text:p>3579.08360191206</text:p>
          </table:table-cell>
          <table:table-cell table:number-columns-repeated="2"/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5077.94919329714" calcext:value-type="float">
            <text:p>5077.94919329714</text:p>
          </table:table-cell>
          <table:table-cell office:value-type="float" office:value="-117.894303411981" calcext:value-type="float">
            <text:p>-117.894303411981</text:p>
          </table:table-cell>
          <table:table-cell office:value-type="float" office:value="4960.05488988516" calcext:value-type="float">
            <text:p>4960.05488988516</text:p>
          </table:table-cell>
          <table:table-cell office:value-type="float" office:value="1595.61182208682" calcext:value-type="float">
            <text:p>1595.61182208682</text:p>
          </table:table-cell>
          <table:table-cell table:number-columns-repeated="2"/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5097.67912513895" calcext:value-type="float">
            <text:p>5097.67912513895</text:p>
          </table:table-cell>
          <table:table-cell office:value-type="float" office:value="-177.455724982757" calcext:value-type="float">
            <text:p>-177.455724982757</text:p>
          </table:table-cell>
          <table:table-cell office:value-type="float" office:value="4920.22340015619" calcext:value-type="float">
            <text:p>4920.22340015619</text:p>
          </table:table-cell>
          <table:table-cell office:value-type="float" office:value="6364.30588263879" calcext:value-type="float">
            <text:p>6364.30588263879</text:p>
          </table:table-cell>
          <table:table-cell table:number-columns-repeated="2"/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5090.86124507124" calcext:value-type="float">
            <text:p>5090.86124507124</text:p>
          </table:table-cell>
          <table:table-cell office:value-type="float" office:value="-181.988043024462" calcext:value-type="float">
            <text:p>-181.988043024462</text:p>
          </table:table-cell>
          <table:table-cell office:value-type="float" office:value="4908.87320204678" calcext:value-type="float">
            <text:p>4908.87320204678</text:p>
          </table:table-cell>
          <table:table-cell office:value-type="float" office:value="8304.09330520788" calcext:value-type="float">
            <text:p>8304.09330520788</text:p>
          </table:table-cell>
          <table:table-cell table:number-columns-repeated="2"/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5117.63415582265" calcext:value-type="float">
            <text:p>5117.63415582265</text:p>
          </table:table-cell>
          <table:table-cell office:value-type="float" office:value="-205.371191456655" calcext:value-type="float">
            <text:p>-205.371191456655</text:p>
          </table:table-cell>
          <table:table-cell office:value-type="float" office:value="4912.262964366" calcext:value-type="float">
            <text:p>4912.262964366</text:p>
          </table:table-cell>
          <table:table-cell office:value-type="float" office:value="7697.7874218427" calcext:value-type="float">
            <text:p>7697.7874218427</text:p>
          </table:table-cell>
          <table:table-cell table:number-columns-repeated="2"/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5109.41733353015" calcext:value-type="float">
            <text:p>5109.41733353015</text:p>
          </table:table-cell>
          <table:table-cell office:value-type="float" office:value="-215.808779349824" calcext:value-type="float">
            <text:p>-215.808779349824</text:p>
          </table:table-cell>
          <table:table-cell office:value-type="float" office:value="4893.60855418032" calcext:value-type="float">
            <text:p>4893.60855418032</text:p>
          </table:table-cell>
          <table:table-cell office:value-type="float" office:value="11319.139743601" calcext:value-type="float">
            <text:p>11319.13974360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19.92507793968" calcext:value-type="float">
            <text:p>5119.92507793968</text:p>
          </table:table-cell>
          <table:table-cell office:value-type="float" office:value="-204.38370119691" calcext:value-type="float">
            <text:p>-204.38370119691</text:p>
          </table:table-cell>
          <table:table-cell office:value-type="float" office:value="4915.54137674277" calcext:value-type="float">
            <text:p>4915.54137674277</text:p>
          </table:table-cell>
          <table:table-cell office:value-type="float" office:value="7133.25904250734" calcext:value-type="float">
            <text:p>7133.25904250734</text:p>
          </table:table-cell>
          <table:table-cell table:number-columns-repeated="2"/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5103.71806769284" calcext:value-type="float">
            <text:p>5103.71806769284</text:p>
          </table:table-cell>
          <table:table-cell office:value-type="float" office:value="-184.534390294529" calcext:value-type="float">
            <text:p>-184.534390294529</text:p>
          </table:table-cell>
          <table:table-cell office:value-type="float" office:value="4919.18367739831" calcext:value-type="float">
            <text:p>4919.18367739831</text:p>
          </table:table-cell>
          <table:table-cell office:value-type="float" office:value="6531.27799886021" calcext:value-type="float">
            <text:p>6531.27799886021</text:p>
          </table:table-cell>
          <table:table-cell table:number-columns-repeated="2"/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5107.38010029361" calcext:value-type="float">
            <text:p>5107.38010029361</text:p>
          </table:table-cell>
          <table:table-cell office:value-type="float" office:value="-170.631309698563" calcext:value-type="float">
            <text:p>-170.631309698563</text:p>
          </table:table-cell>
          <table:table-cell office:value-type="float" office:value="4936.74879059505" calcext:value-type="float">
            <text:p>4936.74879059505</text:p>
          </table:table-cell>
          <table:table-cell office:value-type="float" office:value="4000.71549118858" calcext:value-type="float">
            <text:p>4000.71549118858</text:p>
          </table:table-cell>
          <table:table-cell table:number-columns-repeated="2"/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5123.19017237305" calcext:value-type="float">
            <text:p>5123.19017237305</text:p>
          </table:table-cell>
          <table:table-cell office:value-type="float" office:value="-207.873539620576" calcext:value-type="float">
            <text:p>-207.873539620576</text:p>
          </table:table-cell>
          <table:table-cell office:value-type="float" office:value="4915.31663275248" calcext:value-type="float">
            <text:p>4915.31663275248</text:p>
          </table:table-cell>
          <table:table-cell office:value-type="float" office:value="7171.27268837888" calcext:value-type="float">
            <text:p>7171.27268837888</text:p>
          </table:table-cell>
          <table:table-cell table:number-columns-repeated="2"/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5103.67568490216" calcext:value-type="float">
            <text:p>5103.67568490216</text:p>
          </table:table-cell>
          <table:table-cell office:value-type="float" office:value="-190.673813748423" calcext:value-type="float">
            <text:p>-190.673813748423</text:p>
          </table:table-cell>
          <table:table-cell office:value-type="float" office:value="4913.00187115374" calcext:value-type="float">
            <text:p>4913.00187115374</text:p>
          </table:table-cell>
          <table:table-cell office:value-type="float" office:value="7568.67442275132" calcext:value-type="float">
            <text:p>7568.67442275132</text:p>
          </table:table-cell>
          <table:table-cell table:number-columns-repeated="2"/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5103.30502952329" calcext:value-type="float">
            <text:p>5103.30502952329</text:p>
          </table:table-cell>
          <table:table-cell office:value-type="float" office:value="-179.454711467725" calcext:value-type="float">
            <text:p>-179.454711467725</text:p>
          </table:table-cell>
          <table:table-cell office:value-type="float" office:value="4923.85031805557" calcext:value-type="float">
            <text:p>4923.85031805557</text:p>
          </table:table-cell>
          <table:table-cell office:value-type="float" office:value="5798.77406023828" calcext:value-type="float">
            <text:p>5798.77406023828</text:p>
          </table:table-cell>
          <table:table-cell table:number-columns-repeated="2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5098.47416849146" calcext:value-type="float">
            <text:p>5098.47416849146</text:p>
          </table:table-cell>
          <table:table-cell office:value-type="float" office:value="-148.179741540349" calcext:value-type="float">
            <text:p>-148.179741540349</text:p>
          </table:table-cell>
          <table:table-cell office:value-type="float" office:value="4950.29442695111" calcext:value-type="float">
            <text:p>4950.29442695111</text:p>
          </table:table-cell>
          <table:table-cell office:value-type="float" office:value="2470.64399211891" calcext:value-type="float">
            <text:p>2470.64399211891</text:p>
          </table:table-cell>
          <table:table-cell table:number-columns-repeated="2"/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5099.44348703506" calcext:value-type="float">
            <text:p>5099.44348703506</text:p>
          </table:table-cell>
          <table:table-cell office:value-type="float" office:value="-168.442205226875" calcext:value-type="float">
            <text:p>-168.442205226875</text:p>
          </table:table-cell>
          <table:table-cell office:value-type="float" office:value="4931.00128180819" calcext:value-type="float">
            <text:p>4931.00128180819</text:p>
          </table:table-cell>
          <table:table-cell office:value-type="float" office:value="4760.82311211287" calcext:value-type="float">
            <text:p>4760.82311211287</text:p>
          </table:table-cell>
          <table:table-cell table:number-columns-repeated="2"/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5107.28332927969" calcext:value-type="float">
            <text:p>5107.28332927969</text:p>
          </table:table-cell>
          <table:table-cell office:value-type="float" office:value="-177.000963658295" calcext:value-type="float">
            <text:p>-177.000963658295</text:p>
          </table:table-cell>
          <table:table-cell office:value-type="float" office:value="4930.28236562139" calcext:value-type="float">
            <text:p>4930.28236562139</text:p>
          </table:table-cell>
          <table:table-cell office:value-type="float" office:value="4860.54854334948" calcext:value-type="float">
            <text:p>4860.54854334948</text:p>
          </table:table-cell>
          <table:table-cell table:number-columns-repeated="2"/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5115.81196801699" calcext:value-type="float">
            <text:p>5115.81196801699</text:p>
          </table:table-cell>
          <table:table-cell office:value-type="float" office:value="-191.345584592267" calcext:value-type="float">
            <text:p>-191.345584592267</text:p>
          </table:table-cell>
          <table:table-cell office:value-type="float" office:value="4924.46638342472" calcext:value-type="float">
            <text:p>4924.46638342472</text:p>
          </table:table-cell>
          <table:table-cell office:value-type="float" office:value="5705.32723294178" calcext:value-type="float">
            <text:p>5705.3272329417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03.72107497015" calcext:value-type="float">
            <text:p>5103.72107497015</text:p>
          </table:table-cell>
          <table:table-cell office:value-type="float" office:value="-179.306396741715" calcext:value-type="float">
            <text:p>-179.306396741715</text:p>
          </table:table-cell>
          <table:table-cell office:value-type="float" office:value="4924.41467822844" calcext:value-type="float">
            <text:p>4924.41467822844</text:p>
          </table:table-cell>
          <table:table-cell office:value-type="float" office:value="5713.14086731045" calcext:value-type="float">
            <text:p>5713.14086731045</text:p>
          </table:table-cell>
          <table:table-cell table:number-columns-repeated="2"/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5102.24417156222" calcext:value-type="float">
            <text:p>5102.24417156222</text:p>
          </table:table-cell>
          <table:table-cell office:value-type="float" office:value="-187.885423060346" calcext:value-type="float">
            <text:p>-187.885423060346</text:p>
          </table:table-cell>
          <table:table-cell office:value-type="float" office:value="4914.35874850187" calcext:value-type="float">
            <text:p>4914.35874850187</text:p>
          </table:table-cell>
          <table:table-cell office:value-type="float" office:value="7334.42395816538" calcext:value-type="float">
            <text:p>7334.42395816538</text:p>
          </table:table-cell>
          <table:table-cell table:number-columns-repeated="2"/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5079.94221822594" calcext:value-type="float">
            <text:p>5079.94221822594</text:p>
          </table:table-cell>
          <table:table-cell office:value-type="float" office:value="-120.786886766571" calcext:value-type="float">
            <text:p>-120.786886766571</text:p>
          </table:table-cell>
          <table:table-cell office:value-type="float" office:value="4959.15533145937" calcext:value-type="float">
            <text:p>4959.15533145937</text:p>
          </table:table-cell>
          <table:table-cell office:value-type="float" office:value="1668.28694819428" calcext:value-type="float">
            <text:p>1668.28694819428</text:p>
          </table:table-cell>
          <table:table-cell table:number-columns-repeated="2"/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5135.239870596" calcext:value-type="float">
            <text:p>5135.239870596</text:p>
          </table:table-cell>
          <table:table-cell office:value-type="float" office:value="-222.755945564599" calcext:value-type="float">
            <text:p>-222.755945564599</text:p>
          </table:table-cell>
          <table:table-cell office:value-type="float" office:value="4912.48392503141" calcext:value-type="float">
            <text:p>4912.48392503141</text:p>
          </table:table-cell>
          <table:table-cell office:value-type="float" office:value="7659.06337790869" calcext:value-type="float">
            <text:p>7659.06337790869</text:p>
          </table:table-cell>
          <table:table-cell table:number-columns-repeated="2"/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5105.98071657877" calcext:value-type="float">
            <text:p>5105.98071657877</text:p>
          </table:table-cell>
          <table:table-cell office:value-type="float" office:value="-192.299823202199" calcext:value-type="float">
            <text:p>-192.299823202199</text:p>
          </table:table-cell>
          <table:table-cell office:value-type="float" office:value="4913.68089337657" calcext:value-type="float">
            <text:p>4913.68089337657</text:p>
          </table:table-cell>
          <table:table-cell office:value-type="float" office:value="7450.98816826745" calcext:value-type="float">
            <text:p>7450.98816826745</text:p>
          </table:table-cell>
          <table:table-cell table:number-columns-repeated="2"/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5088.15470517021" calcext:value-type="float">
            <text:p>5088.15470517021</text:p>
          </table:table-cell>
          <table:table-cell office:value-type="float" office:value="-193.333611391061" calcext:value-type="float">
            <text:p>-193.333611391061</text:p>
          </table:table-cell>
          <table:table-cell office:value-type="float" office:value="4894.82109377915" calcext:value-type="float">
            <text:p>4894.82109377915</text:p>
          </table:table-cell>
          <table:table-cell office:value-type="float" office:value="11062.6023138144" calcext:value-type="float">
            <text:p>11062.6023138144</text:p>
          </table:table-cell>
          <table:table-cell table:number-columns-repeated="2"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5116.83165291881" calcext:value-type="float">
            <text:p>5116.83165291881</text:p>
          </table:table-cell>
          <table:table-cell office:value-type="float" office:value="-203.510151571906" calcext:value-type="float">
            <text:p>-203.510151571906</text:p>
          </table:table-cell>
          <table:table-cell office:value-type="float" office:value="4913.3215013469" calcext:value-type="float">
            <text:p>4913.3215013469</text:p>
          </table:table-cell>
          <table:table-cell office:value-type="float" office:value="7513.16212875502" calcext:value-type="float">
            <text:p>7513.16212875502</text:p>
          </table:table-cell>
          <table:table-cell table:number-columns-repeated="2"/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5113.23338658317" calcext:value-type="float">
            <text:p>5113.23338658317</text:p>
          </table:table-cell>
          <table:table-cell office:value-type="float" office:value="-179.81850527856" calcext:value-type="float">
            <text:p>-179.81850527856</text:p>
          </table:table-cell>
          <table:table-cell office:value-type="float" office:value="4933.41488130461" calcext:value-type="float">
            <text:p>4933.41488130461</text:p>
          </table:table-cell>
          <table:table-cell office:value-type="float" office:value="4433.57803167876" calcext:value-type="float">
            <text:p>4433.57803167876</text:p>
          </table:table-cell>
          <table:table-cell table:number-columns-repeated="2"/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5110.77257864792" calcext:value-type="float">
            <text:p>5110.77257864792</text:p>
          </table:table-cell>
          <table:table-cell office:value-type="float" office:value="-178.388968201121" calcext:value-type="float">
            <text:p>-178.388968201121</text:p>
          </table:table-cell>
          <table:table-cell office:value-type="float" office:value="4932.3836104468" calcext:value-type="float">
            <text:p>4932.3836104468</text:p>
          </table:table-cell>
          <table:table-cell office:value-type="float" office:value="4571.97613620972" calcext:value-type="float">
            <text:p>4571.97613620972</text:p>
          </table:table-cell>
          <table:table-cell table:number-columns-repeated="2"/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5116.26934407911" calcext:value-type="float">
            <text:p>5116.26934407911</text:p>
          </table:table-cell>
          <table:table-cell office:value-type="float" office:value="-195.904844545591" calcext:value-type="float">
            <text:p>-195.904844545591</text:p>
          </table:table-cell>
          <table:table-cell office:value-type="float" office:value="4920.36449953352" calcext:value-type="float">
            <text:p>4920.36449953352</text:p>
          </table:table-cell>
          <table:table-cell office:value-type="float" office:value="6341.8129345472" calcext:value-type="float">
            <text:p>6341.812934547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75.99089640575" calcext:value-type="float">
            <text:p>5075.99089640575</text:p>
          </table:table-cell>
          <table:table-cell office:value-type="float" office:value="-125.100007944993" calcext:value-type="float">
            <text:p>-125.100007944993</text:p>
          </table:table-cell>
          <table:table-cell office:value-type="float" office:value="4950.89088846076" calcext:value-type="float">
            <text:p>4950.89088846076</text:p>
          </table:table-cell>
          <table:table-cell office:value-type="float" office:value="2411.70483617397" calcext:value-type="float">
            <text:p>2411.70483617397</text:p>
          </table:table-cell>
          <table:table-cell table:number-columns-repeated="2"/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5122.99310335125" calcext:value-type="float">
            <text:p>5122.99310335125</text:p>
          </table:table-cell>
          <table:table-cell office:value-type="float" office:value="-208.018950033614" calcext:value-type="float">
            <text:p>-208.018950033614</text:p>
          </table:table-cell>
          <table:table-cell office:value-type="float" office:value="4914.97415331764" calcext:value-type="float">
            <text:p>4914.97415331764</text:p>
          </table:table-cell>
          <table:table-cell office:value-type="float" office:value="7229.39460405308" calcext:value-type="float">
            <text:p>7229.39460405308</text:p>
          </table:table-cell>
          <table:table-cell table:number-columns-repeated="2"/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5104.58723572202" calcext:value-type="float">
            <text:p>5104.58723572202</text:p>
          </table:table-cell>
          <table:table-cell office:value-type="float" office:value="-182.200150018756" calcext:value-type="float">
            <text:p>-182.200150018756</text:p>
          </table:table-cell>
          <table:table-cell office:value-type="float" office:value="4922.38708570326" calcext:value-type="float">
            <text:p>4922.38708570326</text:p>
          </table:table-cell>
          <table:table-cell office:value-type="float" office:value="6023.76446563286" calcext:value-type="float">
            <text:p>6023.76446563286</text:p>
          </table:table-cell>
          <table:table-cell table:number-columns-repeated="2"/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5103.91917212115" calcext:value-type="float">
            <text:p>5103.91917212115</text:p>
          </table:table-cell>
          <table:table-cell office:value-type="float" office:value="-163.600176095881" calcext:value-type="float">
            <text:p>-163.600176095881</text:p>
          </table:table-cell>
          <table:table-cell office:value-type="float" office:value="4940.31899602527" calcext:value-type="float">
            <text:p>4940.31899602527</text:p>
          </table:table-cell>
          <table:table-cell office:value-type="float" office:value="3561.82223543138" calcext:value-type="float">
            <text:p>3561.82223543138</text:p>
          </table:table-cell>
          <table:table-cell table:number-columns-repeated="2"/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5091.48593156233" calcext:value-type="float">
            <text:p>5091.48593156233</text:p>
          </table:table-cell>
          <table:table-cell office:value-type="float" office:value="-148.919428687802" calcext:value-type="float">
            <text:p>-148.919428687802</text:p>
          </table:table-cell>
          <table:table-cell office:value-type="float" office:value="4942.56650287453" calcext:value-type="float">
            <text:p>4942.56650287453</text:p>
          </table:table-cell>
          <table:table-cell office:value-type="float" office:value="3298.60659206119" calcext:value-type="float">
            <text:p>3298.60659206119</text:p>
          </table:table-cell>
          <table:table-cell table:number-columns-repeated="2"/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5098.02609858791" calcext:value-type="float">
            <text:p>5098.02609858791</text:p>
          </table:table-cell>
          <table:table-cell office:value-type="float" office:value="-157.227975976652" calcext:value-type="float">
            <text:p>-157.227975976652</text:p>
          </table:table-cell>
          <table:table-cell office:value-type="float" office:value="4940.79812261126" calcext:value-type="float">
            <text:p>4940.79812261126</text:p>
          </table:table-cell>
          <table:table-cell office:value-type="float" office:value="3504.86228635122" calcext:value-type="float">
            <text:p>3504.86228635122</text:p>
          </table:table-cell>
          <table:table-cell table:number-columns-repeated="2"/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5099.41237799181" calcext:value-type="float">
            <text:p>5099.41237799181</text:p>
          </table:table-cell>
          <table:table-cell office:value-type="float" office:value="-139.881808794971" calcext:value-type="float">
            <text:p>-139.881808794971</text:p>
          </table:table-cell>
          <table:table-cell office:value-type="float" office:value="4959.53056919684" calcext:value-type="float">
            <text:p>4959.53056919684</text:p>
          </table:table-cell>
          <table:table-cell office:value-type="float" office:value="1637.77482953186" calcext:value-type="float">
            <text:p>1637.77482953186</text:p>
          </table:table-cell>
          <table:table-cell table:number-columns-repeated="2"/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5104.80074243056" calcext:value-type="float">
            <text:p>5104.80074243056</text:p>
          </table:table-cell>
          <table:table-cell office:value-type="float" office:value="-169.313013605727" calcext:value-type="float">
            <text:p>-169.313013605727</text:p>
          </table:table-cell>
          <table:table-cell office:value-type="float" office:value="4935.48772882483" calcext:value-type="float">
            <text:p>4935.48772882483</text:p>
          </table:table-cell>
          <table:table-cell office:value-type="float" office:value="4161.83313217892" calcext:value-type="float">
            <text:p>4161.83313217892</text:p>
          </table:table-cell>
          <table:table-cell table:number-columns-repeated="2"/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5100.09517766468" calcext:value-type="float">
            <text:p>5100.09517766468</text:p>
          </table:table-cell>
          <table:table-cell office:value-type="float" office:value="-153.52141881171" calcext:value-type="float">
            <text:p>-153.52141881171</text:p>
          </table:table-cell>
          <table:table-cell office:value-type="float" office:value="4946.57375885297" calcext:value-type="float">
            <text:p>4946.57375885297</text:p>
          </table:table-cell>
          <table:table-cell office:value-type="float" office:value="2854.36324310089" calcext:value-type="float">
            <text:p>2854.36324310089</text:p>
          </table:table-cell>
          <table:table-cell table:number-columns-repeated="2"/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5137.56413943564" calcext:value-type="float">
            <text:p>5137.56413943564</text:p>
          </table:table-cell>
          <table:table-cell office:value-type="float" office:value="-242.169063249405" calcext:value-type="float">
            <text:p>-242.169063249405</text:p>
          </table:table-cell>
          <table:table-cell office:value-type="float" office:value="4895.39507618623" calcext:value-type="float">
            <text:p>4895.39507618623</text:p>
          </table:table-cell>
          <table:table-cell office:value-type="float" office:value="10942.1900860843" calcext:value-type="float">
            <text:p>10942.190086084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98.75208437441" calcext:value-type="float">
            <text:p>5098.75208437441</text:p>
          </table:table-cell>
          <table:table-cell office:value-type="float" office:value="-159.920176471468" calcext:value-type="float">
            <text:p>-159.920176471468</text:p>
          </table:table-cell>
          <table:table-cell office:value-type="float" office:value="4938.83190790294" calcext:value-type="float">
            <text:p>4938.83190790294</text:p>
          </table:table-cell>
          <table:table-cell office:value-type="float" office:value="3741.53549079456" calcext:value-type="float">
            <text:p>3741.53549079456</text:p>
          </table:table-cell>
          <table:table-cell table:number-columns-repeated="2"/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5098.06556397254" calcext:value-type="float">
            <text:p>5098.06556397254</text:p>
          </table:table-cell>
          <table:table-cell office:value-type="float" office:value="-158.229729994534" calcext:value-type="float">
            <text:p>-158.229729994534</text:p>
          </table:table-cell>
          <table:table-cell office:value-type="float" office:value="4939.835833978" calcext:value-type="float">
            <text:p>4939.835833978</text:p>
          </table:table-cell>
          <table:table-cell office:value-type="float" office:value="3619.72687312248" calcext:value-type="float">
            <text:p>3619.72687312248</text:p>
          </table:table-cell>
          <table:table-cell table:number-columns-repeated="2"/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5104.89584252378" calcext:value-type="float">
            <text:p>5104.89584252378</text:p>
          </table:table-cell>
          <table:table-cell office:value-type="float" office:value="-183.495173070359" calcext:value-type="float">
            <text:p>-183.495173070359</text:p>
          </table:table-cell>
          <table:table-cell office:value-type="float" office:value="4921.40066945342" calcext:value-type="float">
            <text:p>4921.40066945342</text:p>
          </table:table-cell>
          <table:table-cell office:value-type="float" office:value="6177.85476237111" calcext:value-type="float">
            <text:p>6177.85476237111</text:p>
          </table:table-cell>
          <table:table-cell table:number-columns-repeated="2"/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5097.39288891617" calcext:value-type="float">
            <text:p>5097.39288891617</text:p>
          </table:table-cell>
          <table:table-cell office:value-type="float" office:value="-161.934192037756" calcext:value-type="float">
            <text:p>-161.934192037756</text:p>
          </table:table-cell>
          <table:table-cell office:value-type="float" office:value="4935.45869687842" calcext:value-type="float">
            <text:p>4935.45869687842</text:p>
          </table:table-cell>
          <table:table-cell office:value-type="float" office:value="4165.57980863218" calcext:value-type="float">
            <text:p>4165.57980863218</text:p>
          </table:table-cell>
          <table:table-cell table:number-columns-repeated="2"/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5120.21607200876" calcext:value-type="float">
            <text:p>5120.21607200876</text:p>
          </table:table-cell>
          <table:table-cell office:value-type="float" office:value="-200.847133888548" calcext:value-type="float">
            <text:p>-200.847133888548</text:p>
          </table:table-cell>
          <table:table-cell office:value-type="float" office:value="4919.36893812022" calcext:value-type="float">
            <text:p>4919.36893812022</text:p>
          </table:table-cell>
          <table:table-cell office:value-type="float" office:value="6501.36813986146" calcext:value-type="float">
            <text:p>6501.36813986146</text:p>
          </table:table-cell>
          <table:table-cell table:number-columns-repeated="2"/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5073.16305022051" calcext:value-type="float">
            <text:p>5073.16305022051</text:p>
          </table:table-cell>
          <table:table-cell office:value-type="float" office:value="-119.848865701224" calcext:value-type="float">
            <text:p>-119.848865701224</text:p>
          </table:table-cell>
          <table:table-cell office:value-type="float" office:value="4953.31418451928" calcext:value-type="float">
            <text:p>4953.31418451928</text:p>
          </table:table-cell>
          <table:table-cell office:value-type="float" office:value="2179.56536709963" calcext:value-type="float">
            <text:p>2179.56536709963</text:p>
          </table:table-cell>
          <table:table-cell table:number-columns-repeated="2"/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5106.34573201228" calcext:value-type="float">
            <text:p>5106.34573201228</text:p>
          </table:table-cell>
          <table:table-cell office:value-type="float" office:value="-157.426935353185" calcext:value-type="float">
            <text:p>-157.426935353185</text:p>
          </table:table-cell>
          <table:table-cell office:value-type="float" office:value="4948.9187966591" calcext:value-type="float">
            <text:p>4948.9187966591</text:p>
          </table:table-cell>
          <table:table-cell office:value-type="float" office:value="2609.28933475476" calcext:value-type="float">
            <text:p>2609.28933475476</text:p>
          </table:table-cell>
          <table:table-cell table:number-columns-repeated="2"/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5105.21231930894" calcext:value-type="float">
            <text:p>5105.21231930894</text:p>
          </table:table-cell>
          <table:table-cell office:value-type="float" office:value="-160.224532402302" calcext:value-type="float">
            <text:p>-160.224532402302</text:p>
          </table:table-cell>
          <table:table-cell office:value-type="float" office:value="4944.98778690664" calcext:value-type="float">
            <text:p>4944.98778690664</text:p>
          </table:table-cell>
          <table:table-cell office:value-type="float" office:value="3026.34358942921" calcext:value-type="float">
            <text:p>3026.34358942921</text:p>
          </table:table-cell>
          <table:table-cell table:number-columns-repeated="2"/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5126.19911279402" calcext:value-type="float">
            <text:p>5126.19911279402</text:p>
          </table:table-cell>
          <table:table-cell office:value-type="float" office:value="-208.332803185356" calcext:value-type="float">
            <text:p>-208.332803185356</text:p>
          </table:table-cell>
          <table:table-cell office:value-type="float" office:value="4917.86630960866" calcext:value-type="float">
            <text:p>4917.86630960866</text:p>
          </table:table-cell>
          <table:table-cell office:value-type="float" office:value="6745.94309730031" calcext:value-type="float">
            <text:p>6745.94309730031</text:p>
          </table:table-cell>
          <table:table-cell table:number-columns-repeated="2"/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5090.69773112691" calcext:value-type="float">
            <text:p>5090.69773112691</text:p>
          </table:table-cell>
          <table:table-cell office:value-type="float" office:value="-144.19678251702" calcext:value-type="float">
            <text:p>-144.19678251702</text:p>
          </table:table-cell>
          <table:table-cell office:value-type="float" office:value="4946.50094860989" calcext:value-type="float">
            <text:p>4946.50094860989</text:p>
          </table:table-cell>
          <table:table-cell office:value-type="float" office:value="2862.14849964185" calcext:value-type="float">
            <text:p>2862.1484996418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04.99515822905" calcext:value-type="float">
            <text:p>5104.99515822905</text:p>
          </table:table-cell>
          <table:table-cell office:value-type="float" office:value="-177.075266406195" calcext:value-type="float">
            <text:p>-177.075266406195</text:p>
          </table:table-cell>
          <table:table-cell office:value-type="float" office:value="4927.91989182286" calcext:value-type="float">
            <text:p>4927.91989182286</text:p>
          </table:table-cell>
          <table:table-cell office:value-type="float" office:value="5195.54199482855" calcext:value-type="float">
            <text:p>5195.54199482855</text:p>
          </table:table-cell>
          <table:table-cell table:number-columns-repeated="2"/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5100.71775003976" calcext:value-type="float">
            <text:p>5100.71775003976</text:p>
          </table:table-cell>
          <table:table-cell office:value-type="float" office:value="-159.97042691344" calcext:value-type="float">
            <text:p>-159.97042691344</text:p>
          </table:table-cell>
          <table:table-cell office:value-type="float" office:value="4940.74732312632" calcext:value-type="float">
            <text:p>4940.74732312632</text:p>
          </table:table-cell>
          <table:table-cell office:value-type="float" office:value="3510.87971669681" calcext:value-type="float">
            <text:p>3510.87971669681</text:p>
          </table:table-cell>
          <table:table-cell table:number-columns-repeated="2"/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5100.07778152323" calcext:value-type="float">
            <text:p>5100.07778152323</text:p>
          </table:table-cell>
          <table:table-cell office:value-type="float" office:value="-173.284378807876" calcext:value-type="float">
            <text:p>-173.284378807876</text:p>
          </table:table-cell>
          <table:table-cell office:value-type="float" office:value="4926.79340271536" calcext:value-type="float">
            <text:p>4926.79340271536</text:p>
          </table:table-cell>
          <table:table-cell office:value-type="float" office:value="5359.20588599564" calcext:value-type="float">
            <text:p>5359.20588599564</text:p>
          </table:table-cell>
          <table:table-cell table:number-columns-repeated="2"/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5096.81101727037" calcext:value-type="float">
            <text:p>5096.81101727037</text:p>
          </table:table-cell>
          <table:table-cell office:value-type="float" office:value="-165.115948722941" calcext:value-type="float">
            <text:p>-165.115948722941</text:p>
          </table:table-cell>
          <table:table-cell office:value-type="float" office:value="4931.69506854743" calcext:value-type="float">
            <text:p>4931.69506854743</text:p>
          </table:table-cell>
          <table:table-cell office:value-type="float" office:value="4665.56366074062" calcext:value-type="float">
            <text:p>4665.56366074062</text:p>
          </table:table-cell>
          <table:table-cell table:number-columns-repeated="2"/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5094.69165776671" calcext:value-type="float">
            <text:p>5094.69165776671</text:p>
          </table:table-cell>
          <table:table-cell office:value-type="float" office:value="-162.729520695807" calcext:value-type="float">
            <text:p>-162.729520695807</text:p>
          </table:table-cell>
          <table:table-cell office:value-type="float" office:value="4931.96213707091" calcext:value-type="float">
            <text:p>4931.96213707091</text:p>
          </table:table-cell>
          <table:table-cell office:value-type="float" office:value="4629.15079195812" calcext:value-type="float">
            <text:p>4629.15079195812</text:p>
          </table:table-cell>
          <table:table-cell table:number-columns-repeated="2"/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5086.21786633737" calcext:value-type="float">
            <text:p>5086.21786633737</text:p>
          </table:table-cell>
          <table:table-cell office:value-type="float" office:value="-130.725230163879" calcext:value-type="float">
            <text:p>-130.725230163879</text:p>
          </table:table-cell>
          <table:table-cell office:value-type="float" office:value="4955.49263617349" calcext:value-type="float">
            <text:p>4955.49263617349</text:p>
          </table:table-cell>
          <table:table-cell office:value-type="float" office:value="1980.90543478552" calcext:value-type="float">
            <text:p>1980.90543478552</text:p>
          </table:table-cell>
          <table:table-cell table:number-columns-repeated="2"/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5100.86692640995" calcext:value-type="float">
            <text:p>5100.86692640995</text:p>
          </table:table-cell>
          <table:table-cell office:value-type="float" office:value="-150.02335169446" calcext:value-type="float">
            <text:p>-150.02335169446</text:p>
          </table:table-cell>
          <table:table-cell office:value-type="float" office:value="4950.84357471549" calcext:value-type="float">
            <text:p>4950.84357471549</text:p>
          </table:table-cell>
          <table:table-cell office:value-type="float" office:value="2416.35414675135" calcext:value-type="float">
            <text:p>2416.35414675135</text:p>
          </table:table-cell>
          <table:table-cell table:number-columns-repeated="2"/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5112.16044148358" calcext:value-type="float">
            <text:p>5112.16044148358</text:p>
          </table:table-cell>
          <table:table-cell office:value-type="float" office:value="-195.525682435133" calcext:value-type="float">
            <text:p>-195.525682435133</text:p>
          </table:table-cell>
          <table:table-cell office:value-type="float" office:value="4916.63475904844" calcext:value-type="float">
            <text:p>4916.63475904844</text:p>
          </table:table-cell>
          <table:table-cell office:value-type="float" office:value="6949.76339891102" calcext:value-type="float">
            <text:p>6949.76339891102</text:p>
          </table:table-cell>
          <table:table-cell table:number-columns-repeated="2"/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5110.34273204633" calcext:value-type="float">
            <text:p>5110.34273204633</text:p>
          </table:table-cell>
          <table:table-cell office:value-type="float" office:value="-186.602268459623" calcext:value-type="float">
            <text:p>-186.602268459623</text:p>
          </table:table-cell>
          <table:table-cell office:value-type="float" office:value="4923.74046358671" calcext:value-type="float">
            <text:p>4923.74046358671</text:p>
          </table:table-cell>
          <table:table-cell office:value-type="float" office:value="5815.51689397065" calcext:value-type="float">
            <text:p>5815.51689397065</text:p>
          </table:table-cell>
          <table:table-cell table:number-columns-repeated="2"/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5074.98878861228" calcext:value-type="float">
            <text:p>5074.98878861228</text:p>
          </table:table-cell>
          <table:table-cell office:value-type="float" office:value="-139.7486000041" calcext:value-type="float">
            <text:p>-139.7486000041</text:p>
          </table:table-cell>
          <table:table-cell office:value-type="float" office:value="4935.24018860818" calcext:value-type="float">
            <text:p>4935.24018860818</text:p>
          </table:table-cell>
          <table:table-cell office:value-type="float" office:value="4193.83317150472" calcext:value-type="float">
            <text:p>4193.8331715047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01.4066863779" calcext:value-type="float">
            <text:p>5101.4066863779</text:p>
          </table:table-cell>
          <table:table-cell office:value-type="float" office:value="-166.964929979906" calcext:value-type="float">
            <text:p>-166.964929979906</text:p>
          </table:table-cell>
          <table:table-cell office:value-type="float" office:value="4934.441756398" calcext:value-type="float">
            <text:p>4934.441756398</text:p>
          </table:table-cell>
          <table:table-cell office:value-type="float" office:value="4297.88330417958" calcext:value-type="float">
            <text:p>4297.88330417958</text:p>
          </table:table-cell>
          <table:table-cell table:number-columns-repeated="2"/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5097.05885203516" calcext:value-type="float">
            <text:p>5097.05885203516</text:p>
          </table:table-cell>
          <table:table-cell office:value-type="float" office:value="-162.176237714139" calcext:value-type="float">
            <text:p>-162.176237714139</text:p>
          </table:table-cell>
          <table:table-cell office:value-type="float" office:value="4934.88261432102" calcext:value-type="float">
            <text:p>4934.88261432102</text:p>
          </table:table-cell>
          <table:table-cell office:value-type="float" office:value="4240.27391766528" calcext:value-type="float">
            <text:p>4240.27391766528</text:p>
          </table:table-cell>
          <table:table-cell table:number-columns-repeated="2"/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5103.8878875894" calcext:value-type="float">
            <text:p>5103.8878875894</text:p>
          </table:table-cell>
          <table:table-cell office:value-type="float" office:value="-169.551443483163" calcext:value-type="float">
            <text:p>-169.551443483163</text:p>
          </table:table-cell>
          <table:table-cell office:value-type="float" office:value="4934.33644410624" calcext:value-type="float">
            <text:p>4934.33644410624</text:p>
          </table:table-cell>
          <table:table-cell office:value-type="float" office:value="4311.70257261289" calcext:value-type="float">
            <text:p>4311.70257261289</text:p>
          </table:table-cell>
          <table:table-cell table:number-columns-repeated="2"/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5082.96134338549" calcext:value-type="float">
            <text:p>5082.96134338549</text:p>
          </table:table-cell>
          <table:table-cell office:value-type="float" office:value="-139.692593734" calcext:value-type="float">
            <text:p>-139.692593734</text:p>
          </table:table-cell>
          <table:table-cell office:value-type="float" office:value="4943.26874965149" calcext:value-type="float">
            <text:p>4943.26874965149</text:p>
          </table:table-cell>
          <table:table-cell office:value-type="float" office:value="3218.43476610532" calcext:value-type="float">
            <text:p>3218.43476610532</text:p>
          </table:table-cell>
          <table:table-cell table:number-columns-repeated="2"/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5082.04540542473" calcext:value-type="float">
            <text:p>5082.04540542473</text:p>
          </table:table-cell>
          <table:table-cell office:value-type="float" office:value="-140.812768829233" calcext:value-type="float">
            <text:p>-140.812768829233</text:p>
          </table:table-cell>
          <table:table-cell office:value-type="float" office:value="4941.23263659549" calcext:value-type="float">
            <text:p>4941.23263659549</text:p>
          </table:table-cell>
          <table:table-cell office:value-type="float" office:value="3453.60300151736" calcext:value-type="float">
            <text:p>3453.60300151736</text:p>
          </table:table-cell>
          <table:table-cell table:number-columns-repeated="2"/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5096.35698854856" calcext:value-type="float">
            <text:p>5096.35698854856</text:p>
          </table:table-cell>
          <table:table-cell office:value-type="float" office:value="-157.03455923396" calcext:value-type="float">
            <text:p>-157.03455923396</text:p>
          </table:table-cell>
          <table:table-cell office:value-type="float" office:value="4939.3224293146" calcext:value-type="float">
            <text:p>4939.3224293146</text:p>
          </table:table-cell>
          <table:table-cell office:value-type="float" office:value="3681.76758428133" calcext:value-type="float">
            <text:p>3681.76758428133</text:p>
          </table:table-cell>
          <table:table-cell table:number-columns-repeated="2"/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5114.32089843316" calcext:value-type="float">
            <text:p>5114.32089843316</text:p>
          </table:table-cell>
          <table:table-cell office:value-type="float" office:value="-185.14536832679" calcext:value-type="float">
            <text:p>-185.14536832679</text:p>
          </table:table-cell>
          <table:table-cell office:value-type="float" office:value="4929.17553010637" calcext:value-type="float">
            <text:p>4929.17553010637</text:p>
          </table:table-cell>
          <table:table-cell office:value-type="float" office:value="5016.10553571326" calcext:value-type="float">
            <text:p>5016.10553571326</text:p>
          </table:table-cell>
          <table:table-cell table:number-columns-repeated="2"/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5103.04876476835" calcext:value-type="float">
            <text:p>5103.04876476835</text:p>
          </table:table-cell>
          <table:table-cell office:value-type="float" office:value="-147.160514563021" calcext:value-type="float">
            <text:p>-147.160514563021</text:p>
          </table:table-cell>
          <table:table-cell office:value-type="float" office:value="4955.88825020532" calcext:value-type="float">
            <text:p>4955.88825020532</text:p>
          </table:table-cell>
          <table:table-cell office:value-type="float" office:value="1945.84646994811" calcext:value-type="float">
            <text:p>1945.84646994811</text:p>
          </table:table-cell>
          <table:table-cell table:number-columns-repeated="2"/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5098.74095231983" calcext:value-type="float">
            <text:p>5098.74095231983</text:p>
          </table:table-cell>
          <table:table-cell office:value-type="float" office:value="-172.303741419984" calcext:value-type="float">
            <text:p>-172.303741419984</text:p>
          </table:table-cell>
          <table:table-cell office:value-type="float" office:value="4926.43721089985" calcext:value-type="float">
            <text:p>4926.43721089985</text:p>
          </table:table-cell>
          <table:table-cell office:value-type="float" office:value="5411.48394019361" calcext:value-type="float">
            <text:p>5411.48394019361</text:p>
          </table:table-cell>
          <table:table-cell table:number-columns-repeated="2"/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5094.13397556198" calcext:value-type="float">
            <text:p>5094.13397556198</text:p>
          </table:table-cell>
          <table:table-cell office:value-type="float" office:value="-148.381394744554" calcext:value-type="float">
            <text:p>-148.381394744554</text:p>
          </table:table-cell>
          <table:table-cell office:value-type="float" office:value="4945.75258081742" calcext:value-type="float">
            <text:p>4945.75258081742</text:p>
          </table:table-cell>
          <table:table-cell office:value-type="float" office:value="2942.7824879701" calcext:value-type="float">
            <text:p>2942.782487970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99.60824272685" calcext:value-type="float">
            <text:p>5099.60824272685</text:p>
          </table:table-cell>
          <table:table-cell office:value-type="float" office:value="-155.05535275432" calcext:value-type="float">
            <text:p>-155.05535275432</text:p>
          </table:table-cell>
          <table:table-cell office:value-type="float" office:value="4944.55288997253" calcext:value-type="float">
            <text:p>4944.55288997253</text:p>
          </table:table-cell>
          <table:table-cell office:value-type="float" office:value="3074.38201039801" calcext:value-type="float">
            <text:p>3074.38201039801</text:p>
          </table:table-cell>
          <table:table-cell table:number-columns-repeated="2"/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5075.76349886548" calcext:value-type="float">
            <text:p>5075.76349886548</text:p>
          </table:table-cell>
          <table:table-cell office:value-type="float" office:value="-125.537775775771" calcext:value-type="float">
            <text:p>-125.537775775771</text:p>
          </table:table-cell>
          <table:table-cell office:value-type="float" office:value="4950.22572308971" calcext:value-type="float">
            <text:p>4950.22572308971</text:p>
          </table:table-cell>
          <table:table-cell office:value-type="float" office:value="2477.47864194238" calcext:value-type="float">
            <text:p>2477.47864194238</text:p>
          </table:table-cell>
          <table:table-cell table:number-columns-repeated="2"/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5109.2142426172" calcext:value-type="float">
            <text:p>5109.2142426172</text:p>
          </table:table-cell>
          <table:table-cell office:value-type="float" office:value="-183.845162715454" calcext:value-type="float">
            <text:p>-183.845162715454</text:p>
          </table:table-cell>
          <table:table-cell office:value-type="float" office:value="4925.36907990175" calcext:value-type="float">
            <text:p>4925.36907990175</text:p>
          </table:table-cell>
          <table:table-cell office:value-type="float" office:value="5569.77423471145" calcext:value-type="float">
            <text:p>5569.77423471145</text:p>
          </table:table-cell>
          <table:table-cell table:number-columns-repeated="2"/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5088.85621716747" calcext:value-type="float">
            <text:p>5088.85621716747</text:p>
          </table:table-cell>
          <table:table-cell office:value-type="float" office:value="-143.595063651144" calcext:value-type="float">
            <text:p>-143.595063651144</text:p>
          </table:table-cell>
          <table:table-cell office:value-type="float" office:value="4945.26115351632" calcext:value-type="float">
            <text:p>4945.26115351632</text:p>
          </table:table-cell>
          <table:table-cell office:value-type="float" office:value="2996.34131436353" calcext:value-type="float">
            <text:p>2996.34131436353</text:p>
          </table:table-cell>
          <table:table-cell table:number-columns-repeated="2"/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5091.10410368971" calcext:value-type="float">
            <text:p>5091.10410368971</text:p>
          </table:table-cell>
          <table:table-cell office:value-type="float" office:value="-143.787422704607" calcext:value-type="float">
            <text:p>-143.787422704607</text:p>
          </table:table-cell>
          <table:table-cell office:value-type="float" office:value="4947.3166809851" calcext:value-type="float">
            <text:p>4947.3166809851</text:p>
          </table:table-cell>
          <table:table-cell office:value-type="float" office:value="2775.53210242582" calcext:value-type="float">
            <text:p>2775.53210242582</text:p>
          </table:table-cell>
          <table:table-cell table:number-columns-repeated="2"/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5087.82431706331" calcext:value-type="float">
            <text:p>5087.82431706331</text:p>
          </table:table-cell>
          <table:table-cell office:value-type="float" office:value="-137.47869463049" calcext:value-type="float">
            <text:p>-137.47869463049</text:p>
          </table:table-cell>
          <table:table-cell office:value-type="float" office:value="4950.34562243282" calcext:value-type="float">
            <text:p>4950.34562243282</text:p>
          </table:table-cell>
          <table:table-cell office:value-type="float" office:value="2465.5572115845" calcext:value-type="float">
            <text:p>2465.5572115845</text:p>
          </table:table-cell>
          <table:table-cell table:number-columns-repeated="2"/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5068.08693413398" calcext:value-type="float">
            <text:p>5068.08693413398</text:p>
          </table:table-cell>
          <table:table-cell office:value-type="float" office:value="-112.172383072504" calcext:value-type="float">
            <text:p>-112.172383072504</text:p>
          </table:table-cell>
          <table:table-cell office:value-type="float" office:value="4955.91455106147" calcext:value-type="float">
            <text:p>4955.91455106147</text:p>
          </table:table-cell>
          <table:table-cell office:value-type="float" office:value="1943.52680811143" calcext:value-type="float">
            <text:p>1943.52680811143</text:p>
          </table:table-cell>
          <table:table-cell table:number-columns-repeated="2"/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5087.08555181268" calcext:value-type="float">
            <text:p>5087.08555181268</text:p>
          </table:table-cell>
          <table:table-cell office:value-type="float" office:value="-127.634751037889" calcext:value-type="float">
            <text:p>-127.634751037889</text:p>
          </table:table-cell>
          <table:table-cell office:value-type="float" office:value="4959.45080077479" calcext:value-type="float">
            <text:p>4959.45080077479</text:p>
          </table:table-cell>
          <table:table-cell office:value-type="float" office:value="1644.237557806" calcext:value-type="float">
            <text:p>1644.237557806</text:p>
          </table:table-cell>
          <table:table-cell table:number-columns-repeated="2"/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5115.74097695876" calcext:value-type="float">
            <text:p>5115.74097695876</text:p>
          </table:table-cell>
          <table:table-cell office:value-type="float" office:value="-181.174015610891" calcext:value-type="float">
            <text:p>-181.174015610891</text:p>
          </table:table-cell>
          <table:table-cell office:value-type="float" office:value="4934.56696134787" calcext:value-type="float">
            <text:p>4934.56696134787</text:p>
          </table:table-cell>
          <table:table-cell office:value-type="float" office:value="4281.48254725109" calcext:value-type="float">
            <text:p>4281.48254725109</text:p>
          </table:table-cell>
          <table:table-cell table:number-columns-repeated="2"/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5093.66897831444" calcext:value-type="float">
            <text:p>5093.66897831444</text:p>
          </table:table-cell>
          <table:table-cell office:value-type="float" office:value="-180.978732513981" calcext:value-type="float">
            <text:p>-180.978732513981</text:p>
          </table:table-cell>
          <table:table-cell office:value-type="float" office:value="4912.69024580046" calcext:value-type="float">
            <text:p>4912.69024580046</text:p>
          </table:table-cell>
          <table:table-cell office:value-type="float" office:value="7622.99317838478" calcext:value-type="float">
            <text:p>7622.9931783847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98.06043424348" calcext:value-type="float">
            <text:p>5098.06043424348</text:p>
          </table:table-cell>
          <table:table-cell office:value-type="float" office:value="-166.828006574078" calcext:value-type="float">
            <text:p>-166.828006574078</text:p>
          </table:table-cell>
          <table:table-cell office:value-type="float" office:value="4931.2324276694" calcext:value-type="float">
            <text:p>4931.2324276694</text:p>
          </table:table-cell>
          <table:table-cell office:value-type="float" office:value="4728.97900424382" calcext:value-type="float">
            <text:p>4728.97900424382</text:p>
          </table:table-cell>
          <table:table-cell table:number-columns-repeated="2"/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5104.91290894133" calcext:value-type="float">
            <text:p>5104.91290894133</text:p>
          </table:table-cell>
          <table:table-cell office:value-type="float" office:value="-180.315081754518" calcext:value-type="float">
            <text:p>-180.315081754518</text:p>
          </table:table-cell>
          <table:table-cell office:value-type="float" office:value="4924.59782718681" calcext:value-type="float">
            <text:p>4924.59782718681</text:p>
          </table:table-cell>
          <table:table-cell office:value-type="float" office:value="5685.48766495006" calcext:value-type="float">
            <text:p>5685.48766495006</text:p>
          </table:table-cell>
          <table:table-cell table:number-columns-repeated="2"/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5105.49716052234" calcext:value-type="float">
            <text:p>5105.49716052234</text:p>
          </table:table-cell>
          <table:table-cell office:value-type="float" office:value="-174.61954609759" calcext:value-type="float">
            <text:p>-174.61954609759</text:p>
          </table:table-cell>
          <table:table-cell office:value-type="float" office:value="4930.87761442475" calcext:value-type="float">
            <text:p>4930.87761442475</text:p>
          </table:table-cell>
          <table:table-cell office:value-type="float" office:value="4777.90418761297" calcext:value-type="float">
            <text:p>4777.90418761297</text:p>
          </table:table-cell>
          <table:table-cell table:number-columns-repeated="2"/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5110.30051579515" calcext:value-type="float">
            <text:p>5110.30051579515</text:p>
          </table:table-cell>
          <table:table-cell office:value-type="float" office:value="-178.492006485748" calcext:value-type="float">
            <text:p>-178.492006485748</text:p>
          </table:table-cell>
          <table:table-cell office:value-type="float" office:value="4931.80850930941" calcext:value-type="float">
            <text:p>4931.80850930941</text:p>
          </table:table-cell>
          <table:table-cell office:value-type="float" office:value="4650.07940260537" calcext:value-type="float">
            <text:p>4650.07940260537</text:p>
          </table:table-cell>
          <table:table-cell table:number-columns-repeated="2"/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5120.79830842957" calcext:value-type="float">
            <text:p>5120.79830842957</text:p>
          </table:table-cell>
          <table:table-cell office:value-type="float" office:value="-204.386311908808" calcext:value-type="float">
            <text:p>-204.386311908808</text:p>
          </table:table-cell>
          <table:table-cell office:value-type="float" office:value="4916.41199652077" calcext:value-type="float">
            <text:p>4916.41199652077</text:p>
          </table:table-cell>
          <table:table-cell office:value-type="float" office:value="6986.95432564451" calcext:value-type="float">
            <text:p>6986.95432564451</text:p>
          </table:table-cell>
          <table:table-cell table:number-columns-repeated="2"/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5115.35103107787" calcext:value-type="float">
            <text:p>5115.35103107787</text:p>
          </table:table-cell>
          <table:table-cell office:value-type="float" office:value="-193.324407023119" calcext:value-type="float">
            <text:p>-193.324407023119</text:p>
          </table:table-cell>
          <table:table-cell office:value-type="float" office:value="4922.02662405475" calcext:value-type="float">
            <text:p>4922.02662405475</text:p>
          </table:table-cell>
          <table:table-cell office:value-type="float" office:value="6079.8473562996" calcext:value-type="float">
            <text:p>6079.8473562996</text:p>
          </table:table-cell>
          <table:table-cell table:number-columns-repeated="2"/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5095.41368249032" calcext:value-type="float">
            <text:p>5095.41368249032</text:p>
          </table:table-cell>
          <table:table-cell office:value-type="float" office:value="-162.057029554405" calcext:value-type="float">
            <text:p>-162.057029554405</text:p>
          </table:table-cell>
          <table:table-cell office:value-type="float" office:value="4933.35665293591" calcext:value-type="float">
            <text:p>4933.35665293591</text:p>
          </table:table-cell>
          <table:table-cell office:value-type="float" office:value="4441.33570790457" calcext:value-type="float">
            <text:p>4441.33570790457</text:p>
          </table:table-cell>
          <table:table-cell table:number-columns-repeated="2"/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5089.16852779097" calcext:value-type="float">
            <text:p>5089.16852779097</text:p>
          </table:table-cell>
          <table:table-cell office:value-type="float" office:value="-128.997617051484" calcext:value-type="float">
            <text:p>-128.997617051484</text:p>
          </table:table-cell>
          <table:table-cell office:value-type="float" office:value="4960.17091073949" calcext:value-type="float">
            <text:p>4960.17091073949</text:p>
          </table:table-cell>
          <table:table-cell office:value-type="float" office:value="1586.3563513216" calcext:value-type="float">
            <text:p>1586.3563513216</text:p>
          </table:table-cell>
          <table:table-cell table:number-columns-repeated="2"/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5070.59589757723" calcext:value-type="float">
            <text:p>5070.59589757723</text:p>
          </table:table-cell>
          <table:table-cell office:value-type="float" office:value="-123.149061323496" calcext:value-type="float">
            <text:p>-123.149061323496</text:p>
          </table:table-cell>
          <table:table-cell office:value-type="float" office:value="4947.44683625373" calcext:value-type="float">
            <text:p>4947.44683625373</text:p>
          </table:table-cell>
          <table:table-cell office:value-type="float" office:value="2761.83501974189" calcext:value-type="float">
            <text:p>2761.83501974189</text:p>
          </table:table-cell>
          <table:table-cell table:number-columns-repeated="2"/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5110.40388297884" calcext:value-type="float">
            <text:p>5110.40388297884</text:p>
          </table:table-cell>
          <table:table-cell office:value-type="float" office:value="-173.549400921914" calcext:value-type="float">
            <text:p>-173.549400921914</text:p>
          </table:table-cell>
          <table:table-cell office:value-type="float" office:value="4936.85448205693" calcext:value-type="float">
            <text:p>4936.85448205693</text:p>
          </table:table-cell>
          <table:table-cell office:value-type="float" office:value="3987.35643629898" calcext:value-type="float">
            <text:p>3987.3564362989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1T21:38:02.691043001</dc:date>
    <meta:editing-duration>PT3M19S</meta:editing-duration>
    <meta:editing-cycles>1</meta:editing-cycles>
    <meta:document-statistic meta:table-count="1" meta:cell-count="1756" meta:object-count="0"/>
    <meta:generator>LibreOffice/6.0.7.3$Linux_X86_64 LibreOffice_project/00m0$Build-3</meta:generator>
  </office:meta>
</office:document-meta>
</file>